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13cm"/>
    </style:style>
    <style:style style:name="co2" style:family="table-column">
      <style:table-column-properties fo:break-before="auto" style:column-width="3.1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style-name="Default" office:value-type="string">
            <text:p>Mesure effectuée le 31/03/2014 a 15:37</text:p>
          </table:table-cell>
          <table:table-cell table:number-columns-repeated="1023"/>
        </table:table-row>
        <table:table-row table:style-name="ro2">
          <table:table-cell table:style-name="Default" office:value-type="string">
            <text:p>exl 116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Vitesse 0.1mm/s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Section 0.10mm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PERATEUR: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gain force</text:p>
          </table:table-cell>
          <table:table-cell office:value-type="string">
            <text:p>gain longi</text:p>
          </table:table-cell>
          <table:table-cell office:value-type="string">
            <text:p>fact <text:s/>J longi</text:p>
          </table:table-cell>
          <table:table-cell office:value-type="string">
            <text:p>gain J trans</text:p>
          </table:table-cell>
          <table:table-cell office:value-type="string">
            <text:p>fact <text:s/>J trans <text:s/></text:p>
          </table:table-cell>
          <table:table-cell office:value-type="string">
            <text:p>section mm² 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ontrainte MPa <text:s/></text:p>
          </table:table-cell>
          <table:table-cell office:value-type="string">
            <text:p>def longi</text:p>
          </table:table-cell>
          <table:table-cell office:value-type="string">
            <text:p>def trans </text:p>
          </table:table-cell>
          <table:table-cell office:value-type="string">
            <text:p>Force en kN</text:p>
          </table:table-cell>
          <table:table-cell office:value-type="string">
            <text:p>Position</text:p>
          </table:table-cell>
          <table:table-cell table:number-columns-repeated="1019"/>
        </table:table-row>
        <table:table-row table:style-name="ro1">
          <table:table-cell office:value-type="float" office:value="43.724312">
            <text:p>43,724312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04372">
            <text:p>0,004372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43.724312">
            <text:p>43,724312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04372">
            <text:p>0,004372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37.477982">
            <text:p>37,477982</text:p>
          </table:table-cell>
          <table:table-cell office:value-type="float" office:value="-0.00323">
            <text:p>-0,00323</text:p>
          </table:table-cell>
          <table:table-cell office:value-type="float" office:value="-0.003193">
            <text:p>-0,003193</text:p>
          </table:table-cell>
          <table:table-cell office:value-type="float" office:value="0.003748">
            <text:p>0,003748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43.724312">
            <text:p>43,724312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04372">
            <text:p>0,004372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43.724312">
            <text:p>43,724312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04372">
            <text:p>0,004372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31.231651">
            <text:p>31,231651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03123">
            <text:p>0,003123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31.231651">
            <text:p>31,231651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03123">
            <text:p>0,003123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43.724312">
            <text:p>43,724312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04372">
            <text:p>0,004372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43.724312">
            <text:p>43,724312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04372">
            <text:p>0,004372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43.724312">
            <text:p>43,724312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04372">
            <text:p>0,004372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43.724312">
            <text:p>43,724312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04372">
            <text:p>0,004372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43.724312">
            <text:p>43,724312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04372">
            <text:p>0,004372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43.724312">
            <text:p>43,724312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04372">
            <text:p>0,004372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49.970642">
            <text:p>49,970642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04997">
            <text:p>0,004997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49.970642">
            <text:p>49,970642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004997">
            <text:p>0,004997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43.724312">
            <text:p>43,724312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004372">
            <text:p>0,004372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43.724312">
            <text:p>43,724312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04372">
            <text:p>0,004372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37.477982">
            <text:p>37,477982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03748">
            <text:p>0,003748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37.477982">
            <text:p>37,477982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03748">
            <text:p>0,003748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49.970642">
            <text:p>49,970642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04997">
            <text:p>0,004997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49.970642">
            <text:p>49,970642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04997">
            <text:p>0,004997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31.231651">
            <text:p>31,231651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03123">
            <text:p>0,003123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31.231651">
            <text:p>31,231651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003123">
            <text:p>0,003123</text:p>
          </table:table-cell>
          <table:table-cell office:value-type="float" office:value="-0.003529">
            <text:p>-0,003529</text:p>
          </table:table-cell>
          <table:table-cell table:number-columns-repeated="1019"/>
        </table:table-row>
        <table:table-row table:style-name="ro1">
          <table:table-cell office:value-type="float" office:value="37.477982">
            <text:p>37,477982</text:p>
          </table:table-cell>
          <table:table-cell office:value-type="float" office:value="-0.003226">
            <text:p>-0,003226</text:p>
          </table:table-cell>
          <table:table-cell office:value-type="float" office:value="-0.003201">
            <text:p>-0,003201</text:p>
          </table:table-cell>
          <table:table-cell office:value-type="float" office:value="0.003748">
            <text:p>0,003748</text:p>
          </table:table-cell>
          <table:table-cell office:value-type="float" office:value="-0.003529">
            <text:p>-0,003529</text:p>
          </table:table-cell>
          <table:table-cell table:number-columns-repeated="1019"/>
        </table:table-row>
        <table:table-row table:style-name="ro1">
          <table:table-cell office:value-type="float" office:value="37.477982">
            <text:p>37,477982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03748">
            <text:p>0,003748</text:p>
          </table:table-cell>
          <table:table-cell office:value-type="float" office:value="-0.028235">
            <text:p>-0,028235</text:p>
          </table:table-cell>
          <table:table-cell table:number-columns-repeated="1019"/>
        </table:table-row>
        <table:table-row table:style-name="ro1">
          <table:table-cell office:value-type="float" office:value="62.463303">
            <text:p>62,463303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06246">
            <text:p>0,006246</text:p>
          </table:table-cell>
          <table:table-cell office:value-type="float" office:value="-0.028235">
            <text:p>-0,028235</text:p>
          </table:table-cell>
          <table:table-cell table:number-columns-repeated="1019"/>
        </table:table-row>
        <table:table-row table:style-name="ro1">
          <table:table-cell office:value-type="float" office:value="68.709633">
            <text:p>68,709633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06871">
            <text:p>0,006871</text:p>
          </table:table-cell>
          <table:table-cell office:value-type="float" office:value="-0.047941">
            <text:p>-0,047941</text:p>
          </table:table-cell>
          <table:table-cell table:number-columns-repeated="1019"/>
        </table:table-row>
        <table:table-row table:style-name="ro1">
          <table:table-cell office:value-type="float" office:value="68.709633">
            <text:p>68,709633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06871">
            <text:p>0,006871</text:p>
          </table:table-cell>
          <table:table-cell office:value-type="float" office:value="-0.047941">
            <text:p>-0,047941</text:p>
          </table:table-cell>
          <table:table-cell table:number-columns-repeated="1019"/>
        </table:table-row>
        <table:table-row table:style-name="ro1">
          <table:table-cell office:value-type="float" office:value="62.463303">
            <text:p>62,463303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06246">
            <text:p>0,006246</text:p>
          </table:table-cell>
          <table:table-cell office:value-type="float" office:value="-0.068235">
            <text:p>-0,068235</text:p>
          </table:table-cell>
          <table:table-cell table:number-columns-repeated="1019"/>
        </table:table-row>
        <table:table-row table:style-name="ro1">
          <table:table-cell office:value-type="float" office:value="62.463303">
            <text:p>62,463303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06246">
            <text:p>0,006246</text:p>
          </table:table-cell>
          <table:table-cell office:value-type="float" office:value="-0.068235">
            <text:p>-0,068235</text:p>
          </table:table-cell>
          <table:table-cell table:number-columns-repeated="1019"/>
        </table:table-row>
        <table:table-row table:style-name="ro1">
          <table:table-cell office:value-type="float" office:value="68.709633">
            <text:p>68,709633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06871">
            <text:p>0,006871</text:p>
          </table:table-cell>
          <table:table-cell office:value-type="float" office:value="-0.088529">
            <text:p>-0,088529</text:p>
          </table:table-cell>
          <table:table-cell table:number-columns-repeated="1019"/>
        </table:table-row>
        <table:table-row table:style-name="ro1">
          <table:table-cell office:value-type="float" office:value="68.709633">
            <text:p>68,709633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06871">
            <text:p>0,006871</text:p>
          </table:table-cell>
          <table:table-cell office:value-type="float" office:value="-0.088529">
            <text:p>-0,088529</text:p>
          </table:table-cell>
          <table:table-cell table:number-columns-repeated="1019"/>
        </table:table-row>
        <table:table-row table:style-name="ro1">
          <table:table-cell office:value-type="float" office:value="68.709633">
            <text:p>68,70963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06871">
            <text:p>0,006871</text:p>
          </table:table-cell>
          <table:table-cell office:value-type="float" office:value="-0.108235">
            <text:p>-0,108235</text:p>
          </table:table-cell>
          <table:table-cell table:number-columns-repeated="1019"/>
        </table:table-row>
        <table:table-row table:style-name="ro1">
          <table:table-cell office:value-type="float" office:value="68.709633">
            <text:p>68,70963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06871">
            <text:p>0,006871</text:p>
          </table:table-cell>
          <table:table-cell office:value-type="float" office:value="-0.108235">
            <text:p>-0,108235</text:p>
          </table:table-cell>
          <table:table-cell table:number-columns-repeated="1019"/>
        </table:table-row>
        <table:table-row table:style-name="ro1">
          <table:table-cell office:value-type="float" office:value="81.202293">
            <text:p>81,20229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0812">
            <text:p>0,00812</text:p>
          </table:table-cell>
          <table:table-cell office:value-type="float" office:value="-0.127353">
            <text:p>-0,127353</text:p>
          </table:table-cell>
          <table:table-cell table:number-columns-repeated="1019"/>
        </table:table-row>
        <table:table-row table:style-name="ro1">
          <table:table-cell office:value-type="float" office:value="81.202293">
            <text:p>81,20229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0812">
            <text:p>0,00812</text:p>
          </table:table-cell>
          <table:table-cell office:value-type="float" office:value="-0.127353">
            <text:p>-0,127353</text:p>
          </table:table-cell>
          <table:table-cell table:number-columns-repeated="1019"/>
        </table:table-row>
        <table:table-row table:style-name="ro1">
          <table:table-cell office:value-type="float" office:value="87.448624">
            <text:p>87,448624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08745">
            <text:p>0,008745</text:p>
          </table:table-cell>
          <table:table-cell office:value-type="float" office:value="-0.149412">
            <text:p>-0,149412</text:p>
          </table:table-cell>
          <table:table-cell table:number-columns-repeated="1019"/>
        </table:table-row>
        <table:table-row table:style-name="ro1">
          <table:table-cell office:value-type="float" office:value="87.448624">
            <text:p>87,448624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008745">
            <text:p>0,008745</text:p>
          </table:table-cell>
          <table:table-cell office:value-type="float" office:value="-0.149412">
            <text:p>-0,149412</text:p>
          </table:table-cell>
          <table:table-cell table:number-columns-repeated="1019"/>
        </table:table-row>
        <table:table-row table:style-name="ro1">
          <table:table-cell office:value-type="float" office:value="99.941284">
            <text:p>99,941284</text:p>
          </table:table-cell>
          <table:table-cell office:value-type="float" office:value="-0.003224">
            <text:p>-0,003224</text:p>
          </table:table-cell>
          <table:table-cell office:value-type="float" office:value="-0.003196">
            <text:p>-0,003196</text:p>
          </table:table-cell>
          <table:table-cell office:value-type="float" office:value="0.009994">
            <text:p>0,009994</text:p>
          </table:table-cell>
          <table:table-cell office:value-type="float" office:value="-0.168824">
            <text:p>-0,168824</text:p>
          </table:table-cell>
          <table:table-cell table:number-columns-repeated="1019"/>
        </table:table-row>
        <table:table-row table:style-name="ro1">
          <table:table-cell office:value-type="float" office:value="99.941284">
            <text:p>99,941284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009994">
            <text:p>0,009994</text:p>
          </table:table-cell>
          <table:table-cell office:value-type="float" office:value="-0.168824">
            <text:p>-0,168824</text:p>
          </table:table-cell>
          <table:table-cell table:number-columns-repeated="1019"/>
        </table:table-row>
        <table:table-row table:style-name="ro1">
          <table:table-cell office:value-type="float" office:value="124.926605">
            <text:p>124,926605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12493">
            <text:p>0,012493</text:p>
          </table:table-cell>
          <table:table-cell office:value-type="float" office:value="-0.19">
            <text:p>-0,19</text:p>
          </table:table-cell>
          <table:table-cell table:number-columns-repeated="1019"/>
        </table:table-row>
        <table:table-row table:style-name="ro1">
          <table:table-cell office:value-type="float" office:value="124.926605">
            <text:p>124,926605</text:p>
          </table:table-cell>
          <table:table-cell office:value-type="float" office:value="-0.003228">
            <text:p>-0,003228</text:p>
          </table:table-cell>
          <table:table-cell office:value-type="float" office:value="-0.0032">
            <text:p>-0,0032</text:p>
          </table:table-cell>
          <table:table-cell office:value-type="float" office:value="0.012493">
            <text:p>0,012493</text:p>
          </table:table-cell>
          <table:table-cell office:value-type="float" office:value="-0.19">
            <text:p>-0,19</text:p>
          </table:table-cell>
          <table:table-cell table:number-columns-repeated="1019"/>
        </table:table-row>
        <table:table-row table:style-name="ro1">
          <table:table-cell office:value-type="float" office:value="118.680275">
            <text:p>118,680275</text:p>
          </table:table-cell>
          <table:table-cell office:value-type="float" office:value="-0.003228">
            <text:p>-0,003228</text:p>
          </table:table-cell>
          <table:table-cell office:value-type="float" office:value="-0.0032">
            <text:p>-0,0032</text:p>
          </table:table-cell>
          <table:table-cell office:value-type="float" office:value="0.011868">
            <text:p>0,011868</text:p>
          </table:table-cell>
          <table:table-cell office:value-type="float" office:value="-0.209118">
            <text:p>-0,209118</text:p>
          </table:table-cell>
          <table:table-cell table:number-columns-repeated="1019"/>
        </table:table-row>
        <table:table-row table:style-name="ro1">
          <table:table-cell office:value-type="float" office:value="118.680275">
            <text:p>118,680275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11868">
            <text:p>0,011868</text:p>
          </table:table-cell>
          <table:table-cell office:value-type="float" office:value="-0.209118">
            <text:p>-0,209118</text:p>
          </table:table-cell>
          <table:table-cell table:number-columns-repeated="1019"/>
        </table:table-row>
        <table:table-row table:style-name="ro1">
          <table:table-cell office:value-type="float" office:value="124.926605">
            <text:p>124,926605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12493">
            <text:p>0,012493</text:p>
          </table:table-cell>
          <table:table-cell office:value-type="float" office:value="-0.227941">
            <text:p>-0,227941</text:p>
          </table:table-cell>
          <table:table-cell table:number-columns-repeated="1019"/>
        </table:table-row>
        <table:table-row table:style-name="ro1">
          <table:table-cell office:value-type="float" office:value="124.926605">
            <text:p>124,926605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12493">
            <text:p>0,012493</text:p>
          </table:table-cell>
          <table:table-cell office:value-type="float" office:value="-0.227941">
            <text:p>-0,227941</text:p>
          </table:table-cell>
          <table:table-cell table:number-columns-repeated="1019"/>
        </table:table-row>
        <table:table-row table:style-name="ro1">
          <table:table-cell office:value-type="float" office:value="137.419266">
            <text:p>137,419266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13742">
            <text:p>0,013742</text:p>
          </table:table-cell>
          <table:table-cell office:value-type="float" office:value="-0.247353">
            <text:p>-0,247353</text:p>
          </table:table-cell>
          <table:table-cell table:number-columns-repeated="1019"/>
        </table:table-row>
        <table:table-row table:style-name="ro1">
          <table:table-cell office:value-type="float" office:value="137.419266">
            <text:p>137,419266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13742">
            <text:p>0,013742</text:p>
          </table:table-cell>
          <table:table-cell office:value-type="float" office:value="-0.247353">
            <text:p>-0,247353</text:p>
          </table:table-cell>
          <table:table-cell table:number-columns-repeated="1019"/>
        </table:table-row>
        <table:table-row table:style-name="ro1">
          <table:table-cell office:value-type="float" office:value="143.665604">
            <text:p>143,665604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14367">
            <text:p>0,014367</text:p>
          </table:table-cell>
          <table:table-cell office:value-type="float" office:value="-0.267353">
            <text:p>-0,267353</text:p>
          </table:table-cell>
          <table:table-cell table:number-columns-repeated="1019"/>
        </table:table-row>
        <table:table-row table:style-name="ro1">
          <table:table-cell office:value-type="float" office:value="143.665604">
            <text:p>143,665604</text:p>
          </table:table-cell>
          <table:table-cell office:value-type="float" office:value="-0.003232">
            <text:p>-0,003232</text:p>
          </table:table-cell>
          <table:table-cell office:value-type="float" office:value="-0.003193">
            <text:p>-0,003193</text:p>
          </table:table-cell>
          <table:table-cell office:value-type="float" office:value="0.014367">
            <text:p>0,014367</text:p>
          </table:table-cell>
          <table:table-cell office:value-type="float" office:value="-0.267353">
            <text:p>-0,267353</text:p>
          </table:table-cell>
          <table:table-cell table:number-columns-repeated="1019"/>
        </table:table-row>
        <table:table-row table:style-name="ro1">
          <table:table-cell office:value-type="float" office:value="149.911926">
            <text:p>149,911926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014991">
            <text:p>0,014991</text:p>
          </table:table-cell>
          <table:table-cell office:value-type="float" office:value="-0.287647">
            <text:p>-0,287647</text:p>
          </table:table-cell>
          <table:table-cell table:number-columns-repeated="1019"/>
        </table:table-row>
        <table:table-row table:style-name="ro1">
          <table:table-cell office:value-type="float" office:value="149.911926">
            <text:p>149,911926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14991">
            <text:p>0,014991</text:p>
          </table:table-cell>
          <table:table-cell office:value-type="float" office:value="-0.287647">
            <text:p>-0,287647</text:p>
          </table:table-cell>
          <table:table-cell table:number-columns-repeated="1019"/>
        </table:table-row>
        <table:table-row table:style-name="ro1">
          <table:table-cell office:value-type="float" office:value="149.911926">
            <text:p>149,911926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14991">
            <text:p>0,014991</text:p>
          </table:table-cell>
          <table:table-cell office:value-type="float" office:value="-0.306765">
            <text:p>-0,306765</text:p>
          </table:table-cell>
          <table:table-cell table:number-columns-repeated="1019"/>
        </table:table-row>
        <table:table-row table:style-name="ro1">
          <table:table-cell office:value-type="float" office:value="149.911926">
            <text:p>149,911926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14991">
            <text:p>0,014991</text:p>
          </table:table-cell>
          <table:table-cell office:value-type="float" office:value="-0.306765">
            <text:p>-0,306765</text:p>
          </table:table-cell>
          <table:table-cell table:number-columns-repeated="1019"/>
        </table:table-row>
        <table:table-row table:style-name="ro1">
          <table:table-cell office:value-type="float" office:value="149.911926">
            <text:p>149,911926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14991">
            <text:p>0,014991</text:p>
          </table:table-cell>
          <table:table-cell office:value-type="float" office:value="-0.325882">
            <text:p>-0,325882</text:p>
          </table:table-cell>
          <table:table-cell table:number-columns-repeated="1019"/>
        </table:table-row>
        <table:table-row table:style-name="ro1">
          <table:table-cell office:value-type="float" office:value="149.911926">
            <text:p>149,911926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14991">
            <text:p>0,014991</text:p>
          </table:table-cell>
          <table:table-cell office:value-type="float" office:value="-0.325882">
            <text:p>-0,325882</text:p>
          </table:table-cell>
          <table:table-cell table:number-columns-repeated="1019"/>
        </table:table-row>
        <table:table-row table:style-name="ro1">
          <table:table-cell office:value-type="float" office:value="174.897247">
            <text:p>174,897247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1749">
            <text:p>0,01749</text:p>
          </table:table-cell>
          <table:table-cell office:value-type="float" office:value="-0.346471">
            <text:p>-0,346471</text:p>
          </table:table-cell>
          <table:table-cell table:number-columns-repeated="1019"/>
        </table:table-row>
        <table:table-row table:style-name="ro1">
          <table:table-cell office:value-type="float" office:value="174.897247">
            <text:p>174,897247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1749">
            <text:p>0,01749</text:p>
          </table:table-cell>
          <table:table-cell office:value-type="float" office:value="-0.346471">
            <text:p>-0,346471</text:p>
          </table:table-cell>
          <table:table-cell table:number-columns-repeated="1019"/>
        </table:table-row>
        <table:table-row table:style-name="ro1">
          <table:table-cell office:value-type="float" office:value="181.143585">
            <text:p>181,143585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18114">
            <text:p>0,018114</text:p>
          </table:table-cell>
          <table:table-cell office:value-type="float" office:value="-0.367353">
            <text:p>-0,367353</text:p>
          </table:table-cell>
          <table:table-cell table:number-columns-repeated="1019"/>
        </table:table-row>
        <table:table-row table:style-name="ro1">
          <table:table-cell office:value-type="float" office:value="181.143585">
            <text:p>181,143585</text:p>
          </table:table-cell>
          <table:table-cell office:value-type="float" office:value="-0.003225">
            <text:p>-0,003225</text:p>
          </table:table-cell>
          <table:table-cell office:value-type="float" office:value="-0.003197">
            <text:p>-0,003197</text:p>
          </table:table-cell>
          <table:table-cell office:value-type="float" office:value="0.018114">
            <text:p>0,018114</text:p>
          </table:table-cell>
          <table:table-cell office:value-type="float" office:value="-0.367353">
            <text:p>-0,367353</text:p>
          </table:table-cell>
          <table:table-cell table:number-columns-repeated="1019"/>
        </table:table-row>
        <table:table-row table:style-name="ro1">
          <table:table-cell office:value-type="float" office:value="181.143585">
            <text:p>181,143585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018114">
            <text:p>0,018114</text:p>
          </table:table-cell>
          <table:table-cell office:value-type="float" office:value="-0.389118">
            <text:p>-0,389118</text:p>
          </table:table-cell>
          <table:table-cell table:number-columns-repeated="1019"/>
        </table:table-row>
        <table:table-row table:style-name="ro1">
          <table:table-cell office:value-type="float" office:value="181.143585">
            <text:p>181,143585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18114">
            <text:p>0,018114</text:p>
          </table:table-cell>
          <table:table-cell office:value-type="float" office:value="-0.389118">
            <text:p>-0,389118</text:p>
          </table:table-cell>
          <table:table-cell table:number-columns-repeated="1019"/>
        </table:table-row>
        <table:table-row table:style-name="ro1">
          <table:table-cell office:value-type="float" office:value="181.143585">
            <text:p>181,143585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18114">
            <text:p>0,018114</text:p>
          </table:table-cell>
          <table:table-cell office:value-type="float" office:value="-0.408235">
            <text:p>-0,408235</text:p>
          </table:table-cell>
          <table:table-cell table:number-columns-repeated="1019"/>
        </table:table-row>
        <table:table-row table:style-name="ro1">
          <table:table-cell office:value-type="float" office:value="181.143585">
            <text:p>181,143585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18114">
            <text:p>0,018114</text:p>
          </table:table-cell>
          <table:table-cell office:value-type="float" office:value="-0.408235">
            <text:p>-0,408235</text:p>
          </table:table-cell>
          <table:table-cell table:number-columns-repeated="1019"/>
        </table:table-row>
        <table:table-row table:style-name="ro1">
          <table:table-cell office:value-type="float" office:value="206.128906">
            <text:p>206,128906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020613">
            <text:p>0,020613</text:p>
          </table:table-cell>
          <table:table-cell office:value-type="float" office:value="-0.427353">
            <text:p>-0,427353</text:p>
          </table:table-cell>
          <table:table-cell table:number-columns-repeated="1019"/>
        </table:table-row>
        <table:table-row table:style-name="ro1">
          <table:table-cell office:value-type="float" office:value="206.128906">
            <text:p>206,128906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20613">
            <text:p>0,020613</text:p>
          </table:table-cell>
          <table:table-cell office:value-type="float" office:value="-0.427353">
            <text:p>-0,427353</text:p>
          </table:table-cell>
          <table:table-cell table:number-columns-repeated="1019"/>
        </table:table-row>
        <table:table-row table:style-name="ro1">
          <table:table-cell office:value-type="float" office:value="199.882568">
            <text:p>199,882568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19988">
            <text:p>0,019988</text:p>
          </table:table-cell>
          <table:table-cell office:value-type="float" office:value="-0.447941">
            <text:p>-0,447941</text:p>
          </table:table-cell>
          <table:table-cell table:number-columns-repeated="1019"/>
        </table:table-row>
        <table:table-row table:style-name="ro1">
          <table:table-cell office:value-type="float" office:value="199.882568">
            <text:p>199,882568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019988">
            <text:p>0,019988</text:p>
          </table:table-cell>
          <table:table-cell office:value-type="float" office:value="-0.447941">
            <text:p>-0,447941</text:p>
          </table:table-cell>
          <table:table-cell table:number-columns-repeated="1019"/>
        </table:table-row>
        <table:table-row table:style-name="ro1">
          <table:table-cell office:value-type="float" office:value="206.128906">
            <text:p>206,128906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20613">
            <text:p>0,020613</text:p>
          </table:table-cell>
          <table:table-cell office:value-type="float" office:value="-0.466765">
            <text:p>-0,466765</text:p>
          </table:table-cell>
          <table:table-cell table:number-columns-repeated="1019"/>
        </table:table-row>
        <table:table-row table:style-name="ro1">
          <table:table-cell office:value-type="float" office:value="206.128906">
            <text:p>206,128906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20613">
            <text:p>0,020613</text:p>
          </table:table-cell>
          <table:table-cell office:value-type="float" office:value="-0.466765">
            <text:p>-0,466765</text:p>
          </table:table-cell>
          <table:table-cell table:number-columns-repeated="1019"/>
        </table:table-row>
        <table:table-row table:style-name="ro1">
          <table:table-cell office:value-type="float" office:value="212.375229">
            <text:p>212,375229</text:p>
          </table:table-cell>
          <table:table-cell office:value-type="float" office:value="-0.003232">
            <text:p>-0,003232</text:p>
          </table:table-cell>
          <table:table-cell office:value-type="float" office:value="-0.003195">
            <text:p>-0,003195</text:p>
          </table:table-cell>
          <table:table-cell office:value-type="float" office:value="0.021238">
            <text:p>0,021238</text:p>
          </table:table-cell>
          <table:table-cell office:value-type="float" office:value="-0.486176">
            <text:p>-0,486176</text:p>
          </table:table-cell>
          <table:table-cell table:number-columns-repeated="1019"/>
        </table:table-row>
        <table:table-row table:style-name="ro1">
          <table:table-cell office:value-type="float" office:value="212.375229">
            <text:p>212,375229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21238">
            <text:p>0,021238</text:p>
          </table:table-cell>
          <table:table-cell office:value-type="float" office:value="-0.486176">
            <text:p>-0,486176</text:p>
          </table:table-cell>
          <table:table-cell table:number-columns-repeated="1019"/>
        </table:table-row>
        <table:table-row table:style-name="ro1">
          <table:table-cell office:value-type="float" office:value="243.606888">
            <text:p>243,606888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24361">
            <text:p>0,024361</text:p>
          </table:table-cell>
          <table:table-cell office:value-type="float" office:value="-0.507059">
            <text:p>-0,507059</text:p>
          </table:table-cell>
          <table:table-cell table:number-columns-repeated="1019"/>
        </table:table-row>
        <table:table-row table:style-name="ro1">
          <table:table-cell office:value-type="float" office:value="243.606888">
            <text:p>243,606888</text:p>
          </table:table-cell>
          <table:table-cell office:value-type="float" office:value="-0.003225">
            <text:p>-0,003225</text:p>
          </table:table-cell>
          <table:table-cell office:value-type="float" office:value="-0.003198">
            <text:p>-0,003198</text:p>
          </table:table-cell>
          <table:table-cell office:value-type="float" office:value="0.024361">
            <text:p>0,024361</text:p>
          </table:table-cell>
          <table:table-cell office:value-type="float" office:value="-0.507059">
            <text:p>-0,507059</text:p>
          </table:table-cell>
          <table:table-cell table:number-columns-repeated="1019"/>
        </table:table-row>
        <table:table-row table:style-name="ro1">
          <table:table-cell office:value-type="float" office:value="224.867889">
            <text:p>224,867889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022487">
            <text:p>0,022487</text:p>
          </table:table-cell>
          <table:table-cell office:value-type="float" office:value="-0.526176">
            <text:p>-0,526176</text:p>
          </table:table-cell>
          <table:table-cell table:number-columns-repeated="1019"/>
        </table:table-row>
        <table:table-row table:style-name="ro1">
          <table:table-cell office:value-type="float" office:value="224.867889">
            <text:p>224,867889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22487">
            <text:p>0,022487</text:p>
          </table:table-cell>
          <table:table-cell office:value-type="float" office:value="-0.526176">
            <text:p>-0,526176</text:p>
          </table:table-cell>
          <table:table-cell table:number-columns-repeated="1019"/>
        </table:table-row>
        <table:table-row table:style-name="ro1">
          <table:table-cell office:value-type="float" office:value="256.099548">
            <text:p>256,099548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2561">
            <text:p>0,02561</text:p>
          </table:table-cell>
          <table:table-cell office:value-type="float" office:value="-0.545294">
            <text:p>-0,545294</text:p>
          </table:table-cell>
          <table:table-cell table:number-columns-repeated="1019"/>
        </table:table-row>
        <table:table-row table:style-name="ro1">
          <table:table-cell office:value-type="float" office:value="256.099548">
            <text:p>256,099548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02561">
            <text:p>0,02561</text:p>
          </table:table-cell>
          <table:table-cell office:value-type="float" office:value="-0.545294">
            <text:p>-0,545294</text:p>
          </table:table-cell>
          <table:table-cell table:number-columns-repeated="1019"/>
        </table:table-row>
        <table:table-row table:style-name="ro1">
          <table:table-cell office:value-type="float" office:value="256.099548">
            <text:p>256,099548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2561">
            <text:p>0,02561</text:p>
          </table:table-cell>
          <table:table-cell office:value-type="float" office:value="-0.566176">
            <text:p>-0,566176</text:p>
          </table:table-cell>
          <table:table-cell table:number-columns-repeated="1019"/>
        </table:table-row>
        <table:table-row table:style-name="ro1">
          <table:table-cell office:value-type="float" office:value="256.099548">
            <text:p>256,099548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2561">
            <text:p>0,02561</text:p>
          </table:table-cell>
          <table:table-cell office:value-type="float" office:value="-0.566176">
            <text:p>-0,566176</text:p>
          </table:table-cell>
          <table:table-cell table:number-columns-repeated="1019"/>
        </table:table-row>
        <table:table-row table:style-name="ro1">
          <table:table-cell office:value-type="float" office:value="249.85321">
            <text:p>249,85321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24985">
            <text:p>0,024985</text:p>
          </table:table-cell>
          <table:table-cell office:value-type="float" office:value="-0.583529">
            <text:p>-0,583529</text:p>
          </table:table-cell>
          <table:table-cell table:number-columns-repeated="1019"/>
        </table:table-row>
        <table:table-row table:style-name="ro1">
          <table:table-cell office:value-type="float" office:value="249.85321">
            <text:p>249,85321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24985">
            <text:p>0,024985</text:p>
          </table:table-cell>
          <table:table-cell office:value-type="float" office:value="-0.603235">
            <text:p>-0,603235</text:p>
          </table:table-cell>
          <table:table-cell table:number-columns-repeated="1019"/>
        </table:table-row>
        <table:table-row table:style-name="ro1">
          <table:table-cell office:value-type="float" office:value="262.345886">
            <text:p>262,345886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026235">
            <text:p>0,026235</text:p>
          </table:table-cell>
          <table:table-cell office:value-type="float" office:value="-0.603235">
            <text:p>-0,603235</text:p>
          </table:table-cell>
          <table:table-cell table:number-columns-repeated="1019"/>
        </table:table-row>
        <table:table-row table:style-name="ro1">
          <table:table-cell office:value-type="float" office:value="262.345886">
            <text:p>262,345886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26235">
            <text:p>0,026235</text:p>
          </table:table-cell>
          <table:table-cell office:value-type="float" office:value="-0.622059">
            <text:p>-0,622059</text:p>
          </table:table-cell>
          <table:table-cell table:number-columns-repeated="1019"/>
        </table:table-row>
        <table:table-row table:style-name="ro1">
          <table:table-cell office:value-type="float" office:value="262.345886">
            <text:p>262,345886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26235">
            <text:p>0,026235</text:p>
          </table:table-cell>
          <table:table-cell office:value-type="float" office:value="-0.622059">
            <text:p>-0,622059</text:p>
          </table:table-cell>
          <table:table-cell table:number-columns-repeated="1019"/>
        </table:table-row>
        <table:table-row table:style-name="ro1">
          <table:table-cell office:value-type="float" office:value="262.345886">
            <text:p>262,345886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26235">
            <text:p>0,026235</text:p>
          </table:table-cell>
          <table:table-cell office:value-type="float" office:value="-0.641471">
            <text:p>-0,641471</text:p>
          </table:table-cell>
          <table:table-cell table:number-columns-repeated="1019"/>
        </table:table-row>
        <table:table-row table:style-name="ro1">
          <table:table-cell office:value-type="float" office:value="281.084869">
            <text:p>281,084869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28108">
            <text:p>0,028108</text:p>
          </table:table-cell>
          <table:table-cell office:value-type="float" office:value="-0.641471">
            <text:p>-0,641471</text:p>
          </table:table-cell>
          <table:table-cell table:number-columns-repeated="1019"/>
        </table:table-row>
        <table:table-row table:style-name="ro1">
          <table:table-cell office:value-type="float" office:value="274.838531">
            <text:p>274,838531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27484">
            <text:p>0,027484</text:p>
          </table:table-cell>
          <table:table-cell office:value-type="float" office:value="-0.660882">
            <text:p>-0,660882</text:p>
          </table:table-cell>
          <table:table-cell table:number-columns-repeated="1019"/>
        </table:table-row>
        <table:table-row table:style-name="ro1">
          <table:table-cell office:value-type="float" office:value="274.838531">
            <text:p>274,838531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27484">
            <text:p>0,027484</text:p>
          </table:table-cell>
          <table:table-cell office:value-type="float" office:value="-0.660882">
            <text:p>-0,660882</text:p>
          </table:table-cell>
          <table:table-cell table:number-columns-repeated="1019"/>
        </table:table-row>
        <table:table-row table:style-name="ro1">
          <table:table-cell office:value-type="float" office:value="299.823853">
            <text:p>299,823853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029982">
            <text:p>0,029982</text:p>
          </table:table-cell>
          <table:table-cell office:value-type="float" office:value="-0.679412">
            <text:p>-0,679412</text:p>
          </table:table-cell>
          <table:table-cell table:number-columns-repeated="1019"/>
        </table:table-row>
        <table:table-row table:style-name="ro1">
          <table:table-cell office:value-type="float" office:value="299.823853">
            <text:p>299,823853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29982">
            <text:p>0,029982</text:p>
          </table:table-cell>
          <table:table-cell office:value-type="float" office:value="-0.679412">
            <text:p>-0,679412</text:p>
          </table:table-cell>
          <table:table-cell table:number-columns-repeated="1019"/>
        </table:table-row>
        <table:table-row table:style-name="ro1">
          <table:table-cell office:value-type="float" office:value="299.823853">
            <text:p>299,823853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29982">
            <text:p>0,029982</text:p>
          </table:table-cell>
          <table:table-cell office:value-type="float" office:value="-0.698529">
            <text:p>-0,698529</text:p>
          </table:table-cell>
          <table:table-cell table:number-columns-repeated="1019"/>
        </table:table-row>
        <table:table-row table:style-name="ro1">
          <table:table-cell office:value-type="float" office:value="299.823853">
            <text:p>299,823853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29982">
            <text:p>0,029982</text:p>
          </table:table-cell>
          <table:table-cell office:value-type="float" office:value="-0.698529">
            <text:p>-0,698529</text:p>
          </table:table-cell>
          <table:table-cell table:number-columns-repeated="1019"/>
        </table:table-row>
        <table:table-row table:style-name="ro1">
          <table:table-cell office:value-type="float" office:value="312.316528">
            <text:p>312,316528</text:p>
          </table:table-cell>
          <table:table-cell office:value-type="float" office:value="-0.003228">
            <text:p>-0,003228</text:p>
          </table:table-cell>
          <table:table-cell office:value-type="float" office:value="-0.0032">
            <text:p>-0,0032</text:p>
          </table:table-cell>
          <table:table-cell office:value-type="float" office:value="0.031232">
            <text:p>0,031232</text:p>
          </table:table-cell>
          <table:table-cell office:value-type="float" office:value="-0.717647">
            <text:p>-0,717647</text:p>
          </table:table-cell>
          <table:table-cell table:number-columns-repeated="1019"/>
        </table:table-row>
        <table:table-row table:style-name="ro1">
          <table:table-cell office:value-type="float" office:value="312.316528">
            <text:p>312,316528</text:p>
          </table:table-cell>
          <table:table-cell office:value-type="float" office:value="-0.00323">
            <text:p>-0,00323</text:p>
          </table:table-cell>
          <table:table-cell office:value-type="float" office:value="-0.003193">
            <text:p>-0,003193</text:p>
          </table:table-cell>
          <table:table-cell office:value-type="float" office:value="0.031232">
            <text:p>0,031232</text:p>
          </table:table-cell>
          <table:table-cell office:value-type="float" office:value="-0.717647">
            <text:p>-0,717647</text:p>
          </table:table-cell>
          <table:table-cell table:number-columns-repeated="1019"/>
        </table:table-row>
        <table:table-row table:style-name="ro1">
          <table:table-cell office:value-type="float" office:value="343.548157">
            <text:p>343,548157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34355">
            <text:p>0,034355</text:p>
          </table:table-cell>
          <table:table-cell office:value-type="float" office:value="-0.736471">
            <text:p>-0,736471</text:p>
          </table:table-cell>
          <table:table-cell table:number-columns-repeated="1019"/>
        </table:table-row>
        <table:table-row table:style-name="ro1">
          <table:table-cell office:value-type="float" office:value="343.548157">
            <text:p>343,548157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34355">
            <text:p>0,034355</text:p>
          </table:table-cell>
          <table:table-cell office:value-type="float" office:value="-0.736471">
            <text:p>-0,736471</text:p>
          </table:table-cell>
          <table:table-cell table:number-columns-repeated="1019"/>
        </table:table-row>
        <table:table-row table:style-name="ro1">
          <table:table-cell office:value-type="float" office:value="331.055511">
            <text:p>331,055511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33106">
            <text:p>0,033106</text:p>
          </table:table-cell>
          <table:table-cell office:value-type="float" office:value="-0.757647">
            <text:p>-0,757647</text:p>
          </table:table-cell>
          <table:table-cell table:number-columns-repeated="1019"/>
        </table:table-row>
        <table:table-row table:style-name="ro1">
          <table:table-cell office:value-type="float" office:value="331.055511">
            <text:p>331,055511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33106">
            <text:p>0,033106</text:p>
          </table:table-cell>
          <table:table-cell office:value-type="float" office:value="-0.757647">
            <text:p>-0,757647</text:p>
          </table:table-cell>
          <table:table-cell table:number-columns-repeated="1019"/>
        </table:table-row>
        <table:table-row table:style-name="ro1">
          <table:table-cell office:value-type="float" office:value="331.055511">
            <text:p>331,055511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33106">
            <text:p>0,033106</text:p>
          </table:table-cell>
          <table:table-cell office:value-type="float" office:value="-0.776765">
            <text:p>-0,776765</text:p>
          </table:table-cell>
          <table:table-cell table:number-columns-repeated="1019"/>
        </table:table-row>
        <table:table-row table:style-name="ro1">
          <table:table-cell office:value-type="float" office:value="331.055511">
            <text:p>331,055511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33106">
            <text:p>0,033106</text:p>
          </table:table-cell>
          <table:table-cell office:value-type="float" office:value="-0.776765">
            <text:p>-0,776765</text:p>
          </table:table-cell>
          <table:table-cell table:number-columns-repeated="1019"/>
        </table:table-row>
        <table:table-row table:style-name="ro1">
          <table:table-cell office:value-type="float" office:value="343.548157">
            <text:p>343,548157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34355">
            <text:p>0,034355</text:p>
          </table:table-cell>
          <table:table-cell office:value-type="float" office:value="-0.795882">
            <text:p>-0,795882</text:p>
          </table:table-cell>
          <table:table-cell table:number-columns-repeated="1019"/>
        </table:table-row>
        <table:table-row table:style-name="ro1">
          <table:table-cell office:value-type="float" office:value="343.548157">
            <text:p>343,548157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34355">
            <text:p>0,034355</text:p>
          </table:table-cell>
          <table:table-cell office:value-type="float" office:value="-0.795882">
            <text:p>-0,795882</text:p>
          </table:table-cell>
          <table:table-cell table:number-columns-repeated="1019"/>
        </table:table-row>
        <table:table-row table:style-name="ro1">
          <table:table-cell office:value-type="float" office:value="337.301849">
            <text:p>337,301849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3373">
            <text:p>0,03373</text:p>
          </table:table-cell>
          <table:table-cell office:value-type="float" office:value="-0.815294">
            <text:p>-0,815294</text:p>
          </table:table-cell>
          <table:table-cell table:number-columns-repeated="1019"/>
        </table:table-row>
        <table:table-row table:style-name="ro1">
          <table:table-cell office:value-type="float" office:value="337.301849">
            <text:p>337,301849</text:p>
          </table:table-cell>
          <table:table-cell office:value-type="float" office:value="-0.003225">
            <text:p>-0,003225</text:p>
          </table:table-cell>
          <table:table-cell office:value-type="float" office:value="-0.0032">
            <text:p>-0,0032</text:p>
          </table:table-cell>
          <table:table-cell office:value-type="float" office:value="0.03373">
            <text:p>0,03373</text:p>
          </table:table-cell>
          <table:table-cell office:value-type="float" office:value="-0.815294">
            <text:p>-0,815294</text:p>
          </table:table-cell>
          <table:table-cell table:number-columns-repeated="1019"/>
        </table:table-row>
        <table:table-row table:style-name="ro1">
          <table:table-cell office:value-type="float" office:value="356.040833">
            <text:p>356,040833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035604">
            <text:p>0,035604</text:p>
          </table:table-cell>
          <table:table-cell office:value-type="float" office:value="-0.834706">
            <text:p>-0,834706</text:p>
          </table:table-cell>
          <table:table-cell table:number-columns-repeated="1019"/>
        </table:table-row>
        <table:table-row table:style-name="ro1">
          <table:table-cell office:value-type="float" office:value="356.040833">
            <text:p>356,040833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35604">
            <text:p>0,035604</text:p>
          </table:table-cell>
          <table:table-cell office:value-type="float" office:value="-0.834706">
            <text:p>-0,834706</text:p>
          </table:table-cell>
          <table:table-cell table:number-columns-repeated="1019"/>
        </table:table-row>
        <table:table-row table:style-name="ro1">
          <table:table-cell office:value-type="float" office:value="374.779816">
            <text:p>374,779816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37478">
            <text:p>0,037478</text:p>
          </table:table-cell>
          <table:table-cell office:value-type="float" office:value="-0.853824">
            <text:p>-0,853824</text:p>
          </table:table-cell>
          <table:table-cell table:number-columns-repeated="1019"/>
        </table:table-row>
        <table:table-row table:style-name="ro1">
          <table:table-cell office:value-type="float" office:value="374.779816">
            <text:p>374,779816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37478">
            <text:p>0,037478</text:p>
          </table:table-cell>
          <table:table-cell office:value-type="float" office:value="-0.872647">
            <text:p>-0,872647</text:p>
          </table:table-cell>
          <table:table-cell table:number-columns-repeated="1019"/>
        </table:table-row>
        <table:table-row table:style-name="ro1">
          <table:table-cell office:value-type="float" office:value="381.026154">
            <text:p>381,026154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38103">
            <text:p>0,038103</text:p>
          </table:table-cell>
          <table:table-cell office:value-type="float" office:value="-0.872647">
            <text:p>-0,872647</text:p>
          </table:table-cell>
          <table:table-cell table:number-columns-repeated="1019"/>
        </table:table-row>
        <table:table-row table:style-name="ro1">
          <table:table-cell office:value-type="float" office:value="381.026154">
            <text:p>381,026154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38103">
            <text:p>0,038103</text:p>
          </table:table-cell>
          <table:table-cell office:value-type="float" office:value="-0.891765">
            <text:p>-0,891765</text:p>
          </table:table-cell>
          <table:table-cell table:number-columns-repeated="1019"/>
        </table:table-row>
        <table:table-row table:style-name="ro1">
          <table:table-cell office:value-type="float" office:value="381.026154">
            <text:p>381,026154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038103">
            <text:p>0,038103</text:p>
          </table:table-cell>
          <table:table-cell office:value-type="float" office:value="-0.891765">
            <text:p>-0,891765</text:p>
          </table:table-cell>
          <table:table-cell table:number-columns-repeated="1019"/>
        </table:table-row>
        <table:table-row table:style-name="ro1">
          <table:table-cell office:value-type="float" office:value="381.026154">
            <text:p>381,026154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38103">
            <text:p>0,038103</text:p>
          </table:table-cell>
          <table:table-cell office:value-type="float" office:value="-0.910882">
            <text:p>-0,910882</text:p>
          </table:table-cell>
          <table:table-cell table:number-columns-repeated="1019"/>
        </table:table-row>
        <table:table-row table:style-name="ro1">
          <table:table-cell office:value-type="float" office:value="393.518799">
            <text:p>393,518799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39352">
            <text:p>0,039352</text:p>
          </table:table-cell>
          <table:table-cell office:value-type="float" office:value="-0.910882">
            <text:p>-0,910882</text:p>
          </table:table-cell>
          <table:table-cell table:number-columns-repeated="1019"/>
        </table:table-row>
        <table:table-row table:style-name="ro1">
          <table:table-cell office:value-type="float" office:value="406.011475">
            <text:p>406,011475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40601">
            <text:p>0,040601</text:p>
          </table:table-cell>
          <table:table-cell office:value-type="float" office:value="-0.929706">
            <text:p>-0,929706</text:p>
          </table:table-cell>
          <table:table-cell table:number-columns-repeated="1019"/>
        </table:table-row>
        <table:table-row table:style-name="ro1">
          <table:table-cell office:value-type="float" office:value="406.011475">
            <text:p>406,011475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40601">
            <text:p>0,040601</text:p>
          </table:table-cell>
          <table:table-cell office:value-type="float" office:value="-0.929706">
            <text:p>-0,929706</text:p>
          </table:table-cell>
          <table:table-cell table:number-columns-repeated="1019"/>
        </table:table-row>
        <table:table-row table:style-name="ro1">
          <table:table-cell office:value-type="float" office:value="424.750458">
            <text:p>424,750458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42475">
            <text:p>0,042475</text:p>
          </table:table-cell>
          <table:table-cell office:value-type="float" office:value="-0.949412">
            <text:p>-0,949412</text:p>
          </table:table-cell>
          <table:table-cell table:number-columns-repeated="1019"/>
        </table:table-row>
        <table:table-row table:style-name="ro1">
          <table:table-cell office:value-type="float" office:value="424.750458">
            <text:p>424,750458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42475">
            <text:p>0,042475</text:p>
          </table:table-cell>
          <table:table-cell office:value-type="float" office:value="-0.949412">
            <text:p>-0,949412</text:p>
          </table:table-cell>
          <table:table-cell table:number-columns-repeated="1019"/>
        </table:table-row>
        <table:table-row table:style-name="ro1">
          <table:table-cell office:value-type="float" office:value="424.750458">
            <text:p>424,750458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42475">
            <text:p>0,042475</text:p>
          </table:table-cell>
          <table:table-cell office:value-type="float" office:value="-0.968824">
            <text:p>-0,968824</text:p>
          </table:table-cell>
          <table:table-cell table:number-columns-repeated="1019"/>
        </table:table-row>
        <table:table-row table:style-name="ro1">
          <table:table-cell office:value-type="float" office:value="424.750458">
            <text:p>424,750458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42475">
            <text:p>0,042475</text:p>
          </table:table-cell>
          <table:table-cell office:value-type="float" office:value="-0.968824">
            <text:p>-0,968824</text:p>
          </table:table-cell>
          <table:table-cell table:number-columns-repeated="1019"/>
        </table:table-row>
        <table:table-row table:style-name="ro1">
          <table:table-cell office:value-type="float" office:value="424.750458">
            <text:p>424,750458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42475">
            <text:p>0,042475</text:p>
          </table:table-cell>
          <table:table-cell office:value-type="float" office:value="-0.987353">
            <text:p>-0,987353</text:p>
          </table:table-cell>
          <table:table-cell table:number-columns-repeated="1019"/>
        </table:table-row>
        <table:table-row table:style-name="ro1">
          <table:table-cell office:value-type="float" office:value="424.750458">
            <text:p>424,750458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42475">
            <text:p>0,042475</text:p>
          </table:table-cell>
          <table:table-cell office:value-type="float" office:value="-0.987353">
            <text:p>-0,987353</text:p>
          </table:table-cell>
          <table:table-cell table:number-columns-repeated="1019"/>
        </table:table-row>
        <table:table-row table:style-name="ro1">
          <table:table-cell office:value-type="float" office:value="437.243134">
            <text:p>437,243134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43724">
            <text:p>0,043724</text:p>
          </table:table-cell>
          <table:table-cell office:value-type="float" office:value="-1.006471">
            <text:p>-1,006471</text:p>
          </table:table-cell>
          <table:table-cell table:number-columns-repeated="1019"/>
        </table:table-row>
        <table:table-row table:style-name="ro1">
          <table:table-cell office:value-type="float" office:value="437.243134">
            <text:p>437,243134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43724">
            <text:p>0,043724</text:p>
          </table:table-cell>
          <table:table-cell office:value-type="float" office:value="-1.006471">
            <text:p>-1,006471</text:p>
          </table:table-cell>
          <table:table-cell table:number-columns-repeated="1019"/>
        </table:table-row>
        <table:table-row table:style-name="ro1">
          <table:table-cell office:value-type="float" office:value="437.243134">
            <text:p>437,243134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43724">
            <text:p>0,043724</text:p>
          </table:table-cell>
          <table:table-cell office:value-type="float" office:value="-1.025882">
            <text:p>-1,025882</text:p>
          </table:table-cell>
          <table:table-cell table:number-columns-repeated="1019"/>
        </table:table-row>
        <table:table-row table:style-name="ro1">
          <table:table-cell office:value-type="float" office:value="437.243134">
            <text:p>437,243134</text:p>
          </table:table-cell>
          <table:table-cell office:value-type="float" office:value="-0.003229">
            <text:p>-0,003229</text:p>
          </table:table-cell>
          <table:table-cell office:value-type="float" office:value="-0.003201">
            <text:p>-0,003201</text:p>
          </table:table-cell>
          <table:table-cell office:value-type="float" office:value="0.043724">
            <text:p>0,043724</text:p>
          </table:table-cell>
          <table:table-cell office:value-type="float" office:value="-1.025882">
            <text:p>-1,025882</text:p>
          </table:table-cell>
          <table:table-cell table:number-columns-repeated="1019"/>
        </table:table-row>
        <table:table-row table:style-name="ro1">
          <table:table-cell office:value-type="float" office:value="437.243134">
            <text:p>437,243134</text:p>
          </table:table-cell>
          <table:table-cell office:value-type="float" office:value="-0.003226">
            <text:p>-0,003226</text:p>
          </table:table-cell>
          <table:table-cell office:value-type="float" office:value="-0.003193">
            <text:p>-0,003193</text:p>
          </table:table-cell>
          <table:table-cell office:value-type="float" office:value="0.043724">
            <text:p>0,043724</text:p>
          </table:table-cell>
          <table:table-cell office:value-type="float" office:value="-1.045">
            <text:p>-1,045</text:p>
          </table:table-cell>
          <table:table-cell table:number-columns-repeated="1019"/>
        </table:table-row>
        <table:table-row table:style-name="ro1">
          <table:table-cell office:value-type="float" office:value="437.243134">
            <text:p>437,243134</text:p>
          </table:table-cell>
          <table:table-cell office:value-type="float" office:value="-0.003228">
            <text:p>-0,003228</text:p>
          </table:table-cell>
          <table:table-cell office:value-type="float" office:value="-0.0032">
            <text:p>-0,0032</text:p>
          </table:table-cell>
          <table:table-cell office:value-type="float" office:value="0.043724">
            <text:p>0,043724</text:p>
          </table:table-cell>
          <table:table-cell office:value-type="float" office:value="-1.045">
            <text:p>-1,045</text:p>
          </table:table-cell>
          <table:table-cell table:number-columns-repeated="1019"/>
        </table:table-row>
        <table:table-row table:style-name="ro1">
          <table:table-cell office:value-type="float" office:value="455.982117">
            <text:p>455,982117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45598">
            <text:p>0,045598</text:p>
          </table:table-cell>
          <table:table-cell office:value-type="float" office:value="-1.065">
            <text:p>-1,065</text:p>
          </table:table-cell>
          <table:table-cell table:number-columns-repeated="1019"/>
        </table:table-row>
        <table:table-row table:style-name="ro1">
          <table:table-cell office:value-type="float" office:value="455.982117">
            <text:p>455,982117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45598">
            <text:p>0,045598</text:p>
          </table:table-cell>
          <table:table-cell office:value-type="float" office:value="-1.065">
            <text:p>-1,065</text:p>
          </table:table-cell>
          <table:table-cell table:number-columns-repeated="1019"/>
        </table:table-row>
        <table:table-row table:style-name="ro1">
          <table:table-cell office:value-type="float" office:value="474.7211">
            <text:p>474,7211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47472">
            <text:p>0,047472</text:p>
          </table:table-cell>
          <table:table-cell office:value-type="float" office:value="-1.085882">
            <text:p>-1,085882</text:p>
          </table:table-cell>
          <table:table-cell table:number-columns-repeated="1019"/>
        </table:table-row>
        <table:table-row table:style-name="ro1">
          <table:table-cell office:value-type="float" office:value="474.7211">
            <text:p>474,7211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47472">
            <text:p>0,047472</text:p>
          </table:table-cell>
          <table:table-cell office:value-type="float" office:value="-1.085882">
            <text:p>-1,085882</text:p>
          </table:table-cell>
          <table:table-cell table:number-columns-repeated="1019"/>
        </table:table-row>
        <table:table-row table:style-name="ro1">
          <table:table-cell office:value-type="float" office:value="487.213776">
            <text:p>487,213776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048721">
            <text:p>0,048721</text:p>
          </table:table-cell>
          <table:table-cell office:value-type="float" office:value="-1.105294">
            <text:p>-1,105294</text:p>
          </table:table-cell>
          <table:table-cell table:number-columns-repeated="1019"/>
        </table:table-row>
        <table:table-row table:style-name="ro1">
          <table:table-cell office:value-type="float" office:value="487.213776">
            <text:p>487,213776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48721">
            <text:p>0,048721</text:p>
          </table:table-cell>
          <table:table-cell office:value-type="float" office:value="-1.105294">
            <text:p>-1,105294</text:p>
          </table:table-cell>
          <table:table-cell table:number-columns-repeated="1019"/>
        </table:table-row>
        <table:table-row table:style-name="ro1">
          <table:table-cell office:value-type="float" office:value="487.213776">
            <text:p>487,213776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48721">
            <text:p>0,048721</text:p>
          </table:table-cell>
          <table:table-cell office:value-type="float" office:value="-1.125294">
            <text:p>-1,125294</text:p>
          </table:table-cell>
          <table:table-cell table:number-columns-repeated="1019"/>
        </table:table-row>
        <table:table-row table:style-name="ro1">
          <table:table-cell office:value-type="float" office:value="487.213776">
            <text:p>487,213776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48721">
            <text:p>0,048721</text:p>
          </table:table-cell>
          <table:table-cell office:value-type="float" office:value="-1.125294">
            <text:p>-1,125294</text:p>
          </table:table-cell>
          <table:table-cell table:number-columns-repeated="1019"/>
        </table:table-row>
        <table:table-row table:style-name="ro1">
          <table:table-cell office:value-type="float" office:value="487.213776">
            <text:p>487,213776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48721">
            <text:p>0,048721</text:p>
          </table:table-cell>
          <table:table-cell office:value-type="float" office:value="-1.144118">
            <text:p>-1,144118</text:p>
          </table:table-cell>
          <table:table-cell table:number-columns-repeated="1019"/>
        </table:table-row>
        <table:table-row table:style-name="ro1">
          <table:table-cell office:value-type="float" office:value="487.213776">
            <text:p>487,213776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48721">
            <text:p>0,048721</text:p>
          </table:table-cell>
          <table:table-cell office:value-type="float" office:value="-1.144118">
            <text:p>-1,144118</text:p>
          </table:table-cell>
          <table:table-cell table:number-columns-repeated="1019"/>
        </table:table-row>
        <table:table-row table:style-name="ro1">
          <table:table-cell office:value-type="float" office:value="499.706421">
            <text:p>499,706421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49971">
            <text:p>0,049971</text:p>
          </table:table-cell>
          <table:table-cell office:value-type="float" office:value="-1.163529">
            <text:p>-1,163529</text:p>
          </table:table-cell>
          <table:table-cell table:number-columns-repeated="1019"/>
        </table:table-row>
        <table:table-row table:style-name="ro1">
          <table:table-cell office:value-type="float" office:value="499.706421">
            <text:p>499,706421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49971">
            <text:p>0,049971</text:p>
          </table:table-cell>
          <table:table-cell office:value-type="float" office:value="-1.182647">
            <text:p>-1,182647</text:p>
          </table:table-cell>
          <table:table-cell table:number-columns-repeated="1019"/>
        </table:table-row>
        <table:table-row table:style-name="ro1">
          <table:table-cell office:value-type="float" office:value="499.706421">
            <text:p>499,706421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49971">
            <text:p>0,049971</text:p>
          </table:table-cell>
          <table:table-cell office:value-type="float" office:value="-1.182647">
            <text:p>-1,182647</text:p>
          </table:table-cell>
          <table:table-cell table:number-columns-repeated="1019"/>
        </table:table-row>
        <table:table-row table:style-name="ro1">
          <table:table-cell office:value-type="float" office:value="499.706421">
            <text:p>499,706421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49971">
            <text:p>0,049971</text:p>
          </table:table-cell>
          <table:table-cell office:value-type="float" office:value="-1.201765">
            <text:p>-1,201765</text:p>
          </table:table-cell>
          <table:table-cell table:number-columns-repeated="1019"/>
        </table:table-row>
        <table:table-row table:style-name="ro1">
          <table:table-cell office:value-type="float" office:value="530.938049">
            <text:p>530,938049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53094">
            <text:p>0,053094</text:p>
          </table:table-cell>
          <table:table-cell office:value-type="float" office:value="-1.201765">
            <text:p>-1,201765</text:p>
          </table:table-cell>
          <table:table-cell table:number-columns-repeated="1019"/>
        </table:table-row>
        <table:table-row table:style-name="ro1">
          <table:table-cell office:value-type="float" office:value="518.445435">
            <text:p>518,445435</text:p>
          </table:table-cell>
          <table:table-cell office:value-type="float" office:value="-0.003231">
            <text:p>-0,003231</text:p>
          </table:table-cell>
          <table:table-cell office:value-type="float" office:value="-0.003194">
            <text:p>-0,003194</text:p>
          </table:table-cell>
          <table:table-cell office:value-type="float" office:value="0.051845">
            <text:p>0,051845</text:p>
          </table:table-cell>
          <table:table-cell office:value-type="float" office:value="-1.220294">
            <text:p>-1,220294</text:p>
          </table:table-cell>
          <table:table-cell table:number-columns-repeated="1019"/>
        </table:table-row>
        <table:table-row table:style-name="ro1">
          <table:table-cell office:value-type="float" office:value="518.445435">
            <text:p>518,445435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51845">
            <text:p>0,051845</text:p>
          </table:table-cell>
          <table:table-cell office:value-type="float" office:value="-1.220294">
            <text:p>-1,220294</text:p>
          </table:table-cell>
          <table:table-cell table:number-columns-repeated="1019"/>
        </table:table-row>
        <table:table-row table:style-name="ro1">
          <table:table-cell office:value-type="float" office:value="537.184387">
            <text:p>537,184387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53718">
            <text:p>0,053718</text:p>
          </table:table-cell>
          <table:table-cell office:value-type="float" office:value="-1.24">
            <text:p>-1,24</text:p>
          </table:table-cell>
          <table:table-cell table:number-columns-repeated="1019"/>
        </table:table-row>
        <table:table-row table:style-name="ro1">
          <table:table-cell office:value-type="float" office:value="537.184387">
            <text:p>537,184387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53718">
            <text:p>0,053718</text:p>
          </table:table-cell>
          <table:table-cell office:value-type="float" office:value="-1.24">
            <text:p>-1,24</text:p>
          </table:table-cell>
          <table:table-cell table:number-columns-repeated="1019"/>
        </table:table-row>
        <table:table-row table:style-name="ro1">
          <table:table-cell office:value-type="float" office:value="549.677063">
            <text:p>549,677063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54968">
            <text:p>0,054968</text:p>
          </table:table-cell>
          <table:table-cell office:value-type="float" office:value="-1.258824">
            <text:p>-1,258824</text:p>
          </table:table-cell>
          <table:table-cell table:number-columns-repeated="1019"/>
        </table:table-row>
        <table:table-row table:style-name="ro1">
          <table:table-cell office:value-type="float" office:value="549.677063">
            <text:p>549,67706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54968">
            <text:p>0,054968</text:p>
          </table:table-cell>
          <table:table-cell office:value-type="float" office:value="-1.258824">
            <text:p>-1,258824</text:p>
          </table:table-cell>
          <table:table-cell table:number-columns-repeated="1019"/>
        </table:table-row>
        <table:table-row table:style-name="ro1">
          <table:table-cell office:value-type="float" office:value="543.430725">
            <text:p>543,430725</text:p>
          </table:table-cell>
          <table:table-cell office:value-type="float" office:value="-0.003231">
            <text:p>-0,003231</text:p>
          </table:table-cell>
          <table:table-cell office:value-type="float" office:value="-0.003194">
            <text:p>-0,003194</text:p>
          </table:table-cell>
          <table:table-cell office:value-type="float" office:value="0.054343">
            <text:p>0,054343</text:p>
          </table:table-cell>
          <table:table-cell office:value-type="float" office:value="-1.278235">
            <text:p>-1,278235</text:p>
          </table:table-cell>
          <table:table-cell table:number-columns-repeated="1019"/>
        </table:table-row>
        <table:table-row table:style-name="ro1">
          <table:table-cell office:value-type="float" office:value="543.430725">
            <text:p>543,430725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54343">
            <text:p>0,054343</text:p>
          </table:table-cell>
          <table:table-cell office:value-type="float" office:value="-1.278235">
            <text:p>-1,278235</text:p>
          </table:table-cell>
          <table:table-cell table:number-columns-repeated="1019"/>
        </table:table-row>
        <table:table-row table:style-name="ro1">
          <table:table-cell office:value-type="float" office:value="568.416077">
            <text:p>568,416077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56842">
            <text:p>0,056842</text:p>
          </table:table-cell>
          <table:table-cell office:value-type="float" office:value="-1.297059">
            <text:p>-1,297059</text:p>
          </table:table-cell>
          <table:table-cell table:number-columns-repeated="1019"/>
        </table:table-row>
        <table:table-row table:style-name="ro1">
          <table:table-cell office:value-type="float" office:value="568.416077">
            <text:p>568,416077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56842">
            <text:p>0,056842</text:p>
          </table:table-cell>
          <table:table-cell office:value-type="float" office:value="-1.297059">
            <text:p>-1,297059</text:p>
          </table:table-cell>
          <table:table-cell table:number-columns-repeated="1019"/>
        </table:table-row>
        <table:table-row table:style-name="ro1">
          <table:table-cell office:value-type="float" office:value="562.169739">
            <text:p>562,169739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56217">
            <text:p>0,056217</text:p>
          </table:table-cell>
          <table:table-cell office:value-type="float" office:value="-1.316176">
            <text:p>-1,316176</text:p>
          </table:table-cell>
          <table:table-cell table:number-columns-repeated="1019"/>
        </table:table-row>
        <table:table-row table:style-name="ro1">
          <table:table-cell office:value-type="float" office:value="562.169739">
            <text:p>562,169739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56217">
            <text:p>0,056217</text:p>
          </table:table-cell>
          <table:table-cell office:value-type="float" office:value="-1.316176">
            <text:p>-1,316176</text:p>
          </table:table-cell>
          <table:table-cell table:number-columns-repeated="1019"/>
        </table:table-row>
        <table:table-row table:style-name="ro1">
          <table:table-cell office:value-type="float" office:value="574.662415">
            <text:p>574,662415</text:p>
          </table:table-cell>
          <table:table-cell office:value-type="float" office:value="-0.003228">
            <text:p>-0,003228</text:p>
          </table:table-cell>
          <table:table-cell office:value-type="float" office:value="-0.0032">
            <text:p>-0,0032</text:p>
          </table:table-cell>
          <table:table-cell office:value-type="float" office:value="0.057466">
            <text:p>0,057466</text:p>
          </table:table-cell>
          <table:table-cell office:value-type="float" office:value="-1.335588">
            <text:p>-1,335588</text:p>
          </table:table-cell>
          <table:table-cell table:number-columns-repeated="1019"/>
        </table:table-row>
        <table:table-row table:style-name="ro1">
          <table:table-cell office:value-type="float" office:value="574.662415">
            <text:p>574,662415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57466">
            <text:p>0,057466</text:p>
          </table:table-cell>
          <table:table-cell office:value-type="float" office:value="-1.335588">
            <text:p>-1,335588</text:p>
          </table:table-cell>
          <table:table-cell table:number-columns-repeated="1019"/>
        </table:table-row>
        <table:table-row table:style-name="ro1">
          <table:table-cell office:value-type="float" office:value="568.416077">
            <text:p>568,416077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56842">
            <text:p>0,056842</text:p>
          </table:table-cell>
          <table:table-cell office:value-type="float" office:value="-1.355294">
            <text:p>-1,355294</text:p>
          </table:table-cell>
          <table:table-cell table:number-columns-repeated="1019"/>
        </table:table-row>
        <table:table-row table:style-name="ro1">
          <table:table-cell office:value-type="float" office:value="568.416077">
            <text:p>568,416077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56842">
            <text:p>0,056842</text:p>
          </table:table-cell>
          <table:table-cell office:value-type="float" office:value="-1.355294">
            <text:p>-1,355294</text:p>
          </table:table-cell>
          <table:table-cell table:number-columns-repeated="1019"/>
        </table:table-row>
        <table:table-row table:style-name="ro1">
          <table:table-cell office:value-type="float" office:value="562.169739">
            <text:p>562,169739</text:p>
          </table:table-cell>
          <table:table-cell office:value-type="float" office:value="-0.00323">
            <text:p>-0,00323</text:p>
          </table:table-cell>
          <table:table-cell office:value-type="float" office:value="-0.003193">
            <text:p>-0,003193</text:p>
          </table:table-cell>
          <table:table-cell office:value-type="float" office:value="0.056217">
            <text:p>0,056217</text:p>
          </table:table-cell>
          <table:table-cell office:value-type="float" office:value="-1.375">
            <text:p>-1,375</text:p>
          </table:table-cell>
          <table:table-cell table:number-columns-repeated="1019"/>
        </table:table-row>
        <table:table-row table:style-name="ro1">
          <table:table-cell office:value-type="float" office:value="562.169739">
            <text:p>562,169739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56217">
            <text:p>0,056217</text:p>
          </table:table-cell>
          <table:table-cell office:value-type="float" office:value="-1.375">
            <text:p>-1,375</text:p>
          </table:table-cell>
          <table:table-cell table:number-columns-repeated="1019"/>
        </table:table-row>
        <table:table-row table:style-name="ro1">
          <table:table-cell office:value-type="float" office:value="568.416077">
            <text:p>568,416077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56842">
            <text:p>0,056842</text:p>
          </table:table-cell>
          <table:table-cell office:value-type="float" office:value="-1.394412">
            <text:p>-1,394412</text:p>
          </table:table-cell>
          <table:table-cell table:number-columns-repeated="1019"/>
        </table:table-row>
        <table:table-row table:style-name="ro1">
          <table:table-cell office:value-type="float" office:value="568.416077">
            <text:p>568,416077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056842">
            <text:p>0,056842</text:p>
          </table:table-cell>
          <table:table-cell office:value-type="float" office:value="-1.394412">
            <text:p>-1,394412</text:p>
          </table:table-cell>
          <table:table-cell table:number-columns-repeated="1019"/>
        </table:table-row>
        <table:table-row table:style-name="ro1">
          <table:table-cell office:value-type="float" office:value="562.169739">
            <text:p>562,169739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56217">
            <text:p>0,056217</text:p>
          </table:table-cell>
          <table:table-cell office:value-type="float" office:value="-1.415294">
            <text:p>-1,415294</text:p>
          </table:table-cell>
          <table:table-cell table:number-columns-repeated="1019"/>
        </table:table-row>
        <table:table-row table:style-name="ro1">
          <table:table-cell office:value-type="float" office:value="562.169739">
            <text:p>562,169739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56217">
            <text:p>0,056217</text:p>
          </table:table-cell>
          <table:table-cell office:value-type="float" office:value="-1.415294">
            <text:p>-1,415294</text:p>
          </table:table-cell>
          <table:table-cell table:number-columns-repeated="1019"/>
        </table:table-row>
        <table:table-row table:style-name="ro1">
          <table:table-cell office:value-type="float" office:value="574.662415">
            <text:p>574,662415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57466">
            <text:p>0,057466</text:p>
          </table:table-cell>
          <table:table-cell office:value-type="float" office:value="-1.436471">
            <text:p>-1,436471</text:p>
          </table:table-cell>
          <table:table-cell table:number-columns-repeated="1019"/>
        </table:table-row>
        <table:table-row table:style-name="ro1">
          <table:table-cell office:value-type="float" office:value="574.662415">
            <text:p>574,662415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57466">
            <text:p>0,057466</text:p>
          </table:table-cell>
          <table:table-cell office:value-type="float" office:value="-1.436471">
            <text:p>-1,436471</text:p>
          </table:table-cell>
          <table:table-cell table:number-columns-repeated="1019"/>
        </table:table-row>
        <table:table-row table:style-name="ro1">
          <table:table-cell office:value-type="float" office:value="587.155029">
            <text:p>587,155029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58716">
            <text:p>0,058716</text:p>
          </table:table-cell>
          <table:table-cell office:value-type="float" office:value="-1.455588">
            <text:p>-1,455588</text:p>
          </table:table-cell>
          <table:table-cell table:number-columns-repeated="1019"/>
        </table:table-row>
        <table:table-row table:style-name="ro1">
          <table:table-cell office:value-type="float" office:value="587.155029">
            <text:p>587,155029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58716">
            <text:p>0,058716</text:p>
          </table:table-cell>
          <table:table-cell office:value-type="float" office:value="-1.455588">
            <text:p>-1,455588</text:p>
          </table:table-cell>
          <table:table-cell table:number-columns-repeated="1019"/>
        </table:table-row>
        <table:table-row table:style-name="ro1">
          <table:table-cell office:value-type="float" office:value="580.908691">
            <text:p>580,908691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058091">
            <text:p>0,058091</text:p>
          </table:table-cell>
          <table:table-cell office:value-type="float" office:value="-1.475">
            <text:p>-1,475</text:p>
          </table:table-cell>
          <table:table-cell table:number-columns-repeated="1019"/>
        </table:table-row>
        <table:table-row table:style-name="ro1">
          <table:table-cell office:value-type="float" office:value="580.908691">
            <text:p>580,908691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058091">
            <text:p>0,058091</text:p>
          </table:table-cell>
          <table:table-cell office:value-type="float" office:value="-1.475">
            <text:p>-1,475</text:p>
          </table:table-cell>
          <table:table-cell table:number-columns-repeated="1019"/>
        </table:table-row>
        <table:table-row table:style-name="ro1">
          <table:table-cell office:value-type="float" office:value="599.647705">
            <text:p>599,647705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59965">
            <text:p>0,059965</text:p>
          </table:table-cell>
          <table:table-cell office:value-type="float" office:value="-1.494118">
            <text:p>-1,494118</text:p>
          </table:table-cell>
          <table:table-cell table:number-columns-repeated="1019"/>
        </table:table-row>
        <table:table-row table:style-name="ro1">
          <table:table-cell office:value-type="float" office:value="599.647705">
            <text:p>599,647705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59965">
            <text:p>0,059965</text:p>
          </table:table-cell>
          <table:table-cell office:value-type="float" office:value="-1.494118">
            <text:p>-1,494118</text:p>
          </table:table-cell>
          <table:table-cell table:number-columns-repeated="1019"/>
        </table:table-row>
        <table:table-row table:style-name="ro1">
          <table:table-cell office:value-type="float" office:value="593.401367">
            <text:p>593,401367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5934">
            <text:p>0,05934</text:p>
          </table:table-cell>
          <table:table-cell office:value-type="float" office:value="-1.513235">
            <text:p>-1,513235</text:p>
          </table:table-cell>
          <table:table-cell table:number-columns-repeated="1019"/>
        </table:table-row>
        <table:table-row table:style-name="ro1">
          <table:table-cell office:value-type="float" office:value="593.401367">
            <text:p>593,401367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5934">
            <text:p>0,05934</text:p>
          </table:table-cell>
          <table:table-cell office:value-type="float" office:value="-1.531765">
            <text:p>-1,531765</text:p>
          </table:table-cell>
          <table:table-cell table:number-columns-repeated="1019"/>
        </table:table-row>
        <table:table-row table:style-name="ro1">
          <table:table-cell office:value-type="float" office:value="618.386719">
            <text:p>618,386719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61839">
            <text:p>0,061839</text:p>
          </table:table-cell>
          <table:table-cell office:value-type="float" office:value="-1.531765">
            <text:p>-1,531765</text:p>
          </table:table-cell>
          <table:table-cell table:number-columns-repeated="1019"/>
        </table:table-row>
        <table:table-row table:style-name="ro1">
          <table:table-cell office:value-type="float" office:value="618.386719">
            <text:p>618,386719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61839">
            <text:p>0,061839</text:p>
          </table:table-cell>
          <table:table-cell office:value-type="float" office:value="-1.551176">
            <text:p>-1,551176</text:p>
          </table:table-cell>
          <table:table-cell table:number-columns-repeated="1019"/>
        </table:table-row>
        <table:table-row table:style-name="ro1">
          <table:table-cell office:value-type="float" office:value="637.125671">
            <text:p>637,125671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63713">
            <text:p>0,063713</text:p>
          </table:table-cell>
          <table:table-cell office:value-type="float" office:value="-1.551176">
            <text:p>-1,551176</text:p>
          </table:table-cell>
          <table:table-cell table:number-columns-repeated="1019"/>
        </table:table-row>
        <table:table-row table:style-name="ro1">
          <table:table-cell office:value-type="float" office:value="624.633057">
            <text:p>624,633057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62463">
            <text:p>0,062463</text:p>
          </table:table-cell>
          <table:table-cell office:value-type="float" office:value="-1.570588">
            <text:p>-1,570588</text:p>
          </table:table-cell>
          <table:table-cell table:number-columns-repeated="1019"/>
        </table:table-row>
        <table:table-row table:style-name="ro1">
          <table:table-cell office:value-type="float" office:value="624.633057">
            <text:p>624,633057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62463">
            <text:p>0,062463</text:p>
          </table:table-cell>
          <table:table-cell office:value-type="float" office:value="-1.570588">
            <text:p>-1,570588</text:p>
          </table:table-cell>
          <table:table-cell table:number-columns-repeated="1019"/>
        </table:table-row>
        <table:table-row table:style-name="ro1">
          <table:table-cell office:value-type="float" office:value="624.633057">
            <text:p>624,633057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062463">
            <text:p>0,062463</text:p>
          </table:table-cell>
          <table:table-cell office:value-type="float" office:value="-1.589412">
            <text:p>-1,589412</text:p>
          </table:table-cell>
          <table:table-cell table:number-columns-repeated="1019"/>
        </table:table-row>
        <table:table-row table:style-name="ro1">
          <table:table-cell office:value-type="float" office:value="624.633057">
            <text:p>624,633057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62463">
            <text:p>0,062463</text:p>
          </table:table-cell>
          <table:table-cell office:value-type="float" office:value="-1.589412">
            <text:p>-1,589412</text:p>
          </table:table-cell>
          <table:table-cell table:number-columns-repeated="1019"/>
        </table:table-row>
        <table:table-row table:style-name="ro1">
          <table:table-cell office:value-type="float" office:value="630.879333">
            <text:p>630,879333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63088">
            <text:p>0,063088</text:p>
          </table:table-cell>
          <table:table-cell office:value-type="float" office:value="-1.608824">
            <text:p>-1,608824</text:p>
          </table:table-cell>
          <table:table-cell table:number-columns-repeated="1019"/>
        </table:table-row>
        <table:table-row table:style-name="ro1">
          <table:table-cell office:value-type="float" office:value="630.879333">
            <text:p>630,879333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63088">
            <text:p>0,063088</text:p>
          </table:table-cell>
          <table:table-cell office:value-type="float" office:value="-1.608824">
            <text:p>-1,608824</text:p>
          </table:table-cell>
          <table:table-cell table:number-columns-repeated="1019"/>
        </table:table-row>
        <table:table-row table:style-name="ro1">
          <table:table-cell office:value-type="float" office:value="637.125671">
            <text:p>637,125671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63713">
            <text:p>0,063713</text:p>
          </table:table-cell>
          <table:table-cell office:value-type="float" office:value="-1.628235">
            <text:p>-1,628235</text:p>
          </table:table-cell>
          <table:table-cell table:number-columns-repeated="1019"/>
        </table:table-row>
        <table:table-row table:style-name="ro1">
          <table:table-cell office:value-type="float" office:value="637.125671">
            <text:p>637,125671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063713">
            <text:p>0,063713</text:p>
          </table:table-cell>
          <table:table-cell office:value-type="float" office:value="-1.628235">
            <text:p>-1,628235</text:p>
          </table:table-cell>
          <table:table-cell table:number-columns-repeated="1019"/>
        </table:table-row>
        <table:table-row table:style-name="ro1">
          <table:table-cell office:value-type="float" office:value="655.864685">
            <text:p>655,864685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065586">
            <text:p>0,065586</text:p>
          </table:table-cell>
          <table:table-cell office:value-type="float" office:value="-1.646765">
            <text:p>-1,646765</text:p>
          </table:table-cell>
          <table:table-cell table:number-columns-repeated="1019"/>
        </table:table-row>
        <table:table-row table:style-name="ro1">
          <table:table-cell office:value-type="float" office:value="655.864685">
            <text:p>655,864685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65586">
            <text:p>0,065586</text:p>
          </table:table-cell>
          <table:table-cell office:value-type="float" office:value="-1.646765">
            <text:p>-1,646765</text:p>
          </table:table-cell>
          <table:table-cell table:number-columns-repeated="1019"/>
        </table:table-row>
        <table:table-row table:style-name="ro1">
          <table:table-cell office:value-type="float" office:value="655.864685">
            <text:p>655,864685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65586">
            <text:p>0,065586</text:p>
          </table:table-cell>
          <table:table-cell office:value-type="float" office:value="-1.666471">
            <text:p>-1,666471</text:p>
          </table:table-cell>
          <table:table-cell table:number-columns-repeated="1019"/>
        </table:table-row>
        <table:table-row table:style-name="ro1">
          <table:table-cell office:value-type="float" office:value="655.864685">
            <text:p>655,864685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65586">
            <text:p>0,065586</text:p>
          </table:table-cell>
          <table:table-cell office:value-type="float" office:value="-1.666471">
            <text:p>-1,666471</text:p>
          </table:table-cell>
          <table:table-cell table:number-columns-repeated="1019"/>
        </table:table-row>
        <table:table-row table:style-name="ro1">
          <table:table-cell office:value-type="float" office:value="662.111023">
            <text:p>662,111023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66211">
            <text:p>0,066211</text:p>
          </table:table-cell>
          <table:table-cell office:value-type="float" office:value="-1.685588">
            <text:p>-1,685588</text:p>
          </table:table-cell>
          <table:table-cell table:number-columns-repeated="1019"/>
        </table:table-row>
        <table:table-row table:style-name="ro1">
          <table:table-cell office:value-type="float" office:value="662.111023">
            <text:p>662,111023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66211">
            <text:p>0,066211</text:p>
          </table:table-cell>
          <table:table-cell office:value-type="float" office:value="-1.685588">
            <text:p>-1,685588</text:p>
          </table:table-cell>
          <table:table-cell table:number-columns-repeated="1019"/>
        </table:table-row>
        <table:table-row table:style-name="ro1">
          <table:table-cell office:value-type="float" office:value="674.603699">
            <text:p>674,603699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06746">
            <text:p>0,06746</text:p>
          </table:table-cell>
          <table:table-cell office:value-type="float" office:value="-1.704706">
            <text:p>-1,704706</text:p>
          </table:table-cell>
          <table:table-cell table:number-columns-repeated="1019"/>
        </table:table-row>
        <table:table-row table:style-name="ro1">
          <table:table-cell office:value-type="float" office:value="674.603699">
            <text:p>674,603699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6746">
            <text:p>0,06746</text:p>
          </table:table-cell>
          <table:table-cell office:value-type="float" office:value="-1.704706">
            <text:p>-1,704706</text:p>
          </table:table-cell>
          <table:table-cell table:number-columns-repeated="1019"/>
        </table:table-row>
        <table:table-row table:style-name="ro1">
          <table:table-cell office:value-type="float" office:value="693.342651">
            <text:p>693,342651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069334">
            <text:p>0,069334</text:p>
          </table:table-cell>
          <table:table-cell office:value-type="float" office:value="-1.724412">
            <text:p>-1,724412</text:p>
          </table:table-cell>
          <table:table-cell table:number-columns-repeated="1019"/>
        </table:table-row>
        <table:table-row table:style-name="ro1">
          <table:table-cell office:value-type="float" office:value="693.342651">
            <text:p>693,342651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69334">
            <text:p>0,069334</text:p>
          </table:table-cell>
          <table:table-cell office:value-type="float" office:value="-1.724412">
            <text:p>-1,724412</text:p>
          </table:table-cell>
          <table:table-cell table:number-columns-repeated="1019"/>
        </table:table-row>
        <table:table-row table:style-name="ro1">
          <table:table-cell office:value-type="float" office:value="693.342651">
            <text:p>693,342651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69334">
            <text:p>0,069334</text:p>
          </table:table-cell>
          <table:table-cell office:value-type="float" office:value="-1.743235">
            <text:p>-1,743235</text:p>
          </table:table-cell>
          <table:table-cell table:number-columns-repeated="1019"/>
        </table:table-row>
        <table:table-row table:style-name="ro1">
          <table:table-cell office:value-type="float" office:value="693.342651">
            <text:p>693,342651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069334">
            <text:p>0,069334</text:p>
          </table:table-cell>
          <table:table-cell office:value-type="float" office:value="-1.743235">
            <text:p>-1,743235</text:p>
          </table:table-cell>
          <table:table-cell table:number-columns-repeated="1019"/>
        </table:table-row>
        <table:table-row table:style-name="ro1">
          <table:table-cell office:value-type="float" office:value="699.588989">
            <text:p>699,588989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069959">
            <text:p>0,069959</text:p>
          </table:table-cell>
          <table:table-cell office:value-type="float" office:value="-1.763235">
            <text:p>-1,763235</text:p>
          </table:table-cell>
          <table:table-cell table:number-columns-repeated="1019"/>
        </table:table-row>
        <table:table-row table:style-name="ro1">
          <table:table-cell office:value-type="float" office:value="699.588989">
            <text:p>699,588989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69959">
            <text:p>0,069959</text:p>
          </table:table-cell>
          <table:table-cell office:value-type="float" office:value="-1.782353">
            <text:p>-1,782353</text:p>
          </table:table-cell>
          <table:table-cell table:number-columns-repeated="1019"/>
        </table:table-row>
        <table:table-row table:style-name="ro1">
          <table:table-cell office:value-type="float" office:value="693.342651">
            <text:p>693,342651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69334">
            <text:p>0,069334</text:p>
          </table:table-cell>
          <table:table-cell office:value-type="float" office:value="-1.782353">
            <text:p>-1,782353</text:p>
          </table:table-cell>
          <table:table-cell table:number-columns-repeated="1019"/>
        </table:table-row>
        <table:table-row table:style-name="ro1">
          <table:table-cell office:value-type="float" office:value="693.342651">
            <text:p>693,342651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69334">
            <text:p>0,069334</text:p>
          </table:table-cell>
          <table:table-cell office:value-type="float" office:value="-1.801471">
            <text:p>-1,801471</text:p>
          </table:table-cell>
          <table:table-cell table:number-columns-repeated="1019"/>
        </table:table-row>
        <table:table-row table:style-name="ro1">
          <table:table-cell office:value-type="float" office:value="705.835327">
            <text:p>705,835327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70584">
            <text:p>0,070584</text:p>
          </table:table-cell>
          <table:table-cell office:value-type="float" office:value="-1.801471">
            <text:p>-1,801471</text:p>
          </table:table-cell>
          <table:table-cell table:number-columns-repeated="1019"/>
        </table:table-row>
        <table:table-row table:style-name="ro1">
          <table:table-cell office:value-type="float" office:value="705.835327">
            <text:p>705,835327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70584">
            <text:p>0,070584</text:p>
          </table:table-cell>
          <table:table-cell office:value-type="float" office:value="-1.820882">
            <text:p>-1,820882</text:p>
          </table:table-cell>
          <table:table-cell table:number-columns-repeated="1019"/>
        </table:table-row>
        <table:table-row table:style-name="ro1">
          <table:table-cell office:value-type="float" office:value="712.081665">
            <text:p>712,081665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71208">
            <text:p>0,071208</text:p>
          </table:table-cell>
          <table:table-cell office:value-type="float" office:value="-1.820882">
            <text:p>-1,820882</text:p>
          </table:table-cell>
          <table:table-cell table:number-columns-repeated="1019"/>
        </table:table-row>
        <table:table-row table:style-name="ro1">
          <table:table-cell office:value-type="float" office:value="718.328003">
            <text:p>718,328003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71833">
            <text:p>0,071833</text:p>
          </table:table-cell>
          <table:table-cell office:value-type="float" office:value="-1.839706">
            <text:p>-1,839706</text:p>
          </table:table-cell>
          <table:table-cell table:number-columns-repeated="1019"/>
        </table:table-row>
        <table:table-row table:style-name="ro1">
          <table:table-cell office:value-type="float" office:value="718.328003">
            <text:p>718,328003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71833">
            <text:p>0,071833</text:p>
          </table:table-cell>
          <table:table-cell office:value-type="float" office:value="-1.839706">
            <text:p>-1,839706</text:p>
          </table:table-cell>
          <table:table-cell table:number-columns-repeated="1019"/>
        </table:table-row>
        <table:table-row table:style-name="ro1">
          <table:table-cell office:value-type="float" office:value="730.820618">
            <text:p>730,820618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73082">
            <text:p>0,073082</text:p>
          </table:table-cell>
          <table:table-cell office:value-type="float" office:value="-1.858824">
            <text:p>-1,858824</text:p>
          </table:table-cell>
          <table:table-cell table:number-columns-repeated="1019"/>
        </table:table-row>
        <table:table-row table:style-name="ro1">
          <table:table-cell office:value-type="float" office:value="730.820618">
            <text:p>730,820618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73082">
            <text:p>0,073082</text:p>
          </table:table-cell>
          <table:table-cell office:value-type="float" office:value="-1.858824">
            <text:p>-1,858824</text:p>
          </table:table-cell>
          <table:table-cell table:number-columns-repeated="1019"/>
        </table:table-row>
        <table:table-row table:style-name="ro1">
          <table:table-cell office:value-type="float" office:value="737.066956">
            <text:p>737,066956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073707">
            <text:p>0,073707</text:p>
          </table:table-cell>
          <table:table-cell office:value-type="float" office:value="-1.877353">
            <text:p>-1,877353</text:p>
          </table:table-cell>
          <table:table-cell table:number-columns-repeated="1019"/>
        </table:table-row>
        <table:table-row table:style-name="ro1">
          <table:table-cell office:value-type="float" office:value="737.066956">
            <text:p>737,066956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73707">
            <text:p>0,073707</text:p>
          </table:table-cell>
          <table:table-cell office:value-type="float" office:value="-1.877353">
            <text:p>-1,877353</text:p>
          </table:table-cell>
          <table:table-cell table:number-columns-repeated="1019"/>
        </table:table-row>
        <table:table-row table:style-name="ro1">
          <table:table-cell office:value-type="float" office:value="755.805969">
            <text:p>755,805969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75581">
            <text:p>0,075581</text:p>
          </table:table-cell>
          <table:table-cell office:value-type="float" office:value="-1.896471">
            <text:p>-1,896471</text:p>
          </table:table-cell>
          <table:table-cell table:number-columns-repeated="1019"/>
        </table:table-row>
        <table:table-row table:style-name="ro1">
          <table:table-cell office:value-type="float" office:value="755.805969">
            <text:p>755,805969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75581">
            <text:p>0,075581</text:p>
          </table:table-cell>
          <table:table-cell office:value-type="float" office:value="-1.896471">
            <text:p>-1,896471</text:p>
          </table:table-cell>
          <table:table-cell table:number-columns-repeated="1019"/>
        </table:table-row>
        <table:table-row table:style-name="ro1">
          <table:table-cell office:value-type="float" office:value="743.313293">
            <text:p>743,313293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74331">
            <text:p>0,074331</text:p>
          </table:table-cell>
          <table:table-cell office:value-type="float" office:value="-1.916176">
            <text:p>-1,916176</text:p>
          </table:table-cell>
          <table:table-cell table:number-columns-repeated="1019"/>
        </table:table-row>
        <table:table-row table:style-name="ro1">
          <table:table-cell office:value-type="float" office:value="743.313293">
            <text:p>743,313293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74331">
            <text:p>0,074331</text:p>
          </table:table-cell>
          <table:table-cell office:value-type="float" office:value="-1.916176">
            <text:p>-1,916176</text:p>
          </table:table-cell>
          <table:table-cell table:number-columns-repeated="1019"/>
        </table:table-row>
        <table:table-row table:style-name="ro1">
          <table:table-cell office:value-type="float" office:value="755.805969">
            <text:p>755,805969</text:p>
          </table:table-cell>
          <table:table-cell office:value-type="float" office:value="-0.003233">
            <text:p>-0,003233</text:p>
          </table:table-cell>
          <table:table-cell office:value-type="float" office:value="-0.003195">
            <text:p>-0,003195</text:p>
          </table:table-cell>
          <table:table-cell office:value-type="float" office:value="0.075581">
            <text:p>0,075581</text:p>
          </table:table-cell>
          <table:table-cell office:value-type="float" office:value="-1.935294">
            <text:p>-1,935294</text:p>
          </table:table-cell>
          <table:table-cell table:number-columns-repeated="1019"/>
        </table:table-row>
        <table:table-row table:style-name="ro1">
          <table:table-cell office:value-type="float" office:value="755.805969">
            <text:p>755,805969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75581">
            <text:p>0,075581</text:p>
          </table:table-cell>
          <table:table-cell office:value-type="float" office:value="-1.935294">
            <text:p>-1,935294</text:p>
          </table:table-cell>
          <table:table-cell table:number-columns-repeated="1019"/>
        </table:table-row>
        <table:table-row table:style-name="ro1">
          <table:table-cell office:value-type="float" office:value="755.805969">
            <text:p>755,805969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75581">
            <text:p>0,075581</text:p>
          </table:table-cell>
          <table:table-cell office:value-type="float" office:value="-1.954706">
            <text:p>-1,954706</text:p>
          </table:table-cell>
          <table:table-cell table:number-columns-repeated="1019"/>
        </table:table-row>
        <table:table-row table:style-name="ro1">
          <table:table-cell office:value-type="float" office:value="755.805969">
            <text:p>755,805969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75581">
            <text:p>0,075581</text:p>
          </table:table-cell>
          <table:table-cell office:value-type="float" office:value="-1.954706">
            <text:p>-1,954706</text:p>
          </table:table-cell>
          <table:table-cell table:number-columns-repeated="1019"/>
        </table:table-row>
        <table:table-row table:style-name="ro1">
          <table:table-cell office:value-type="float" office:value="755.805969">
            <text:p>755,805969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75581">
            <text:p>0,075581</text:p>
          </table:table-cell>
          <table:table-cell office:value-type="float" office:value="-1.974412">
            <text:p>-1,974412</text:p>
          </table:table-cell>
          <table:table-cell table:number-columns-repeated="1019"/>
        </table:table-row>
        <table:table-row table:style-name="ro1">
          <table:table-cell office:value-type="float" office:value="755.805969">
            <text:p>755,805969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75581">
            <text:p>0,075581</text:p>
          </table:table-cell>
          <table:table-cell office:value-type="float" office:value="-1.974412">
            <text:p>-1,974412</text:p>
          </table:table-cell>
          <table:table-cell table:number-columns-repeated="1019"/>
        </table:table-row>
        <table:table-row table:style-name="ro1">
          <table:table-cell office:value-type="float" office:value="780.79126">
            <text:p>780,79126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78079">
            <text:p>0,078079</text:p>
          </table:table-cell>
          <table:table-cell office:value-type="float" office:value="-1.992941">
            <text:p>-1,992941</text:p>
          </table:table-cell>
          <table:table-cell table:number-columns-repeated="1019"/>
        </table:table-row>
        <table:table-row table:style-name="ro1">
          <table:table-cell office:value-type="float" office:value="780.79126">
            <text:p>780,79126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78079">
            <text:p>0,078079</text:p>
          </table:table-cell>
          <table:table-cell office:value-type="float" office:value="-2.012353">
            <text:p>-2,012353</text:p>
          </table:table-cell>
          <table:table-cell table:number-columns-repeated="1019"/>
        </table:table-row>
        <table:table-row table:style-name="ro1">
          <table:table-cell office:value-type="float" office:value="780.79126">
            <text:p>780,79126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78079">
            <text:p>0,078079</text:p>
          </table:table-cell>
          <table:table-cell office:value-type="float" office:value="-2.012353">
            <text:p>-2,012353</text:p>
          </table:table-cell>
          <table:table-cell table:number-columns-repeated="1019"/>
        </table:table-row>
        <table:table-row table:style-name="ro1">
          <table:table-cell office:value-type="float" office:value="780.79126">
            <text:p>780,79126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78079">
            <text:p>0,078079</text:p>
          </table:table-cell>
          <table:table-cell office:value-type="float" office:value="-2.031177">
            <text:p>-2,031177</text:p>
          </table:table-cell>
          <table:table-cell table:number-columns-repeated="1019"/>
        </table:table-row>
        <table:table-row table:style-name="ro1">
          <table:table-cell office:value-type="float" office:value="787.037598">
            <text:p>787,037598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78704">
            <text:p>0,078704</text:p>
          </table:table-cell>
          <table:table-cell office:value-type="float" office:value="-2.031177">
            <text:p>-2,031177</text:p>
          </table:table-cell>
          <table:table-cell table:number-columns-repeated="1019"/>
        </table:table-row>
        <table:table-row table:style-name="ro1">
          <table:table-cell office:value-type="float" office:value="780.79126">
            <text:p>780,79126</text:p>
          </table:table-cell>
          <table:table-cell office:value-type="float" office:value="-0.003232">
            <text:p>-0,003232</text:p>
          </table:table-cell>
          <table:table-cell office:value-type="float" office:value="-0.003195">
            <text:p>-0,003195</text:p>
          </table:table-cell>
          <table:table-cell office:value-type="float" office:value="0.078079">
            <text:p>0,078079</text:p>
          </table:table-cell>
          <table:table-cell office:value-type="float" office:value="-2.05">
            <text:p>-2,05</text:p>
          </table:table-cell>
          <table:table-cell table:number-columns-repeated="1019"/>
        </table:table-row>
        <table:table-row table:style-name="ro1">
          <table:table-cell office:value-type="float" office:value="780.79126">
            <text:p>780,79126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78079">
            <text:p>0,078079</text:p>
          </table:table-cell>
          <table:table-cell office:value-type="float" office:value="-2.05">
            <text:p>-2,05</text:p>
          </table:table-cell>
          <table:table-cell table:number-columns-repeated="1019"/>
        </table:table-row>
        <table:table-row table:style-name="ro1">
          <table:table-cell office:value-type="float" office:value="818.269287">
            <text:p>818,269287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81827">
            <text:p>0,081827</text:p>
          </table:table-cell>
          <table:table-cell office:value-type="float" office:value="-2.069118">
            <text:p>-2,069118</text:p>
          </table:table-cell>
          <table:table-cell table:number-columns-repeated="1019"/>
        </table:table-row>
        <table:table-row table:style-name="ro1">
          <table:table-cell office:value-type="float" office:value="818.269287">
            <text:p>818,269287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81827">
            <text:p>0,081827</text:p>
          </table:table-cell>
          <table:table-cell office:value-type="float" office:value="-2.069118">
            <text:p>-2,069118</text:p>
          </table:table-cell>
          <table:table-cell table:number-columns-repeated="1019"/>
        </table:table-row>
        <table:table-row table:style-name="ro1">
          <table:table-cell office:value-type="float" office:value="830.761902">
            <text:p>830,761902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83076">
            <text:p>0,083076</text:p>
          </table:table-cell>
          <table:table-cell office:value-type="float" office:value="-2.088824">
            <text:p>-2,088824</text:p>
          </table:table-cell>
          <table:table-cell table:number-columns-repeated="1019"/>
        </table:table-row>
        <table:table-row table:style-name="ro1">
          <table:table-cell office:value-type="float" office:value="830.761902">
            <text:p>830,761902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83076">
            <text:p>0,083076</text:p>
          </table:table-cell>
          <table:table-cell office:value-type="float" office:value="-2.088824">
            <text:p>-2,088824</text:p>
          </table:table-cell>
          <table:table-cell table:number-columns-repeated="1019"/>
        </table:table-row>
        <table:table-row table:style-name="ro1">
          <table:table-cell office:value-type="float" office:value="824.515625">
            <text:p>824,515625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82452">
            <text:p>0,082452</text:p>
          </table:table-cell>
          <table:table-cell office:value-type="float" office:value="-2.107941">
            <text:p>-2,107941</text:p>
          </table:table-cell>
          <table:table-cell table:number-columns-repeated="1019"/>
        </table:table-row>
        <table:table-row table:style-name="ro1">
          <table:table-cell office:value-type="float" office:value="824.515625">
            <text:p>824,515625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82452">
            <text:p>0,082452</text:p>
          </table:table-cell>
          <table:table-cell office:value-type="float" office:value="-2.107941">
            <text:p>-2,107941</text:p>
          </table:table-cell>
          <table:table-cell table:number-columns-repeated="1019"/>
        </table:table-row>
        <table:table-row table:style-name="ro1">
          <table:table-cell office:value-type="float" office:value="824.515625">
            <text:p>824,515625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82452">
            <text:p>0,082452</text:p>
          </table:table-cell>
          <table:table-cell office:value-type="float" office:value="-2.127059">
            <text:p>-2,127059</text:p>
          </table:table-cell>
          <table:table-cell table:number-columns-repeated="1019"/>
        </table:table-row>
        <table:table-row table:style-name="ro1">
          <table:table-cell office:value-type="float" office:value="824.515625">
            <text:p>824,515625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82452">
            <text:p>0,082452</text:p>
          </table:table-cell>
          <table:table-cell office:value-type="float" office:value="-2.127059">
            <text:p>-2,127059</text:p>
          </table:table-cell>
          <table:table-cell table:number-columns-repeated="1019"/>
        </table:table-row>
        <table:table-row table:style-name="ro1">
          <table:table-cell office:value-type="float" office:value="855.747253">
            <text:p>855,74725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85575">
            <text:p>0,085575</text:p>
          </table:table-cell>
          <table:table-cell office:value-type="float" office:value="-2.146177">
            <text:p>-2,146177</text:p>
          </table:table-cell>
          <table:table-cell table:number-columns-repeated="1019"/>
        </table:table-row>
        <table:table-row table:style-name="ro1">
          <table:table-cell office:value-type="float" office:value="855.747253">
            <text:p>855,747253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85575">
            <text:p>0,085575</text:p>
          </table:table-cell>
          <table:table-cell office:value-type="float" office:value="-2.146177">
            <text:p>-2,146177</text:p>
          </table:table-cell>
          <table:table-cell table:number-columns-repeated="1019"/>
        </table:table-row>
        <table:table-row table:style-name="ro1">
          <table:table-cell office:value-type="float" office:value="843.254578">
            <text:p>843,254578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84325">
            <text:p>0,084325</text:p>
          </table:table-cell>
          <table:table-cell office:value-type="float" office:value="-2.165294">
            <text:p>-2,165294</text:p>
          </table:table-cell>
          <table:table-cell table:number-columns-repeated="1019"/>
        </table:table-row>
        <table:table-row table:style-name="ro1">
          <table:table-cell office:value-type="float" office:value="843.254578">
            <text:p>843,254578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84325">
            <text:p>0,084325</text:p>
          </table:table-cell>
          <table:table-cell office:value-type="float" office:value="-2.165294">
            <text:p>-2,165294</text:p>
          </table:table-cell>
          <table:table-cell table:number-columns-repeated="1019"/>
        </table:table-row>
        <table:table-row table:style-name="ro1">
          <table:table-cell office:value-type="float" office:value="855.747253">
            <text:p>855,74725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85575">
            <text:p>0,085575</text:p>
          </table:table-cell>
          <table:table-cell office:value-type="float" office:value="-2.184118">
            <text:p>-2,184118</text:p>
          </table:table-cell>
          <table:table-cell table:number-columns-repeated="1019"/>
        </table:table-row>
        <table:table-row table:style-name="ro1">
          <table:table-cell office:value-type="float" office:value="855.747253">
            <text:p>855,747253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85575">
            <text:p>0,085575</text:p>
          </table:table-cell>
          <table:table-cell office:value-type="float" office:value="-2.184118">
            <text:p>-2,184118</text:p>
          </table:table-cell>
          <table:table-cell table:number-columns-repeated="1019"/>
        </table:table-row>
        <table:table-row table:style-name="ro1">
          <table:table-cell office:value-type="float" office:value="874.486267">
            <text:p>874,486267</text:p>
          </table:table-cell>
          <table:table-cell office:value-type="float" office:value="-0.003225">
            <text:p>-0,003225</text:p>
          </table:table-cell>
          <table:table-cell office:value-type="float" office:value="-0.003197">
            <text:p>-0,003197</text:p>
          </table:table-cell>
          <table:table-cell office:value-type="float" office:value="0.087449">
            <text:p>0,087449</text:p>
          </table:table-cell>
          <table:table-cell office:value-type="float" office:value="-2.202941">
            <text:p>-2,202941</text:p>
          </table:table-cell>
          <table:table-cell table:number-columns-repeated="1019"/>
        </table:table-row>
        <table:table-row table:style-name="ro1">
          <table:table-cell office:value-type="float" office:value="874.486267">
            <text:p>874,486267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87449">
            <text:p>0,087449</text:p>
          </table:table-cell>
          <table:table-cell office:value-type="float" office:value="-2.202941">
            <text:p>-2,202941</text:p>
          </table:table-cell>
          <table:table-cell table:number-columns-repeated="1019"/>
        </table:table-row>
        <table:table-row table:style-name="ro1">
          <table:table-cell office:value-type="float" office:value="874.486267">
            <text:p>874,486267</text:p>
          </table:table-cell>
          <table:table-cell office:value-type="float" office:value="-0.003226">
            <text:p>-0,003226</text:p>
          </table:table-cell>
          <table:table-cell office:value-type="float" office:value="-0.0032">
            <text:p>-0,0032</text:p>
          </table:table-cell>
          <table:table-cell office:value-type="float" office:value="0.087449">
            <text:p>0,087449</text:p>
          </table:table-cell>
          <table:table-cell office:value-type="float" office:value="-2.222647">
            <text:p>-2,222647</text:p>
          </table:table-cell>
          <table:table-cell table:number-columns-repeated="1019"/>
        </table:table-row>
        <table:table-row table:style-name="ro1">
          <table:table-cell office:value-type="float" office:value="874.486267">
            <text:p>874,486267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87449">
            <text:p>0,087449</text:p>
          </table:table-cell>
          <table:table-cell office:value-type="float" office:value="-2.241765">
            <text:p>-2,241765</text:p>
          </table:table-cell>
          <table:table-cell table:number-columns-repeated="1019"/>
        </table:table-row>
        <table:table-row table:style-name="ro1">
          <table:table-cell office:value-type="float" office:value="899.471558">
            <text:p>899,471558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089947">
            <text:p>0,089947</text:p>
          </table:table-cell>
          <table:table-cell office:value-type="float" office:value="-2.241765">
            <text:p>-2,241765</text:p>
          </table:table-cell>
          <table:table-cell table:number-columns-repeated="1019"/>
        </table:table-row>
        <table:table-row table:style-name="ro1">
          <table:table-cell office:value-type="float" office:value="899.471558">
            <text:p>899,471558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89947">
            <text:p>0,089947</text:p>
          </table:table-cell>
          <table:table-cell office:value-type="float" office:value="-2.260588">
            <text:p>-2,260588</text:p>
          </table:table-cell>
          <table:table-cell table:number-columns-repeated="1019"/>
        </table:table-row>
        <table:table-row table:style-name="ro1">
          <table:table-cell office:value-type="float" office:value="886.978882">
            <text:p>886,978882</text:p>
          </table:table-cell>
          <table:table-cell office:value-type="float" office:value="-0.003226">
            <text:p>-0,003226</text:p>
          </table:table-cell>
          <table:table-cell office:value-type="float" office:value="-0.003201">
            <text:p>-0,003201</text:p>
          </table:table-cell>
          <table:table-cell office:value-type="float" office:value="0.088698">
            <text:p>0,088698</text:p>
          </table:table-cell>
          <table:table-cell office:value-type="float" office:value="-2.260588">
            <text:p>-2,260588</text:p>
          </table:table-cell>
          <table:table-cell table:number-columns-repeated="1019"/>
        </table:table-row>
        <table:table-row table:style-name="ro1">
          <table:table-cell office:value-type="float" office:value="893.22522">
            <text:p>893,22522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89323">
            <text:p>0,089323</text:p>
          </table:table-cell>
          <table:table-cell office:value-type="float" office:value="-2.28">
            <text:p>-2,28</text:p>
          </table:table-cell>
          <table:table-cell table:number-columns-repeated="1019"/>
        </table:table-row>
        <table:table-row table:style-name="ro1">
          <table:table-cell office:value-type="float" office:value="893.22522">
            <text:p>893,22522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89323">
            <text:p>0,089323</text:p>
          </table:table-cell>
          <table:table-cell office:value-type="float" office:value="-2.28">
            <text:p>-2,28</text:p>
          </table:table-cell>
          <table:table-cell table:number-columns-repeated="1019"/>
        </table:table-row>
        <table:table-row table:style-name="ro1">
          <table:table-cell office:value-type="float" office:value="905.717896">
            <text:p>905,717896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90572">
            <text:p>0,090572</text:p>
          </table:table-cell>
          <table:table-cell office:value-type="float" office:value="-2.299706">
            <text:p>-2,299706</text:p>
          </table:table-cell>
          <table:table-cell table:number-columns-repeated="1019"/>
        </table:table-row>
        <table:table-row table:style-name="ro1">
          <table:table-cell office:value-type="float" office:value="905.717896">
            <text:p>905,717896</text:p>
          </table:table-cell>
          <table:table-cell office:value-type="float" office:value="-0.003224">
            <text:p>-0,003224</text:p>
          </table:table-cell>
          <table:table-cell office:value-type="float" office:value="-0.003195">
            <text:p>-0,003195</text:p>
          </table:table-cell>
          <table:table-cell office:value-type="float" office:value="0.090572">
            <text:p>0,090572</text:p>
          </table:table-cell>
          <table:table-cell office:value-type="float" office:value="-2.299706">
            <text:p>-2,299706</text:p>
          </table:table-cell>
          <table:table-cell table:number-columns-repeated="1019"/>
        </table:table-row>
        <table:table-row table:style-name="ro1">
          <table:table-cell office:value-type="float" office:value="924.456909">
            <text:p>924,456909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92446">
            <text:p>0,092446</text:p>
          </table:table-cell>
          <table:table-cell office:value-type="float" office:value="-2.318235">
            <text:p>-2,318235</text:p>
          </table:table-cell>
          <table:table-cell table:number-columns-repeated="1019"/>
        </table:table-row>
        <table:table-row table:style-name="ro1">
          <table:table-cell office:value-type="float" office:value="924.456909">
            <text:p>924,456909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092446">
            <text:p>0,092446</text:p>
          </table:table-cell>
          <table:table-cell office:value-type="float" office:value="-2.318235">
            <text:p>-2,318235</text:p>
          </table:table-cell>
          <table:table-cell table:number-columns-repeated="1019"/>
        </table:table-row>
        <table:table-row table:style-name="ro1">
          <table:table-cell office:value-type="float" office:value="936.949524">
            <text:p>936,949524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93695">
            <text:p>0,093695</text:p>
          </table:table-cell>
          <table:table-cell office:value-type="float" office:value="-2.337647">
            <text:p>-2,337647</text:p>
          </table:table-cell>
          <table:table-cell table:number-columns-repeated="1019"/>
        </table:table-row>
        <table:table-row table:style-name="ro1">
          <table:table-cell office:value-type="float" office:value="936.949524">
            <text:p>936,949524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93695">
            <text:p>0,093695</text:p>
          </table:table-cell>
          <table:table-cell office:value-type="float" office:value="-2.337647">
            <text:p>-2,337647</text:p>
          </table:table-cell>
          <table:table-cell table:number-columns-repeated="1019"/>
        </table:table-row>
        <table:table-row table:style-name="ro1">
          <table:table-cell office:value-type="float" office:value="930.703186">
            <text:p>930,703186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09307">
            <text:p>0,09307</text:p>
          </table:table-cell>
          <table:table-cell office:value-type="float" office:value="-2.356765">
            <text:p>-2,356765</text:p>
          </table:table-cell>
          <table:table-cell table:number-columns-repeated="1019"/>
        </table:table-row>
        <table:table-row table:style-name="ro1">
          <table:table-cell office:value-type="float" office:value="930.703186">
            <text:p>930,703186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09307">
            <text:p>0,09307</text:p>
          </table:table-cell>
          <table:table-cell office:value-type="float" office:value="-2.356765">
            <text:p>-2,356765</text:p>
          </table:table-cell>
          <table:table-cell table:number-columns-repeated="1019"/>
        </table:table-row>
        <table:table-row table:style-name="ro1">
          <table:table-cell office:value-type="float" office:value="936.949524">
            <text:p>936,949524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093695">
            <text:p>0,093695</text:p>
          </table:table-cell>
          <table:table-cell office:value-type="float" office:value="-2.375588">
            <text:p>-2,375588</text:p>
          </table:table-cell>
          <table:table-cell table:number-columns-repeated="1019"/>
        </table:table-row>
        <table:table-row table:style-name="ro1">
          <table:table-cell office:value-type="float" office:value="936.949524">
            <text:p>936,949524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93695">
            <text:p>0,093695</text:p>
          </table:table-cell>
          <table:table-cell office:value-type="float" office:value="-2.375588">
            <text:p>-2,375588</text:p>
          </table:table-cell>
          <table:table-cell table:number-columns-repeated="1019"/>
        </table:table-row>
        <table:table-row table:style-name="ro1">
          <table:table-cell office:value-type="float" office:value="949.4422">
            <text:p>949,4422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94944">
            <text:p>0,094944</text:p>
          </table:table-cell>
          <table:table-cell office:value-type="float" office:value="-2.394412">
            <text:p>-2,394412</text:p>
          </table:table-cell>
          <table:table-cell table:number-columns-repeated="1019"/>
        </table:table-row>
        <table:table-row table:style-name="ro1">
          <table:table-cell office:value-type="float" office:value="949.4422">
            <text:p>949,442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94944">
            <text:p>0,094944</text:p>
          </table:table-cell>
          <table:table-cell office:value-type="float" office:value="-2.394412">
            <text:p>-2,394412</text:p>
          </table:table-cell>
          <table:table-cell table:number-columns-repeated="1019"/>
        </table:table-row>
        <table:table-row table:style-name="ro1">
          <table:table-cell office:value-type="float" office:value="949.4422">
            <text:p>949,4422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94944">
            <text:p>0,094944</text:p>
          </table:table-cell>
          <table:table-cell office:value-type="float" office:value="-2.414412">
            <text:p>-2,414412</text:p>
          </table:table-cell>
          <table:table-cell table:number-columns-repeated="1019"/>
        </table:table-row>
        <table:table-row table:style-name="ro1">
          <table:table-cell office:value-type="float" office:value="949.4422">
            <text:p>949,4422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94944">
            <text:p>0,094944</text:p>
          </table:table-cell>
          <table:table-cell office:value-type="float" office:value="-2.414412">
            <text:p>-2,414412</text:p>
          </table:table-cell>
          <table:table-cell table:number-columns-repeated="1019"/>
        </table:table-row>
        <table:table-row table:style-name="ro1">
          <table:table-cell office:value-type="float" office:value="955.688538">
            <text:p>955,688538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95569">
            <text:p>0,095569</text:p>
          </table:table-cell>
          <table:table-cell office:value-type="float" office:value="-2.435294">
            <text:p>-2,435294</text:p>
          </table:table-cell>
          <table:table-cell table:number-columns-repeated="1019"/>
        </table:table-row>
        <table:table-row table:style-name="ro1">
          <table:table-cell office:value-type="float" office:value="955.688538">
            <text:p>955,688538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95569">
            <text:p>0,095569</text:p>
          </table:table-cell>
          <table:table-cell office:value-type="float" office:value="-2.435294">
            <text:p>-2,435294</text:p>
          </table:table-cell>
          <table:table-cell table:number-columns-repeated="1019"/>
        </table:table-row>
        <table:table-row table:style-name="ro1">
          <table:table-cell office:value-type="float" office:value="986.920166">
            <text:p>986,920166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98692">
            <text:p>0,098692</text:p>
          </table:table-cell>
          <table:table-cell office:value-type="float" office:value="-2.454706">
            <text:p>-2,454706</text:p>
          </table:table-cell>
          <table:table-cell table:number-columns-repeated="1019"/>
        </table:table-row>
        <table:table-row table:style-name="ro1">
          <table:table-cell office:value-type="float" office:value="986.920166">
            <text:p>986,920166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98692">
            <text:p>0,098692</text:p>
          </table:table-cell>
          <table:table-cell office:value-type="float" office:value="-2.454706">
            <text:p>-2,454706</text:p>
          </table:table-cell>
          <table:table-cell table:number-columns-repeated="1019"/>
        </table:table-row>
        <table:table-row table:style-name="ro1">
          <table:table-cell office:value-type="float" office:value="993.166504">
            <text:p>993,166504</text:p>
          </table:table-cell>
          <table:table-cell office:value-type="float" office:value="-0.003232">
            <text:p>-0,003232</text:p>
          </table:table-cell>
          <table:table-cell office:value-type="float" office:value="-0.003194">
            <text:p>-0,003194</text:p>
          </table:table-cell>
          <table:table-cell office:value-type="float" office:value="0.099317">
            <text:p>0,099317</text:p>
          </table:table-cell>
          <table:table-cell office:value-type="float" office:value="-2.472941">
            <text:p>-2,472941</text:p>
          </table:table-cell>
          <table:table-cell table:number-columns-repeated="1019"/>
        </table:table-row>
        <table:table-row table:style-name="ro1">
          <table:table-cell office:value-type="float" office:value="993.166504">
            <text:p>993,166504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99317">
            <text:p>0,099317</text:p>
          </table:table-cell>
          <table:table-cell office:value-type="float" office:value="-2.472941">
            <text:p>-2,472941</text:p>
          </table:table-cell>
          <table:table-cell table:number-columns-repeated="1019"/>
        </table:table-row>
        <table:table-row table:style-name="ro1">
          <table:table-cell office:value-type="float" office:value="1005.65918">
            <text:p>1005,65918</text:p>
          </table:table-cell>
          <table:table-cell office:value-type="float" office:value="-0.003232">
            <text:p>-0,003232</text:p>
          </table:table-cell>
          <table:table-cell office:value-type="float" office:value="-0.003195">
            <text:p>-0,003195</text:p>
          </table:table-cell>
          <table:table-cell office:value-type="float" office:value="0.100566">
            <text:p>0,100566</text:p>
          </table:table-cell>
          <table:table-cell office:value-type="float" office:value="-2.492353">
            <text:p>-2,492353</text:p>
          </table:table-cell>
          <table:table-cell table:number-columns-repeated="1019"/>
        </table:table-row>
        <table:table-row table:style-name="ro1">
          <table:table-cell office:value-type="float" office:value="1005.65918">
            <text:p>1005,65918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00566">
            <text:p>0,100566</text:p>
          </table:table-cell>
          <table:table-cell office:value-type="float" office:value="-2.511471">
            <text:p>-2,511471</text:p>
          </table:table-cell>
          <table:table-cell table:number-columns-repeated="1019"/>
        </table:table-row>
        <table:table-row table:style-name="ro1">
          <table:table-cell office:value-type="float" office:value="993.166504">
            <text:p>993,166504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99317">
            <text:p>0,099317</text:p>
          </table:table-cell>
          <table:table-cell office:value-type="float" office:value="-2.511471">
            <text:p>-2,511471</text:p>
          </table:table-cell>
          <table:table-cell table:number-columns-repeated="1019"/>
        </table:table-row>
        <table:table-row table:style-name="ro1">
          <table:table-cell office:value-type="float" office:value="993.166504">
            <text:p>993,166504</text:p>
          </table:table-cell>
          <table:table-cell office:value-type="float" office:value="-0.003233">
            <text:p>-0,003233</text:p>
          </table:table-cell>
          <table:table-cell office:value-type="float" office:value="-0.003194">
            <text:p>-0,003194</text:p>
          </table:table-cell>
          <table:table-cell office:value-type="float" office:value="0.099317">
            <text:p>0,099317</text:p>
          </table:table-cell>
          <table:table-cell office:value-type="float" office:value="-2.530588">
            <text:p>-2,530588</text:p>
          </table:table-cell>
          <table:table-cell table:number-columns-repeated="1019"/>
        </table:table-row>
        <table:table-row table:style-name="ro1">
          <table:table-cell office:value-type="float" office:value="1018.151855">
            <text:p>1018,151855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01815">
            <text:p>0,101815</text:p>
          </table:table-cell>
          <table:table-cell office:value-type="float" office:value="-2.530588">
            <text:p>-2,530588</text:p>
          </table:table-cell>
          <table:table-cell table:number-columns-repeated="1019"/>
        </table:table-row>
        <table:table-row table:style-name="ro1">
          <table:table-cell office:value-type="float" office:value="1011.905518">
            <text:p>1011,905518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01191">
            <text:p>0,101191</text:p>
          </table:table-cell>
          <table:table-cell office:value-type="float" office:value="-2.549706">
            <text:p>-2,549706</text:p>
          </table:table-cell>
          <table:table-cell table:number-columns-repeated="1019"/>
        </table:table-row>
        <table:table-row table:style-name="ro1">
          <table:table-cell office:value-type="float" office:value="1011.905518">
            <text:p>1011,905518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01191">
            <text:p>0,101191</text:p>
          </table:table-cell>
          <table:table-cell office:value-type="float" office:value="-2.549706">
            <text:p>-2,549706</text:p>
          </table:table-cell>
          <table:table-cell table:number-columns-repeated="1019"/>
        </table:table-row>
        <table:table-row table:style-name="ro1">
          <table:table-cell office:value-type="float" office:value="1018.151855">
            <text:p>1018,151855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101815">
            <text:p>0,101815</text:p>
          </table:table-cell>
          <table:table-cell office:value-type="float" office:value="-2.568824">
            <text:p>-2,568824</text:p>
          </table:table-cell>
          <table:table-cell table:number-columns-repeated="1019"/>
        </table:table-row>
        <table:table-row table:style-name="ro1">
          <table:table-cell office:value-type="float" office:value="1018.151855">
            <text:p>1018,151855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01815">
            <text:p>0,101815</text:p>
          </table:table-cell>
          <table:table-cell office:value-type="float" office:value="-2.568824">
            <text:p>-2,568824</text:p>
          </table:table-cell>
          <table:table-cell table:number-columns-repeated="1019"/>
        </table:table-row>
        <table:table-row table:style-name="ro1">
          <table:table-cell office:value-type="float" office:value="1030.644531">
            <text:p>1030,644531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103064">
            <text:p>0,103064</text:p>
          </table:table-cell>
          <table:table-cell office:value-type="float" office:value="-2.588529">
            <text:p>-2,588529</text:p>
          </table:table-cell>
          <table:table-cell table:number-columns-repeated="1019"/>
        </table:table-row>
        <table:table-row table:style-name="ro1">
          <table:table-cell office:value-type="float" office:value="1030.644531">
            <text:p>1030,644531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03064">
            <text:p>0,103064</text:p>
          </table:table-cell>
          <table:table-cell office:value-type="float" office:value="-2.588529">
            <text:p>-2,588529</text:p>
          </table:table-cell>
          <table:table-cell table:number-columns-repeated="1019"/>
        </table:table-row>
        <table:table-row table:style-name="ro1">
          <table:table-cell office:value-type="float" office:value="1049.383545">
            <text:p>1049,383545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04938">
            <text:p>0,104938</text:p>
          </table:table-cell>
          <table:table-cell office:value-type="float" office:value="-2.607059">
            <text:p>-2,607059</text:p>
          </table:table-cell>
          <table:table-cell table:number-columns-repeated="1019"/>
        </table:table-row>
        <table:table-row table:style-name="ro1">
          <table:table-cell office:value-type="float" office:value="1049.383545">
            <text:p>1049,383545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04938">
            <text:p>0,104938</text:p>
          </table:table-cell>
          <table:table-cell office:value-type="float" office:value="-2.607059">
            <text:p>-2,607059</text:p>
          </table:table-cell>
          <table:table-cell table:number-columns-repeated="1019"/>
        </table:table-row>
        <table:table-row table:style-name="ro1">
          <table:table-cell office:value-type="float" office:value="1055.629761">
            <text:p>1055,629761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05563">
            <text:p>0,105563</text:p>
          </table:table-cell>
          <table:table-cell office:value-type="float" office:value="-2.626765">
            <text:p>-2,626765</text:p>
          </table:table-cell>
          <table:table-cell table:number-columns-repeated="1019"/>
        </table:table-row>
        <table:table-row table:style-name="ro1">
          <table:table-cell office:value-type="float" office:value="1055.629761">
            <text:p>1055,629761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105563">
            <text:p>0,105563</text:p>
          </table:table-cell>
          <table:table-cell office:value-type="float" office:value="-2.626765">
            <text:p>-2,626765</text:p>
          </table:table-cell>
          <table:table-cell table:number-columns-repeated="1019"/>
        </table:table-row>
        <table:table-row table:style-name="ro1">
          <table:table-cell office:value-type="float" office:value="1068.122437">
            <text:p>1068,122437</text:p>
          </table:table-cell>
          <table:table-cell office:value-type="float" office:value="-0.00323">
            <text:p>-0,00323</text:p>
          </table:table-cell>
          <table:table-cell office:value-type="float" office:value="-0.003191">
            <text:p>-0,003191</text:p>
          </table:table-cell>
          <table:table-cell office:value-type="float" office:value="0.106812">
            <text:p>0,106812</text:p>
          </table:table-cell>
          <table:table-cell office:value-type="float" office:value="-2.645588">
            <text:p>-2,645588</text:p>
          </table:table-cell>
          <table:table-cell table:number-columns-repeated="1019"/>
        </table:table-row>
        <table:table-row table:style-name="ro1">
          <table:table-cell office:value-type="float" office:value="1068.122437">
            <text:p>1068,122437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06812">
            <text:p>0,106812</text:p>
          </table:table-cell>
          <table:table-cell office:value-type="float" office:value="-2.645588">
            <text:p>-2,645588</text:p>
          </table:table-cell>
          <table:table-cell table:number-columns-repeated="1019"/>
        </table:table-row>
        <table:table-row table:style-name="ro1">
          <table:table-cell office:value-type="float" office:value="1080.615112">
            <text:p>1080,61511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08062">
            <text:p>0,108062</text:p>
          </table:table-cell>
          <table:table-cell office:value-type="float" office:value="-2.665">
            <text:p>-2,665</text:p>
          </table:table-cell>
          <table:table-cell table:number-columns-repeated="1019"/>
        </table:table-row>
        <table:table-row table:style-name="ro1">
          <table:table-cell office:value-type="float" office:value="1080.615112">
            <text:p>1080,615112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08062">
            <text:p>0,108062</text:p>
          </table:table-cell>
          <table:table-cell office:value-type="float" office:value="-2.665">
            <text:p>-2,665</text:p>
          </table:table-cell>
          <table:table-cell table:number-columns-repeated="1019"/>
        </table:table-row>
        <table:table-row table:style-name="ro1">
          <table:table-cell office:value-type="float" office:value="1080.615112">
            <text:p>1080,615112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08062">
            <text:p>0,108062</text:p>
          </table:table-cell>
          <table:table-cell office:value-type="float" office:value="-2.683824">
            <text:p>-2,683824</text:p>
          </table:table-cell>
          <table:table-cell table:number-columns-repeated="1019"/>
        </table:table-row>
        <table:table-row table:style-name="ro1">
          <table:table-cell office:value-type="float" office:value="1080.615112">
            <text:p>1080,615112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108062">
            <text:p>0,108062</text:p>
          </table:table-cell>
          <table:table-cell office:value-type="float" office:value="-2.683824">
            <text:p>-2,683824</text:p>
          </table:table-cell>
          <table:table-cell table:number-columns-repeated="1019"/>
        </table:table-row>
        <table:table-row table:style-name="ro1">
          <table:table-cell office:value-type="float" office:value="1093.107788">
            <text:p>1093,107788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109311">
            <text:p>0,109311</text:p>
          </table:table-cell>
          <table:table-cell office:value-type="float" office:value="-2.702941">
            <text:p>-2,702941</text:p>
          </table:table-cell>
          <table:table-cell table:number-columns-repeated="1019"/>
        </table:table-row>
        <table:table-row table:style-name="ro1">
          <table:table-cell office:value-type="float" office:value="1093.107788">
            <text:p>1093,107788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09311">
            <text:p>0,109311</text:p>
          </table:table-cell>
          <table:table-cell office:value-type="float" office:value="-2.702941">
            <text:p>-2,702941</text:p>
          </table:table-cell>
          <table:table-cell table:number-columns-repeated="1019"/>
        </table:table-row>
        <table:table-row table:style-name="ro1">
          <table:table-cell office:value-type="float" office:value="1105.600464">
            <text:p>1105,600464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1056">
            <text:p>0,11056</text:p>
          </table:table-cell>
          <table:table-cell office:value-type="float" office:value="-2.722353">
            <text:p>-2,722353</text:p>
          </table:table-cell>
          <table:table-cell table:number-columns-repeated="1019"/>
        </table:table-row>
        <table:table-row table:style-name="ro1">
          <table:table-cell office:value-type="float" office:value="1105.600464">
            <text:p>1105,600464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11056">
            <text:p>0,11056</text:p>
          </table:table-cell>
          <table:table-cell office:value-type="float" office:value="-2.741176">
            <text:p>-2,741176</text:p>
          </table:table-cell>
          <table:table-cell table:number-columns-repeated="1019"/>
        </table:table-row>
        <table:table-row table:style-name="ro1">
          <table:table-cell office:value-type="float" office:value="1118.09314">
            <text:p>1118,09314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111809">
            <text:p>0,111809</text:p>
          </table:table-cell>
          <table:table-cell office:value-type="float" office:value="-2.741176">
            <text:p>-2,741176</text:p>
          </table:table-cell>
          <table:table-cell table:number-columns-repeated="1019"/>
        </table:table-row>
        <table:table-row table:style-name="ro1">
          <table:table-cell office:value-type="float" office:value="1118.09314">
            <text:p>1118,09314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11809">
            <text:p>0,111809</text:p>
          </table:table-cell>
          <table:table-cell office:value-type="float" office:value="-2.760294">
            <text:p>-2,760294</text:p>
          </table:table-cell>
          <table:table-cell table:number-columns-repeated="1019"/>
        </table:table-row>
        <table:table-row table:style-name="ro1">
          <table:table-cell office:value-type="float" office:value="1105.600464">
            <text:p>1105,600464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1056">
            <text:p>0,11056</text:p>
          </table:table-cell>
          <table:table-cell office:value-type="float" office:value="-2.760294">
            <text:p>-2,760294</text:p>
          </table:table-cell>
          <table:table-cell table:number-columns-repeated="1019"/>
        </table:table-row>
        <table:table-row table:style-name="ro1">
          <table:table-cell office:value-type="float" office:value="1118.09314">
            <text:p>1118,09314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11809">
            <text:p>0,111809</text:p>
          </table:table-cell>
          <table:table-cell office:value-type="float" office:value="-2.78">
            <text:p>-2,78</text:p>
          </table:table-cell>
          <table:table-cell table:number-columns-repeated="1019"/>
        </table:table-row>
        <table:table-row table:style-name="ro1">
          <table:table-cell office:value-type="float" office:value="1118.09314">
            <text:p>1118,09314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111809">
            <text:p>0,111809</text:p>
          </table:table-cell>
          <table:table-cell office:value-type="float" office:value="-2.78">
            <text:p>-2,78</text:p>
          </table:table-cell>
          <table:table-cell table:number-columns-repeated="1019"/>
        </table:table-row>
        <table:table-row table:style-name="ro1">
          <table:table-cell office:value-type="float" office:value="1130.585815">
            <text:p>1130,585815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113059">
            <text:p>0,113059</text:p>
          </table:table-cell>
          <table:table-cell office:value-type="float" office:value="-2.798824">
            <text:p>-2,798824</text:p>
          </table:table-cell>
          <table:table-cell table:number-columns-repeated="1019"/>
        </table:table-row>
        <table:table-row table:style-name="ro1">
          <table:table-cell office:value-type="float" office:value="1130.585815">
            <text:p>1130,585815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113059">
            <text:p>0,113059</text:p>
          </table:table-cell>
          <table:table-cell office:value-type="float" office:value="-2.798824">
            <text:p>-2,798824</text:p>
          </table:table-cell>
          <table:table-cell table:number-columns-repeated="1019"/>
        </table:table-row>
        <table:table-row table:style-name="ro1">
          <table:table-cell office:value-type="float" office:value="1136.832153">
            <text:p>1136,832153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13683">
            <text:p>0,113683</text:p>
          </table:table-cell>
          <table:table-cell office:value-type="float" office:value="-2.817941">
            <text:p>-2,817941</text:p>
          </table:table-cell>
          <table:table-cell table:number-columns-repeated="1019"/>
        </table:table-row>
        <table:table-row table:style-name="ro1">
          <table:table-cell office:value-type="float" office:value="1136.832153">
            <text:p>1136,832153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13683">
            <text:p>0,113683</text:p>
          </table:table-cell>
          <table:table-cell office:value-type="float" office:value="-2.817941">
            <text:p>-2,817941</text:p>
          </table:table-cell>
          <table:table-cell table:number-columns-repeated="1019"/>
        </table:table-row>
        <table:table-row table:style-name="ro1">
          <table:table-cell office:value-type="float" office:value="1155.571045">
            <text:p>1155,571045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15557">
            <text:p>0,115557</text:p>
          </table:table-cell>
          <table:table-cell office:value-type="float" office:value="-2.837353">
            <text:p>-2,837353</text:p>
          </table:table-cell>
          <table:table-cell table:number-columns-repeated="1019"/>
        </table:table-row>
        <table:table-row table:style-name="ro1">
          <table:table-cell office:value-type="float" office:value="1155.571045">
            <text:p>1155,571045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15557">
            <text:p>0,115557</text:p>
          </table:table-cell>
          <table:table-cell office:value-type="float" office:value="-2.837353">
            <text:p>-2,837353</text:p>
          </table:table-cell>
          <table:table-cell table:number-columns-repeated="1019"/>
        </table:table-row>
        <table:table-row table:style-name="ro1">
          <table:table-cell office:value-type="float" office:value="1155.571045">
            <text:p>1155,571045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15557">
            <text:p>0,115557</text:p>
          </table:table-cell>
          <table:table-cell office:value-type="float" office:value="-2.856176">
            <text:p>-2,856176</text:p>
          </table:table-cell>
          <table:table-cell table:number-columns-repeated="1019"/>
        </table:table-row>
        <table:table-row table:style-name="ro1">
          <table:table-cell office:value-type="float" office:value="1155.571045">
            <text:p>1155,571045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15557">
            <text:p>0,115557</text:p>
          </table:table-cell>
          <table:table-cell office:value-type="float" office:value="-2.856176">
            <text:p>-2,856176</text:p>
          </table:table-cell>
          <table:table-cell table:number-columns-repeated="1019"/>
        </table:table-row>
        <table:table-row table:style-name="ro1">
          <table:table-cell office:value-type="float" office:value="1161.817383">
            <text:p>1161,817383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116182">
            <text:p>0,116182</text:p>
          </table:table-cell>
          <table:table-cell office:value-type="float" office:value="-2.875294">
            <text:p>-2,875294</text:p>
          </table:table-cell>
          <table:table-cell table:number-columns-repeated="1019"/>
        </table:table-row>
        <table:table-row table:style-name="ro1">
          <table:table-cell office:value-type="float" office:value="1161.817383">
            <text:p>1161,817383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116182">
            <text:p>0,116182</text:p>
          </table:table-cell>
          <table:table-cell office:value-type="float" office:value="-2.875294">
            <text:p>-2,875294</text:p>
          </table:table-cell>
          <table:table-cell table:number-columns-repeated="1019"/>
        </table:table-row>
        <table:table-row table:style-name="ro1">
          <table:table-cell office:value-type="float" office:value="1186.802734">
            <text:p>1186,802734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1868">
            <text:p>0,11868</text:p>
          </table:table-cell>
          <table:table-cell office:value-type="float" office:value="-2.894412">
            <text:p>-2,894412</text:p>
          </table:table-cell>
          <table:table-cell table:number-columns-repeated="1019"/>
        </table:table-row>
        <table:table-row table:style-name="ro1">
          <table:table-cell office:value-type="float" office:value="1186.802734">
            <text:p>1186,802734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1868">
            <text:p>0,11868</text:p>
          </table:table-cell>
          <table:table-cell office:value-type="float" office:value="-2.894412">
            <text:p>-2,894412</text:p>
          </table:table-cell>
          <table:table-cell table:number-columns-repeated="1019"/>
        </table:table-row>
        <table:table-row table:style-name="ro1">
          <table:table-cell office:value-type="float" office:value="1180.556396">
            <text:p>1180,556396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118056">
            <text:p>0,118056</text:p>
          </table:table-cell>
          <table:table-cell office:value-type="float" office:value="-2.914412">
            <text:p>-2,914412</text:p>
          </table:table-cell>
          <table:table-cell table:number-columns-repeated="1019"/>
        </table:table-row>
        <table:table-row table:style-name="ro1">
          <table:table-cell office:value-type="float" office:value="1180.556396">
            <text:p>1180,556396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118056">
            <text:p>0,118056</text:p>
          </table:table-cell>
          <table:table-cell office:value-type="float" office:value="-2.914412">
            <text:p>-2,914412</text:p>
          </table:table-cell>
          <table:table-cell table:number-columns-repeated="1019"/>
        </table:table-row>
        <table:table-row table:style-name="ro1">
          <table:table-cell office:value-type="float" office:value="1180.556396">
            <text:p>1180,556396</text:p>
          </table:table-cell>
          <table:table-cell office:value-type="float" office:value="-0.003231">
            <text:p>-0,003231</text:p>
          </table:table-cell>
          <table:table-cell office:value-type="float" office:value="-0.003194">
            <text:p>-0,003194</text:p>
          </table:table-cell>
          <table:table-cell office:value-type="float" office:value="0.118056">
            <text:p>0,118056</text:p>
          </table:table-cell>
          <table:table-cell office:value-type="float" office:value="-2.934118">
            <text:p>-2,934118</text:p>
          </table:table-cell>
          <table:table-cell table:number-columns-repeated="1019"/>
        </table:table-row>
        <table:table-row table:style-name="ro1">
          <table:table-cell office:value-type="float" office:value="1180.556396">
            <text:p>1180,556396</text:p>
          </table:table-cell>
          <table:table-cell office:value-type="float" office:value="-0.003233">
            <text:p>-0,003233</text:p>
          </table:table-cell>
          <table:table-cell office:value-type="float" office:value="-0.003194">
            <text:p>-0,003194</text:p>
          </table:table-cell>
          <table:table-cell office:value-type="float" office:value="0.118056">
            <text:p>0,118056</text:p>
          </table:table-cell>
          <table:table-cell office:value-type="float" office:value="-2.934118">
            <text:p>-2,934118</text:p>
          </table:table-cell>
          <table:table-cell table:number-columns-repeated="1019"/>
        </table:table-row>
        <table:table-row table:style-name="ro1">
          <table:table-cell office:value-type="float" office:value="1193.049072">
            <text:p>1193,049072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19305">
            <text:p>0,119305</text:p>
          </table:table-cell>
          <table:table-cell office:value-type="float" office:value="-2.953824">
            <text:p>-2,953824</text:p>
          </table:table-cell>
          <table:table-cell table:number-columns-repeated="1019"/>
        </table:table-row>
        <table:table-row table:style-name="ro1">
          <table:table-cell office:value-type="float" office:value="1193.049072">
            <text:p>1193,049072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19305">
            <text:p>0,119305</text:p>
          </table:table-cell>
          <table:table-cell office:value-type="float" office:value="-2.953824">
            <text:p>-2,953824</text:p>
          </table:table-cell>
          <table:table-cell table:number-columns-repeated="1019"/>
        </table:table-row>
        <table:table-row table:style-name="ro1">
          <table:table-cell office:value-type="float" office:value="1211.788086">
            <text:p>1211,788086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21179">
            <text:p>0,121179</text:p>
          </table:table-cell>
          <table:table-cell office:value-type="float" office:value="-2.974118">
            <text:p>-2,974118</text:p>
          </table:table-cell>
          <table:table-cell table:number-columns-repeated="1019"/>
        </table:table-row>
        <table:table-row table:style-name="ro1">
          <table:table-cell office:value-type="float" office:value="1211.788086">
            <text:p>1211,788086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21179">
            <text:p>0,121179</text:p>
          </table:table-cell>
          <table:table-cell office:value-type="float" office:value="-2.974118">
            <text:p>-2,974118</text:p>
          </table:table-cell>
          <table:table-cell table:number-columns-repeated="1019"/>
        </table:table-row>
        <table:table-row table:style-name="ro1">
          <table:table-cell office:value-type="float" office:value="1230.5271">
            <text:p>1230,5271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23053">
            <text:p>0,123053</text:p>
          </table:table-cell>
          <table:table-cell office:value-type="float" office:value="-2.992353">
            <text:p>-2,992353</text:p>
          </table:table-cell>
          <table:table-cell table:number-columns-repeated="1019"/>
        </table:table-row>
        <table:table-row table:style-name="ro1">
          <table:table-cell office:value-type="float" office:value="1230.5271">
            <text:p>1230,5271</text:p>
          </table:table-cell>
          <table:table-cell office:value-type="float" office:value="-0.003231">
            <text:p>-0,003231</text:p>
          </table:table-cell>
          <table:table-cell office:value-type="float" office:value="-0.003194">
            <text:p>-0,003194</text:p>
          </table:table-cell>
          <table:table-cell office:value-type="float" office:value="0.123053">
            <text:p>0,123053</text:p>
          </table:table-cell>
          <table:table-cell office:value-type="float" office:value="-3.010882">
            <text:p>-3,010882</text:p>
          </table:table-cell>
          <table:table-cell table:number-columns-repeated="1019"/>
        </table:table-row>
        <table:table-row table:style-name="ro1">
          <table:table-cell office:value-type="float" office:value="1236.773437">
            <text:p>1236,773437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123677">
            <text:p>0,123677</text:p>
          </table:table-cell>
          <table:table-cell office:value-type="float" office:value="-3.010882">
            <text:p>-3,010882</text:p>
          </table:table-cell>
          <table:table-cell table:number-columns-repeated="1019"/>
        </table:table-row>
        <table:table-row table:style-name="ro1">
          <table:table-cell office:value-type="float" office:value="1236.773437">
            <text:p>1236,773437</text:p>
          </table:table-cell>
          <table:table-cell office:value-type="float" office:value="-0.003228">
            <text:p>-0,003228</text:p>
          </table:table-cell>
          <table:table-cell office:value-type="float" office:value="-0.003191">
            <text:p>-0,003191</text:p>
          </table:table-cell>
          <table:table-cell office:value-type="float" office:value="0.123677">
            <text:p>0,123677</text:p>
          </table:table-cell>
          <table:table-cell office:value-type="float" office:value="-3.030294">
            <text:p>-3,030294</text:p>
          </table:table-cell>
          <table:table-cell table:number-columns-repeated="1019"/>
        </table:table-row>
        <table:table-row table:style-name="ro1">
          <table:table-cell office:value-type="float" office:value="1236.773437">
            <text:p>1236,773437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23677">
            <text:p>0,123677</text:p>
          </table:table-cell>
          <table:table-cell office:value-type="float" office:value="-3.030294">
            <text:p>-3,030294</text:p>
          </table:table-cell>
          <table:table-cell table:number-columns-repeated="1019"/>
        </table:table-row>
        <table:table-row table:style-name="ro1">
          <table:table-cell office:value-type="float" office:value="1236.773437">
            <text:p>1236,773437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123677">
            <text:p>0,123677</text:p>
          </table:table-cell>
          <table:table-cell office:value-type="float" office:value="-3.049412">
            <text:p>-3,049412</text:p>
          </table:table-cell>
          <table:table-cell table:number-columns-repeated="1019"/>
        </table:table-row>
        <table:table-row table:style-name="ro1">
          <table:table-cell office:value-type="float" office:value="1249.266113">
            <text:p>1249,266113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24927">
            <text:p>0,124927</text:p>
          </table:table-cell>
          <table:table-cell office:value-type="float" office:value="-3.049412">
            <text:p>-3,049412</text:p>
          </table:table-cell>
          <table:table-cell table:number-columns-repeated="1019"/>
        </table:table-row>
        <table:table-row table:style-name="ro1">
          <table:table-cell office:value-type="float" office:value="1249.266113">
            <text:p>1249,266113</text:p>
          </table:table-cell>
          <table:table-cell office:value-type="float" office:value="-0.003225">
            <text:p>-0,003225</text:p>
          </table:table-cell>
          <table:table-cell office:value-type="float" office:value="-0.003197">
            <text:p>-0,003197</text:p>
          </table:table-cell>
          <table:table-cell office:value-type="float" office:value="0.124927">
            <text:p>0,124927</text:p>
          </table:table-cell>
          <table:table-cell office:value-type="float" office:value="-3.068235">
            <text:p>-3,068235</text:p>
          </table:table-cell>
          <table:table-cell table:number-columns-repeated="1019"/>
        </table:table-row>
        <table:table-row table:style-name="ro1">
          <table:table-cell office:value-type="float" office:value="1249.266113">
            <text:p>1249,266113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24927">
            <text:p>0,124927</text:p>
          </table:table-cell>
          <table:table-cell office:value-type="float" office:value="-3.068235">
            <text:p>-3,068235</text:p>
          </table:table-cell>
          <table:table-cell table:number-columns-repeated="1019"/>
        </table:table-row>
        <table:table-row table:style-name="ro1">
          <table:table-cell office:value-type="float" office:value="1261.758667">
            <text:p>1261,758667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126176">
            <text:p>0,126176</text:p>
          </table:table-cell>
          <table:table-cell office:value-type="float" office:value="-3.087353">
            <text:p>-3,087353</text:p>
          </table:table-cell>
          <table:table-cell table:number-columns-repeated="1019"/>
        </table:table-row>
        <table:table-row table:style-name="ro1">
          <table:table-cell office:value-type="float" office:value="1261.758667">
            <text:p>1261,758667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26176">
            <text:p>0,126176</text:p>
          </table:table-cell>
          <table:table-cell office:value-type="float" office:value="-3.087353">
            <text:p>-3,087353</text:p>
          </table:table-cell>
          <table:table-cell table:number-columns-repeated="1019"/>
        </table:table-row>
        <table:table-row table:style-name="ro1">
          <table:table-cell office:value-type="float" office:value="1274.251343">
            <text:p>1274,251343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127425">
            <text:p>0,127425</text:p>
          </table:table-cell>
          <table:table-cell office:value-type="float" office:value="-3.106765">
            <text:p>-3,106765</text:p>
          </table:table-cell>
          <table:table-cell table:number-columns-repeated="1019"/>
        </table:table-row>
        <table:table-row table:style-name="ro1">
          <table:table-cell office:value-type="float" office:value="1274.251343">
            <text:p>1274,251343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127425">
            <text:p>0,127425</text:p>
          </table:table-cell>
          <table:table-cell office:value-type="float" office:value="-3.106765">
            <text:p>-3,106765</text:p>
          </table:table-cell>
          <table:table-cell table:number-columns-repeated="1019"/>
        </table:table-row>
        <table:table-row table:style-name="ro1">
          <table:table-cell office:value-type="float" office:value="1274.251343">
            <text:p>1274,251343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27425">
            <text:p>0,127425</text:p>
          </table:table-cell>
          <table:table-cell office:value-type="float" office:value="-3.125882">
            <text:p>-3,125882</text:p>
          </table:table-cell>
          <table:table-cell table:number-columns-repeated="1019"/>
        </table:table-row>
        <table:table-row table:style-name="ro1">
          <table:table-cell office:value-type="float" office:value="1274.251343">
            <text:p>1274,251343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27425">
            <text:p>0,127425</text:p>
          </table:table-cell>
          <table:table-cell office:value-type="float" office:value="-3.125882">
            <text:p>-3,125882</text:p>
          </table:table-cell>
          <table:table-cell table:number-columns-repeated="1019"/>
        </table:table-row>
        <table:table-row table:style-name="ro1">
          <table:table-cell office:value-type="float" office:value="1286.744019">
            <text:p>1286,744019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128674">
            <text:p>0,128674</text:p>
          </table:table-cell>
          <table:table-cell office:value-type="float" office:value="-3.145294">
            <text:p>-3,145294</text:p>
          </table:table-cell>
          <table:table-cell table:number-columns-repeated="1019"/>
        </table:table-row>
        <table:table-row table:style-name="ro1">
          <table:table-cell office:value-type="float" office:value="1286.744019">
            <text:p>1286,744019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28674">
            <text:p>0,128674</text:p>
          </table:table-cell>
          <table:table-cell office:value-type="float" office:value="-3.145294">
            <text:p>-3,145294</text:p>
          </table:table-cell>
          <table:table-cell table:number-columns-repeated="1019"/>
        </table:table-row>
        <table:table-row table:style-name="ro1">
          <table:table-cell office:value-type="float" office:value="1305.483032">
            <text:p>1305,483032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30548">
            <text:p>0,130548</text:p>
          </table:table-cell>
          <table:table-cell office:value-type="float" office:value="-3.164412">
            <text:p>-3,164412</text:p>
          </table:table-cell>
          <table:table-cell table:number-columns-repeated="1019"/>
        </table:table-row>
        <table:table-row table:style-name="ro1">
          <table:table-cell office:value-type="float" office:value="1305.483032">
            <text:p>1305,483032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130548">
            <text:p>0,130548</text:p>
          </table:table-cell>
          <table:table-cell office:value-type="float" office:value="-3.164412">
            <text:p>-3,164412</text:p>
          </table:table-cell>
          <table:table-cell table:number-columns-repeated="1019"/>
        </table:table-row>
        <table:table-row table:style-name="ro1">
          <table:table-cell office:value-type="float" office:value="1317.975708">
            <text:p>1317,975708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31798">
            <text:p>0,131798</text:p>
          </table:table-cell>
          <table:table-cell office:value-type="float" office:value="-3.183824">
            <text:p>-3,183824</text:p>
          </table:table-cell>
          <table:table-cell table:number-columns-repeated="1019"/>
        </table:table-row>
        <table:table-row table:style-name="ro1">
          <table:table-cell office:value-type="float" office:value="1317.975708">
            <text:p>1317,975708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131798">
            <text:p>0,131798</text:p>
          </table:table-cell>
          <table:table-cell office:value-type="float" office:value="-3.183824">
            <text:p>-3,183824</text:p>
          </table:table-cell>
          <table:table-cell table:number-columns-repeated="1019"/>
        </table:table-row>
        <table:table-row table:style-name="ro1">
          <table:table-cell office:value-type="float" office:value="1311.72937">
            <text:p>1311,72937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131173">
            <text:p>0,131173</text:p>
          </table:table-cell>
          <table:table-cell office:value-type="float" office:value="-3.203235">
            <text:p>-3,203235</text:p>
          </table:table-cell>
          <table:table-cell table:number-columns-repeated="1019"/>
        </table:table-row>
        <table:table-row table:style-name="ro1">
          <table:table-cell office:value-type="float" office:value="1311.72937">
            <text:p>1311,72937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31173">
            <text:p>0,131173</text:p>
          </table:table-cell>
          <table:table-cell office:value-type="float" office:value="-3.203235">
            <text:p>-3,203235</text:p>
          </table:table-cell>
          <table:table-cell table:number-columns-repeated="1019"/>
        </table:table-row>
        <table:table-row table:style-name="ro1">
          <table:table-cell office:value-type="float" office:value="1311.72937">
            <text:p>1311,72937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131173">
            <text:p>0,131173</text:p>
          </table:table-cell>
          <table:table-cell office:value-type="float" office:value="-3.221765">
            <text:p>-3,221765</text:p>
          </table:table-cell>
          <table:table-cell table:number-columns-repeated="1019"/>
        </table:table-row>
        <table:table-row table:style-name="ro1">
          <table:table-cell office:value-type="float" office:value="1311.72937">
            <text:p>1311,72937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31173">
            <text:p>0,131173</text:p>
          </table:table-cell>
          <table:table-cell office:value-type="float" office:value="-3.240588">
            <text:p>-3,240588</text:p>
          </table:table-cell>
          <table:table-cell table:number-columns-repeated="1019"/>
        </table:table-row>
        <table:table-row table:style-name="ro1">
          <table:table-cell office:value-type="float" office:value="1324.222046">
            <text:p>1324,222046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132422">
            <text:p>0,132422</text:p>
          </table:table-cell>
          <table:table-cell office:value-type="float" office:value="-3.240588">
            <text:p>-3,240588</text:p>
          </table:table-cell>
          <table:table-cell table:number-columns-repeated="1019"/>
        </table:table-row>
        <table:table-row table:style-name="ro1">
          <table:table-cell office:value-type="float" office:value="1324.222046">
            <text:p>1324,222046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32422">
            <text:p>0,132422</text:p>
          </table:table-cell>
          <table:table-cell office:value-type="float" office:value="-3.260294">
            <text:p>-3,260294</text:p>
          </table:table-cell>
          <table:table-cell table:number-columns-repeated="1019"/>
        </table:table-row>
        <table:table-row table:style-name="ro1">
          <table:table-cell office:value-type="float" office:value="1330.468384">
            <text:p>1330,468384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133047">
            <text:p>0,133047</text:p>
          </table:table-cell>
          <table:table-cell office:value-type="float" office:value="-3.260294">
            <text:p>-3,260294</text:p>
          </table:table-cell>
          <table:table-cell table:number-columns-repeated="1019"/>
        </table:table-row>
        <table:table-row table:style-name="ro1">
          <table:table-cell office:value-type="float" office:value="1330.468384">
            <text:p>1330,468384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133047">
            <text:p>0,133047</text:p>
          </table:table-cell>
          <table:table-cell office:value-type="float" office:value="-3.279412">
            <text:p>-3,279412</text:p>
          </table:table-cell>
          <table:table-cell table:number-columns-repeated="1019"/>
        </table:table-row>
        <table:table-row table:style-name="ro1">
          <table:table-cell office:value-type="float" office:value="1336.714722">
            <text:p>1336,714722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33671">
            <text:p>0,133671</text:p>
          </table:table-cell>
          <table:table-cell office:value-type="float" office:value="-3.279412">
            <text:p>-3,279412</text:p>
          </table:table-cell>
          <table:table-cell table:number-columns-repeated="1019"/>
        </table:table-row>
        <table:table-row table:style-name="ro1">
          <table:table-cell office:value-type="float" office:value="1367.946289">
            <text:p>1367,946289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136795">
            <text:p>0,136795</text:p>
          </table:table-cell>
          <table:table-cell office:value-type="float" office:value="-3.298529">
            <text:p>-3,298529</text:p>
          </table:table-cell>
          <table:table-cell table:number-columns-repeated="1019"/>
        </table:table-row>
        <table:table-row table:style-name="ro1">
          <table:table-cell office:value-type="float" office:value="1367.946289">
            <text:p>1367,946289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36795">
            <text:p>0,136795</text:p>
          </table:table-cell>
          <table:table-cell office:value-type="float" office:value="-3.298529">
            <text:p>-3,298529</text:p>
          </table:table-cell>
          <table:table-cell table:number-columns-repeated="1019"/>
        </table:table-row>
        <table:table-row table:style-name="ro1">
          <table:table-cell office:value-type="float" office:value="1361.699951">
            <text:p>1361,699951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3617">
            <text:p>0,13617</text:p>
          </table:table-cell>
          <table:table-cell office:value-type="float" office:value="-3.317941">
            <text:p>-3,317941</text:p>
          </table:table-cell>
          <table:table-cell table:number-columns-repeated="1019"/>
        </table:table-row>
        <table:table-row table:style-name="ro1">
          <table:table-cell office:value-type="float" office:value="1361.699951">
            <text:p>1361,699951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13617">
            <text:p>0,13617</text:p>
          </table:table-cell>
          <table:table-cell office:value-type="float" office:value="-3.317941">
            <text:p>-3,317941</text:p>
          </table:table-cell>
          <table:table-cell table:number-columns-repeated="1019"/>
        </table:table-row>
        <table:table-row table:style-name="ro1">
          <table:table-cell office:value-type="float" office:value="1374.192627">
            <text:p>1374,192627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137419">
            <text:p>0,137419</text:p>
          </table:table-cell>
          <table:table-cell office:value-type="float" office:value="-3.336765">
            <text:p>-3,336765</text:p>
          </table:table-cell>
          <table:table-cell table:number-columns-repeated="1019"/>
        </table:table-row>
        <table:table-row table:style-name="ro1">
          <table:table-cell office:value-type="float" office:value="1374.192627">
            <text:p>1374,192627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37419">
            <text:p>0,137419</text:p>
          </table:table-cell>
          <table:table-cell office:value-type="float" office:value="-3.336765">
            <text:p>-3,336765</text:p>
          </table:table-cell>
          <table:table-cell table:number-columns-repeated="1019"/>
        </table:table-row>
        <table:table-row table:style-name="ro1">
          <table:table-cell office:value-type="float" office:value="1380.438965">
            <text:p>1380,438965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138044">
            <text:p>0,138044</text:p>
          </table:table-cell>
          <table:table-cell office:value-type="float" office:value="-3.355882">
            <text:p>-3,355882</text:p>
          </table:table-cell>
          <table:table-cell table:number-columns-repeated="1019"/>
        </table:table-row>
        <table:table-row table:style-name="ro1">
          <table:table-cell office:value-type="float" office:value="1380.438965">
            <text:p>1380,438965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38044">
            <text:p>0,138044</text:p>
          </table:table-cell>
          <table:table-cell office:value-type="float" office:value="-3.355882">
            <text:p>-3,355882</text:p>
          </table:table-cell>
          <table:table-cell table:number-columns-repeated="1019"/>
        </table:table-row>
        <table:table-row table:style-name="ro1">
          <table:table-cell office:value-type="float" office:value="1392.931641">
            <text:p>1392,931641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39293">
            <text:p>0,139293</text:p>
          </table:table-cell>
          <table:table-cell office:value-type="float" office:value="-3.375294">
            <text:p>-3,375294</text:p>
          </table:table-cell>
          <table:table-cell table:number-columns-repeated="1019"/>
        </table:table-row>
        <table:table-row table:style-name="ro1">
          <table:table-cell office:value-type="float" office:value="1392.931641">
            <text:p>1392,931641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39293">
            <text:p>0,139293</text:p>
          </table:table-cell>
          <table:table-cell office:value-type="float" office:value="-3.375294">
            <text:p>-3,375294</text:p>
          </table:table-cell>
          <table:table-cell table:number-columns-repeated="1019"/>
        </table:table-row>
        <table:table-row table:style-name="ro1">
          <table:table-cell office:value-type="float" office:value="1392.931641">
            <text:p>1392,931641</text:p>
          </table:table-cell>
          <table:table-cell office:value-type="float" office:value="-0.003228">
            <text:p>-0,003228</text:p>
          </table:table-cell>
          <table:table-cell office:value-type="float" office:value="-0.0032">
            <text:p>-0,0032</text:p>
          </table:table-cell>
          <table:table-cell office:value-type="float" office:value="0.139293">
            <text:p>0,139293</text:p>
          </table:table-cell>
          <table:table-cell office:value-type="float" office:value="-3.393824">
            <text:p>-3,393824</text:p>
          </table:table-cell>
          <table:table-cell table:number-columns-repeated="1019"/>
        </table:table-row>
        <table:table-row table:style-name="ro1">
          <table:table-cell office:value-type="float" office:value="1392.931641">
            <text:p>1392,931641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39293">
            <text:p>0,139293</text:p>
          </table:table-cell>
          <table:table-cell office:value-type="float" office:value="-3.393824">
            <text:p>-3,393824</text:p>
          </table:table-cell>
          <table:table-cell table:number-columns-repeated="1019"/>
        </table:table-row>
        <table:table-row table:style-name="ro1">
          <table:table-cell office:value-type="float" office:value="1411.670654">
            <text:p>1411,670654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41167">
            <text:p>0,141167</text:p>
          </table:table-cell>
          <table:table-cell office:value-type="float" office:value="-3.414118">
            <text:p>-3,414118</text:p>
          </table:table-cell>
          <table:table-cell table:number-columns-repeated="1019"/>
        </table:table-row>
        <table:table-row table:style-name="ro1">
          <table:table-cell office:value-type="float" office:value="1411.670654">
            <text:p>1411,670654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141167">
            <text:p>0,141167</text:p>
          </table:table-cell>
          <table:table-cell office:value-type="float" office:value="-3.414118">
            <text:p>-3,414118</text:p>
          </table:table-cell>
          <table:table-cell table:number-columns-repeated="1019"/>
        </table:table-row>
        <table:table-row table:style-name="ro1">
          <table:table-cell office:value-type="float" office:value="1424.16333">
            <text:p>1424,16333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42416">
            <text:p>0,142416</text:p>
          </table:table-cell>
          <table:table-cell office:value-type="float" office:value="-3.435588">
            <text:p>-3,435588</text:p>
          </table:table-cell>
          <table:table-cell table:number-columns-repeated="1019"/>
        </table:table-row>
        <table:table-row table:style-name="ro1">
          <table:table-cell office:value-type="float" office:value="1424.16333">
            <text:p>1424,16333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142416">
            <text:p>0,142416</text:p>
          </table:table-cell>
          <table:table-cell office:value-type="float" office:value="-3.435588">
            <text:p>-3,435588</text:p>
          </table:table-cell>
          <table:table-cell table:number-columns-repeated="1019"/>
        </table:table-row>
        <table:table-row table:style-name="ro1">
          <table:table-cell office:value-type="float" office:value="1424.16333">
            <text:p>1424,16333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42416">
            <text:p>0,142416</text:p>
          </table:table-cell>
          <table:table-cell office:value-type="float" office:value="-3.452647">
            <text:p>-3,452647</text:p>
          </table:table-cell>
          <table:table-cell table:number-columns-repeated="1019"/>
        </table:table-row>
        <table:table-row table:style-name="ro1">
          <table:table-cell office:value-type="float" office:value="1424.16333">
            <text:p>1424,16333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42416">
            <text:p>0,142416</text:p>
          </table:table-cell>
          <table:table-cell office:value-type="float" office:value="-3.452647">
            <text:p>-3,452647</text:p>
          </table:table-cell>
          <table:table-cell table:number-columns-repeated="1019"/>
        </table:table-row>
        <table:table-row table:style-name="ro1">
          <table:table-cell office:value-type="float" office:value="1436.656006">
            <text:p>1436,656006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143666">
            <text:p>0,143666</text:p>
          </table:table-cell>
          <table:table-cell office:value-type="float" office:value="-3.472059">
            <text:p>-3,472059</text:p>
          </table:table-cell>
          <table:table-cell table:number-columns-repeated="1019"/>
        </table:table-row>
        <table:table-row table:style-name="ro1">
          <table:table-cell office:value-type="float" office:value="1436.656006">
            <text:p>1436,656006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143666">
            <text:p>0,143666</text:p>
          </table:table-cell>
          <table:table-cell office:value-type="float" office:value="-3.491176">
            <text:p>-3,491176</text:p>
          </table:table-cell>
          <table:table-cell table:number-columns-repeated="1019"/>
        </table:table-row>
        <table:table-row table:style-name="ro1">
          <table:table-cell office:value-type="float" office:value="1455.394897">
            <text:p>1455,394897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145539">
            <text:p>0,145539</text:p>
          </table:table-cell>
          <table:table-cell office:value-type="float" office:value="-3.491176">
            <text:p>-3,491176</text:p>
          </table:table-cell>
          <table:table-cell table:number-columns-repeated="1019"/>
        </table:table-row>
        <table:table-row table:style-name="ro1">
          <table:table-cell office:value-type="float" office:value="1455.394897">
            <text:p>1455,394897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45539">
            <text:p>0,145539</text:p>
          </table:table-cell>
          <table:table-cell office:value-type="float" office:value="-3.510588">
            <text:p>-3,510588</text:p>
          </table:table-cell>
          <table:table-cell table:number-columns-repeated="1019"/>
        </table:table-row>
        <table:table-row table:style-name="ro1">
          <table:table-cell office:value-type="float" office:value="1449.148682">
            <text:p>1449,148682</text:p>
          </table:table-cell>
          <table:table-cell office:value-type="float" office:value="-0.003231">
            <text:p>-0,003231</text:p>
          </table:table-cell>
          <table:table-cell office:value-type="float" office:value="-0.003191">
            <text:p>-0,003191</text:p>
          </table:table-cell>
          <table:table-cell office:value-type="float" office:value="0.144915">
            <text:p>0,144915</text:p>
          </table:table-cell>
          <table:table-cell office:value-type="float" office:value="-3.510588">
            <text:p>-3,510588</text:p>
          </table:table-cell>
          <table:table-cell table:number-columns-repeated="1019"/>
        </table:table-row>
        <table:table-row table:style-name="ro1">
          <table:table-cell office:value-type="float" office:value="1449.148682">
            <text:p>1449,148682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44915">
            <text:p>0,144915</text:p>
          </table:table-cell>
          <table:table-cell office:value-type="float" office:value="-3.529706">
            <text:p>-3,529706</text:p>
          </table:table-cell>
          <table:table-cell table:number-columns-repeated="1019"/>
        </table:table-row>
        <table:table-row table:style-name="ro1">
          <table:table-cell office:value-type="float" office:value="1455.394897">
            <text:p>1455,394897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45539">
            <text:p>0,145539</text:p>
          </table:table-cell>
          <table:table-cell office:value-type="float" office:value="-3.529706">
            <text:p>-3,529706</text:p>
          </table:table-cell>
          <table:table-cell table:number-columns-repeated="1019"/>
        </table:table-row>
        <table:table-row table:style-name="ro1">
          <table:table-cell office:value-type="float" office:value="1461.641235">
            <text:p>1461,641235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146164">
            <text:p>0,146164</text:p>
          </table:table-cell>
          <table:table-cell office:value-type="float" office:value="-3.547941">
            <text:p>-3,547941</text:p>
          </table:table-cell>
          <table:table-cell table:number-columns-repeated="1019"/>
        </table:table-row>
        <table:table-row table:style-name="ro1">
          <table:table-cell office:value-type="float" office:value="1461.641235">
            <text:p>1461,641235</text:p>
          </table:table-cell>
          <table:table-cell office:value-type="float" office:value="-0.003224">
            <text:p>-0,003224</text:p>
          </table:table-cell>
          <table:table-cell office:value-type="float" office:value="-0.003195">
            <text:p>-0,003195</text:p>
          </table:table-cell>
          <table:table-cell office:value-type="float" office:value="0.146164">
            <text:p>0,146164</text:p>
          </table:table-cell>
          <table:table-cell office:value-type="float" office:value="-3.547941">
            <text:p>-3,547941</text:p>
          </table:table-cell>
          <table:table-cell table:number-columns-repeated="1019"/>
        </table:table-row>
        <table:table-row table:style-name="ro1">
          <table:table-cell office:value-type="float" office:value="1474.133911">
            <text:p>1474,133911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147413">
            <text:p>0,147413</text:p>
          </table:table-cell>
          <table:table-cell office:value-type="float" office:value="-3.567353">
            <text:p>-3,567353</text:p>
          </table:table-cell>
          <table:table-cell table:number-columns-repeated="1019"/>
        </table:table-row>
        <table:table-row table:style-name="ro1">
          <table:table-cell office:value-type="float" office:value="1474.133911">
            <text:p>1474,133911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47413">
            <text:p>0,147413</text:p>
          </table:table-cell>
          <table:table-cell office:value-type="float" office:value="-3.567353">
            <text:p>-3,567353</text:p>
          </table:table-cell>
          <table:table-cell table:number-columns-repeated="1019"/>
        </table:table-row>
        <table:table-row table:style-name="ro1">
          <table:table-cell office:value-type="float" office:value="1492.872925">
            <text:p>1492,872925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49287">
            <text:p>0,149287</text:p>
          </table:table-cell>
          <table:table-cell office:value-type="float" office:value="-3.586176">
            <text:p>-3,586176</text:p>
          </table:table-cell>
          <table:table-cell table:number-columns-repeated="1019"/>
        </table:table-row>
        <table:table-row table:style-name="ro1">
          <table:table-cell office:value-type="float" office:value="1492.872925">
            <text:p>1492,872925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49287">
            <text:p>0,149287</text:p>
          </table:table-cell>
          <table:table-cell office:value-type="float" office:value="-3.586176">
            <text:p>-3,586176</text:p>
          </table:table-cell>
          <table:table-cell table:number-columns-repeated="1019"/>
        </table:table-row>
        <table:table-row table:style-name="ro1">
          <table:table-cell office:value-type="float" office:value="1492.872925">
            <text:p>1492,872925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149287">
            <text:p>0,149287</text:p>
          </table:table-cell>
          <table:table-cell office:value-type="float" office:value="-3.606176">
            <text:p>-3,606176</text:p>
          </table:table-cell>
          <table:table-cell table:number-columns-repeated="1019"/>
        </table:table-row>
        <table:table-row table:style-name="ro1">
          <table:table-cell office:value-type="float" office:value="1492.872925">
            <text:p>1492,872925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149287">
            <text:p>0,149287</text:p>
          </table:table-cell>
          <table:table-cell office:value-type="float" office:value="-3.606176">
            <text:p>-3,606176</text:p>
          </table:table-cell>
          <table:table-cell table:number-columns-repeated="1019"/>
        </table:table-row>
        <table:table-row table:style-name="ro1">
          <table:table-cell office:value-type="float" office:value="1505.365601">
            <text:p>1505,365601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50537">
            <text:p>0,150537</text:p>
          </table:table-cell>
          <table:table-cell office:value-type="float" office:value="-3.625">
            <text:p>-3,625</text:p>
          </table:table-cell>
          <table:table-cell table:number-columns-repeated="1019"/>
        </table:table-row>
        <table:table-row table:style-name="ro1">
          <table:table-cell office:value-type="float" office:value="1505.365601">
            <text:p>1505,365601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50537">
            <text:p>0,150537</text:p>
          </table:table-cell>
          <table:table-cell office:value-type="float" office:value="-3.625">
            <text:p>-3,625</text:p>
          </table:table-cell>
          <table:table-cell table:number-columns-repeated="1019"/>
        </table:table-row>
        <table:table-row table:style-name="ro1">
          <table:table-cell office:value-type="float" office:value="1499.119263">
            <text:p>1499,119263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149912">
            <text:p>0,149912</text:p>
          </table:table-cell>
          <table:table-cell office:value-type="float" office:value="-3.644412">
            <text:p>-3,644412</text:p>
          </table:table-cell>
          <table:table-cell table:number-columns-repeated="1019"/>
        </table:table-row>
        <table:table-row table:style-name="ro1">
          <table:table-cell office:value-type="float" office:value="1499.119263">
            <text:p>1499,119263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49912">
            <text:p>0,149912</text:p>
          </table:table-cell>
          <table:table-cell office:value-type="float" office:value="-3.644412">
            <text:p>-3,644412</text:p>
          </table:table-cell>
          <table:table-cell table:number-columns-repeated="1019"/>
        </table:table-row>
        <table:table-row table:style-name="ro1">
          <table:table-cell office:value-type="float" office:value="1505.365601">
            <text:p>1505,365601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150537">
            <text:p>0,150537</text:p>
          </table:table-cell>
          <table:table-cell office:value-type="float" office:value="-3.663529">
            <text:p>-3,663529</text:p>
          </table:table-cell>
          <table:table-cell table:number-columns-repeated="1019"/>
        </table:table-row>
        <table:table-row table:style-name="ro1">
          <table:table-cell office:value-type="float" office:value="1505.365601">
            <text:p>1505,365601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150537">
            <text:p>0,150537</text:p>
          </table:table-cell>
          <table:table-cell office:value-type="float" office:value="-3.663529">
            <text:p>-3,663529</text:p>
          </table:table-cell>
          <table:table-cell table:number-columns-repeated="1019"/>
        </table:table-row>
        <table:table-row table:style-name="ro1">
          <table:table-cell office:value-type="float" office:value="1511.611938">
            <text:p>1511,611938</text:p>
          </table:table-cell>
          <table:table-cell office:value-type="float" office:value="-0.00323">
            <text:p>-0,00323</text:p>
          </table:table-cell>
          <table:table-cell office:value-type="float" office:value="-0.003193">
            <text:p>-0,003193</text:p>
          </table:table-cell>
          <table:table-cell office:value-type="float" office:value="0.151161">
            <text:p>0,151161</text:p>
          </table:table-cell>
          <table:table-cell office:value-type="float" office:value="-3.683235">
            <text:p>-3,683235</text:p>
          </table:table-cell>
          <table:table-cell table:number-columns-repeated="1019"/>
        </table:table-row>
        <table:table-row table:style-name="ro1">
          <table:table-cell office:value-type="float" office:value="1511.611938">
            <text:p>1511,611938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151161">
            <text:p>0,151161</text:p>
          </table:table-cell>
          <table:table-cell office:value-type="float" office:value="-3.683235">
            <text:p>-3,683235</text:p>
          </table:table-cell>
          <table:table-cell table:number-columns-repeated="1019"/>
        </table:table-row>
        <table:table-row table:style-name="ro1">
          <table:table-cell office:value-type="float" office:value="1536.59729">
            <text:p>1536,59729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5366">
            <text:p>0,15366</text:p>
          </table:table-cell>
          <table:table-cell office:value-type="float" office:value="-3.703529">
            <text:p>-3,703529</text:p>
          </table:table-cell>
          <table:table-cell table:number-columns-repeated="1019"/>
        </table:table-row>
        <table:table-row table:style-name="ro1">
          <table:table-cell office:value-type="float" office:value="1536.59729">
            <text:p>1536,59729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5366">
            <text:p>0,15366</text:p>
          </table:table-cell>
          <table:table-cell office:value-type="float" office:value="-3.703529">
            <text:p>-3,703529</text:p>
          </table:table-cell>
          <table:table-cell table:number-columns-repeated="1019"/>
        </table:table-row>
        <table:table-row table:style-name="ro1">
          <table:table-cell office:value-type="float" office:value="1524.104614">
            <text:p>1524,104614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5241">
            <text:p>0,15241</text:p>
          </table:table-cell>
          <table:table-cell office:value-type="float" office:value="-3.723529">
            <text:p>-3,723529</text:p>
          </table:table-cell>
          <table:table-cell table:number-columns-repeated="1019"/>
        </table:table-row>
        <table:table-row table:style-name="ro1">
          <table:table-cell office:value-type="float" office:value="1524.104614">
            <text:p>1524,104614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5241">
            <text:p>0,15241</text:p>
          </table:table-cell>
          <table:table-cell office:value-type="float" office:value="-3.723529">
            <text:p>-3,723529</text:p>
          </table:table-cell>
          <table:table-cell table:number-columns-repeated="1019"/>
        </table:table-row>
        <table:table-row table:style-name="ro1">
          <table:table-cell office:value-type="float" office:value="1549.089966">
            <text:p>1549,089966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154909">
            <text:p>0,154909</text:p>
          </table:table-cell>
          <table:table-cell office:value-type="float" office:value="-3.743235">
            <text:p>-3,743235</text:p>
          </table:table-cell>
          <table:table-cell table:number-columns-repeated="1019"/>
        </table:table-row>
        <table:table-row table:style-name="ro1">
          <table:table-cell office:value-type="float" office:value="1549.089966">
            <text:p>1549,089966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154909">
            <text:p>0,154909</text:p>
          </table:table-cell>
          <table:table-cell office:value-type="float" office:value="-3.743235">
            <text:p>-3,743235</text:p>
          </table:table-cell>
          <table:table-cell table:number-columns-repeated="1019"/>
        </table:table-row>
        <table:table-row table:style-name="ro1">
          <table:table-cell office:value-type="float" office:value="1561.58252">
            <text:p>1561,58252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156158">
            <text:p>0,156158</text:p>
          </table:table-cell>
          <table:table-cell office:value-type="float" office:value="-3.763824">
            <text:p>-3,763824</text:p>
          </table:table-cell>
          <table:table-cell table:number-columns-repeated="1019"/>
        </table:table-row>
        <table:table-row table:style-name="ro1">
          <table:table-cell office:value-type="float" office:value="1561.58252">
            <text:p>1561,58252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56158">
            <text:p>0,156158</text:p>
          </table:table-cell>
          <table:table-cell office:value-type="float" office:value="-3.763824">
            <text:p>-3,763824</text:p>
          </table:table-cell>
          <table:table-cell table:number-columns-repeated="1019"/>
        </table:table-row>
        <table:table-row table:style-name="ro1">
          <table:table-cell office:value-type="float" office:value="1567.828857">
            <text:p>1567,828857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56783">
            <text:p>0,156783</text:p>
          </table:table-cell>
          <table:table-cell office:value-type="float" office:value="-3.78353">
            <text:p>-3,78353</text:p>
          </table:table-cell>
          <table:table-cell table:number-columns-repeated="1019"/>
        </table:table-row>
        <table:table-row table:style-name="ro1">
          <table:table-cell office:value-type="float" office:value="1567.828857">
            <text:p>1567,828857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156783">
            <text:p>0,156783</text:p>
          </table:table-cell>
          <table:table-cell office:value-type="float" office:value="-3.78353">
            <text:p>-3,78353</text:p>
          </table:table-cell>
          <table:table-cell table:number-columns-repeated="1019"/>
        </table:table-row>
        <table:table-row table:style-name="ro1">
          <table:table-cell office:value-type="float" office:value="1586.567871">
            <text:p>1586,567871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58657">
            <text:p>0,158657</text:p>
          </table:table-cell>
          <table:table-cell office:value-type="float" office:value="-3.80353">
            <text:p>-3,80353</text:p>
          </table:table-cell>
          <table:table-cell table:number-columns-repeated="1019"/>
        </table:table-row>
        <table:table-row table:style-name="ro1">
          <table:table-cell office:value-type="float" office:value="1586.567871">
            <text:p>1586,567871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158657">
            <text:p>0,158657</text:p>
          </table:table-cell>
          <table:table-cell office:value-type="float" office:value="-3.80353">
            <text:p>-3,80353</text:p>
          </table:table-cell>
          <table:table-cell table:number-columns-repeated="1019"/>
        </table:table-row>
        <table:table-row table:style-name="ro1">
          <table:table-cell office:value-type="float" office:value="1586.567871">
            <text:p>1586,567871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158657">
            <text:p>0,158657</text:p>
          </table:table-cell>
          <table:table-cell office:value-type="float" office:value="-3.823529">
            <text:p>-3,823529</text:p>
          </table:table-cell>
          <table:table-cell table:number-columns-repeated="1019"/>
        </table:table-row>
        <table:table-row table:style-name="ro1">
          <table:table-cell office:value-type="float" office:value="1586.567871">
            <text:p>1586,567871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158657">
            <text:p>0,158657</text:p>
          </table:table-cell>
          <table:table-cell office:value-type="float" office:value="-3.823529">
            <text:p>-3,823529</text:p>
          </table:table-cell>
          <table:table-cell table:number-columns-repeated="1019"/>
        </table:table-row>
        <table:table-row table:style-name="ro1">
          <table:table-cell office:value-type="float" office:value="1611.553223">
            <text:p>1611,55322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61155">
            <text:p>0,161155</text:p>
          </table:table-cell>
          <table:table-cell office:value-type="float" office:value="-3.843529">
            <text:p>-3,843529</text:p>
          </table:table-cell>
          <table:table-cell table:number-columns-repeated="1019"/>
        </table:table-row>
        <table:table-row table:style-name="ro1">
          <table:table-cell office:value-type="float" office:value="1611.553223">
            <text:p>1611,553223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61155">
            <text:p>0,161155</text:p>
          </table:table-cell>
          <table:table-cell office:value-type="float" office:value="-3.843529">
            <text:p>-3,843529</text:p>
          </table:table-cell>
          <table:table-cell table:number-columns-repeated="1019"/>
        </table:table-row>
        <table:table-row table:style-name="ro1">
          <table:table-cell office:value-type="float" office:value="1617.799561">
            <text:p>1617,799561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6178">
            <text:p>0,16178</text:p>
          </table:table-cell>
          <table:table-cell office:value-type="float" office:value="-3.864118">
            <text:p>-3,864118</text:p>
          </table:table-cell>
          <table:table-cell table:number-columns-repeated="1019"/>
        </table:table-row>
        <table:table-row table:style-name="ro1">
          <table:table-cell office:value-type="float" office:value="1617.799561">
            <text:p>1617,799561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6178">
            <text:p>0,16178</text:p>
          </table:table-cell>
          <table:table-cell office:value-type="float" office:value="-3.864118">
            <text:p>-3,864118</text:p>
          </table:table-cell>
          <table:table-cell table:number-columns-repeated="1019"/>
        </table:table-row>
        <table:table-row table:style-name="ro1">
          <table:table-cell office:value-type="float" office:value="1636.538574">
            <text:p>1636,538574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63654">
            <text:p>0,163654</text:p>
          </table:table-cell>
          <table:table-cell office:value-type="float" office:value="-3.881765">
            <text:p>-3,881765</text:p>
          </table:table-cell>
          <table:table-cell table:number-columns-repeated="1019"/>
        </table:table-row>
        <table:table-row table:style-name="ro1">
          <table:table-cell office:value-type="float" office:value="1636.538574">
            <text:p>1636,538574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63654">
            <text:p>0,163654</text:p>
          </table:table-cell>
          <table:table-cell office:value-type="float" office:value="-3.900588">
            <text:p>-3,900588</text:p>
          </table:table-cell>
          <table:table-cell table:number-columns-repeated="1019"/>
        </table:table-row>
        <table:table-row table:style-name="ro1">
          <table:table-cell office:value-type="float" office:value="1624.045898">
            <text:p>1624,045898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62405">
            <text:p>0,162405</text:p>
          </table:table-cell>
          <table:table-cell office:value-type="float" office:value="-3.900588">
            <text:p>-3,900588</text:p>
          </table:table-cell>
          <table:table-cell table:number-columns-repeated="1019"/>
        </table:table-row>
        <table:table-row table:style-name="ro1">
          <table:table-cell office:value-type="float" office:value="1624.045898">
            <text:p>1624,045898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62405">
            <text:p>0,162405</text:p>
          </table:table-cell>
          <table:table-cell office:value-type="float" office:value="-3.92">
            <text:p>-3,92</text:p>
          </table:table-cell>
          <table:table-cell table:number-columns-repeated="1019"/>
        </table:table-row>
        <table:table-row table:style-name="ro1">
          <table:table-cell office:value-type="float" office:value="1636.538574">
            <text:p>1636,538574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163654">
            <text:p>0,163654</text:p>
          </table:table-cell>
          <table:table-cell office:value-type="float" office:value="-3.92">
            <text:p>-3,92</text:p>
          </table:table-cell>
          <table:table-cell table:number-columns-repeated="1019"/>
        </table:table-row>
        <table:table-row table:style-name="ro1">
          <table:table-cell office:value-type="float" office:value="1642.784912">
            <text:p>1642,784912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64278">
            <text:p>0,164278</text:p>
          </table:table-cell>
          <table:table-cell office:value-type="float" office:value="-3.939118">
            <text:p>-3,939118</text:p>
          </table:table-cell>
          <table:table-cell table:number-columns-repeated="1019"/>
        </table:table-row>
        <table:table-row table:style-name="ro1">
          <table:table-cell office:value-type="float" office:value="1642.784912">
            <text:p>1642,784912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64278">
            <text:p>0,164278</text:p>
          </table:table-cell>
          <table:table-cell office:value-type="float" office:value="-3.939118">
            <text:p>-3,939118</text:p>
          </table:table-cell>
          <table:table-cell table:number-columns-repeated="1019"/>
        </table:table-row>
        <table:table-row table:style-name="ro1">
          <table:table-cell office:value-type="float" office:value="1649.03125">
            <text:p>1649,03125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64903">
            <text:p>0,164903</text:p>
          </table:table-cell>
          <table:table-cell office:value-type="float" office:value="-3.958235">
            <text:p>-3,958235</text:p>
          </table:table-cell>
          <table:table-cell table:number-columns-repeated="1019"/>
        </table:table-row>
        <table:table-row table:style-name="ro1">
          <table:table-cell office:value-type="float" office:value="1649.03125">
            <text:p>1649,03125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164903">
            <text:p>0,164903</text:p>
          </table:table-cell>
          <table:table-cell office:value-type="float" office:value="-3.958235">
            <text:p>-3,958235</text:p>
          </table:table-cell>
          <table:table-cell table:number-columns-repeated="1019"/>
        </table:table-row>
        <table:table-row table:style-name="ro1">
          <table:table-cell office:value-type="float" office:value="1667.770142">
            <text:p>1667,770142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166777">
            <text:p>0,166777</text:p>
          </table:table-cell>
          <table:table-cell office:value-type="float" office:value="-3.977647">
            <text:p>-3,977647</text:p>
          </table:table-cell>
          <table:table-cell table:number-columns-repeated="1019"/>
        </table:table-row>
        <table:table-row table:style-name="ro1">
          <table:table-cell office:value-type="float" office:value="1667.770142">
            <text:p>1667,770142</text:p>
          </table:table-cell>
          <table:table-cell office:value-type="float" office:value="-0.003225">
            <text:p>-0,003225</text:p>
          </table:table-cell>
          <table:table-cell office:value-type="float" office:value="-0.003198">
            <text:p>-0,003198</text:p>
          </table:table-cell>
          <table:table-cell office:value-type="float" office:value="0.166777">
            <text:p>0,166777</text:p>
          </table:table-cell>
          <table:table-cell office:value-type="float" office:value="-3.977647">
            <text:p>-3,977647</text:p>
          </table:table-cell>
          <table:table-cell table:number-columns-repeated="1019"/>
        </table:table-row>
        <table:table-row table:style-name="ro1">
          <table:table-cell office:value-type="float" office:value="1674.016479">
            <text:p>1674,016479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167402">
            <text:p>0,167402</text:p>
          </table:table-cell>
          <table:table-cell office:value-type="float" office:value="-3.997059">
            <text:p>-3,997059</text:p>
          </table:table-cell>
          <table:table-cell table:number-columns-repeated="1019"/>
        </table:table-row>
        <table:table-row table:style-name="ro1">
          <table:table-cell office:value-type="float" office:value="1674.016479">
            <text:p>1674,016479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167402">
            <text:p>0,167402</text:p>
          </table:table-cell>
          <table:table-cell office:value-type="float" office:value="-3.997059">
            <text:p>-3,997059</text:p>
          </table:table-cell>
          <table:table-cell table:number-columns-repeated="1019"/>
        </table:table-row>
        <table:table-row table:style-name="ro1">
          <table:table-cell office:value-type="float" office:value="1674.016479">
            <text:p>1674,016479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67402">
            <text:p>0,167402</text:p>
          </table:table-cell>
          <table:table-cell office:value-type="float" office:value="-4.015588">
            <text:p>-4,015588</text:p>
          </table:table-cell>
          <table:table-cell table:number-columns-repeated="1019"/>
        </table:table-row>
        <table:table-row table:style-name="ro1">
          <table:table-cell office:value-type="float" office:value="1674.016479">
            <text:p>1674,016479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67402">
            <text:p>0,167402</text:p>
          </table:table-cell>
          <table:table-cell office:value-type="float" office:value="-4.015588">
            <text:p>-4,015588</text:p>
          </table:table-cell>
          <table:table-cell table:number-columns-repeated="1019"/>
        </table:table-row>
        <table:table-row table:style-name="ro1">
          <table:table-cell office:value-type="float" office:value="1680.262817">
            <text:p>1680,262817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68026">
            <text:p>0,168026</text:p>
          </table:table-cell>
          <table:table-cell office:value-type="float" office:value="-4.035">
            <text:p>-4,035</text:p>
          </table:table-cell>
          <table:table-cell table:number-columns-repeated="1019"/>
        </table:table-row>
        <table:table-row table:style-name="ro1">
          <table:table-cell office:value-type="float" office:value="1680.262817">
            <text:p>1680,262817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68026">
            <text:p>0,168026</text:p>
          </table:table-cell>
          <table:table-cell office:value-type="float" office:value="-4.035">
            <text:p>-4,035</text:p>
          </table:table-cell>
          <table:table-cell table:number-columns-repeated="1019"/>
        </table:table-row>
        <table:table-row table:style-name="ro1">
          <table:table-cell office:value-type="float" office:value="1705.248169">
            <text:p>1705,248169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70525">
            <text:p>0,170525</text:p>
          </table:table-cell>
          <table:table-cell office:value-type="float" office:value="-4.054118">
            <text:p>-4,054118</text:p>
          </table:table-cell>
          <table:table-cell table:number-columns-repeated="1019"/>
        </table:table-row>
        <table:table-row table:style-name="ro1">
          <table:table-cell office:value-type="float" office:value="1705.248169">
            <text:p>1705,248169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170525">
            <text:p>0,170525</text:p>
          </table:table-cell>
          <table:table-cell office:value-type="float" office:value="-4.054118">
            <text:p>-4,054118</text:p>
          </table:table-cell>
          <table:table-cell table:number-columns-repeated="1019"/>
        </table:table-row>
        <table:table-row table:style-name="ro1">
          <table:table-cell office:value-type="float" office:value="1692.755493">
            <text:p>1692,755493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169276">
            <text:p>0,169276</text:p>
          </table:table-cell>
          <table:table-cell office:value-type="float" office:value="-4.072941">
            <text:p>-4,072941</text:p>
          </table:table-cell>
          <table:table-cell table:number-columns-repeated="1019"/>
        </table:table-row>
        <table:table-row table:style-name="ro1">
          <table:table-cell office:value-type="float" office:value="1692.755493">
            <text:p>1692,755493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169276">
            <text:p>0,169276</text:p>
          </table:table-cell>
          <table:table-cell office:value-type="float" office:value="-4.072941">
            <text:p>-4,072941</text:p>
          </table:table-cell>
          <table:table-cell table:number-columns-repeated="1019"/>
        </table:table-row>
        <table:table-row table:style-name="ro1">
          <table:table-cell office:value-type="float" office:value="1705.248169">
            <text:p>1705,248169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70525">
            <text:p>0,170525</text:p>
          </table:table-cell>
          <table:table-cell office:value-type="float" office:value="-4.093235">
            <text:p>-4,093235</text:p>
          </table:table-cell>
          <table:table-cell table:number-columns-repeated="1019"/>
        </table:table-row>
        <table:table-row table:style-name="ro1">
          <table:table-cell office:value-type="float" office:value="1705.248169">
            <text:p>1705,248169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170525">
            <text:p>0,170525</text:p>
          </table:table-cell>
          <table:table-cell office:value-type="float" office:value="-4.093235">
            <text:p>-4,093235</text:p>
          </table:table-cell>
          <table:table-cell table:number-columns-repeated="1019"/>
        </table:table-row>
        <table:table-row table:style-name="ro1">
          <table:table-cell office:value-type="float" office:value="1711.494507">
            <text:p>1711,494507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71149">
            <text:p>0,171149</text:p>
          </table:table-cell>
          <table:table-cell office:value-type="float" office:value="-4.113235">
            <text:p>-4,113235</text:p>
          </table:table-cell>
          <table:table-cell table:number-columns-repeated="1019"/>
        </table:table-row>
        <table:table-row table:style-name="ro1">
          <table:table-cell office:value-type="float" office:value="1711.494507">
            <text:p>1711,494507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171149">
            <text:p>0,171149</text:p>
          </table:table-cell>
          <table:table-cell office:value-type="float" office:value="-4.113235">
            <text:p>-4,113235</text:p>
          </table:table-cell>
          <table:table-cell table:number-columns-repeated="1019"/>
        </table:table-row>
        <table:table-row table:style-name="ro1">
          <table:table-cell office:value-type="float" office:value="1723.987183">
            <text:p>1723,987183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172399">
            <text:p>0,172399</text:p>
          </table:table-cell>
          <table:table-cell office:value-type="float" office:value="-4.133235">
            <text:p>-4,133235</text:p>
          </table:table-cell>
          <table:table-cell table:number-columns-repeated="1019"/>
        </table:table-row>
        <table:table-row table:style-name="ro1">
          <table:table-cell office:value-type="float" office:value="1723.987183">
            <text:p>1723,987183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72399">
            <text:p>0,172399</text:p>
          </table:table-cell>
          <table:table-cell office:value-type="float" office:value="-4.133235">
            <text:p>-4,133235</text:p>
          </table:table-cell>
          <table:table-cell table:number-columns-repeated="1019"/>
        </table:table-row>
        <table:table-row table:style-name="ro1">
          <table:table-cell office:value-type="float" office:value="1730.233521">
            <text:p>1730,233521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73023">
            <text:p>0,173023</text:p>
          </table:table-cell>
          <table:table-cell office:value-type="float" office:value="-4.153235">
            <text:p>-4,153235</text:p>
          </table:table-cell>
          <table:table-cell table:number-columns-repeated="1019"/>
        </table:table-row>
        <table:table-row table:style-name="ro1">
          <table:table-cell office:value-type="float" office:value="1730.233521">
            <text:p>1730,233521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73023">
            <text:p>0,173023</text:p>
          </table:table-cell>
          <table:table-cell office:value-type="float" office:value="-4.153235">
            <text:p>-4,153235</text:p>
          </table:table-cell>
          <table:table-cell table:number-columns-repeated="1019"/>
        </table:table-row>
        <table:table-row table:style-name="ro1">
          <table:table-cell office:value-type="float" office:value="1742.726196">
            <text:p>1742,726196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174273">
            <text:p>0,174273</text:p>
          </table:table-cell>
          <table:table-cell office:value-type="float" office:value="-4.171471">
            <text:p>-4,171471</text:p>
          </table:table-cell>
          <table:table-cell table:number-columns-repeated="1019"/>
        </table:table-row>
        <table:table-row table:style-name="ro1">
          <table:table-cell office:value-type="float" office:value="1742.726196">
            <text:p>1742,726196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174273">
            <text:p>0,174273</text:p>
          </table:table-cell>
          <table:table-cell office:value-type="float" office:value="-4.190294">
            <text:p>-4,190294</text:p>
          </table:table-cell>
          <table:table-cell table:number-columns-repeated="1019"/>
        </table:table-row>
        <table:table-row table:style-name="ro1">
          <table:table-cell office:value-type="float" office:value="1748.972534">
            <text:p>1748,972534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174897">
            <text:p>0,174897</text:p>
          </table:table-cell>
          <table:table-cell office:value-type="float" office:value="-4.190294">
            <text:p>-4,190294</text:p>
          </table:table-cell>
          <table:table-cell table:number-columns-repeated="1019"/>
        </table:table-row>
        <table:table-row table:style-name="ro1">
          <table:table-cell office:value-type="float" office:value="1748.972534">
            <text:p>1748,972534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74897">
            <text:p>0,174897</text:p>
          </table:table-cell>
          <table:table-cell office:value-type="float" office:value="-4.209117">
            <text:p>-4,209117</text:p>
          </table:table-cell>
          <table:table-cell table:number-columns-repeated="1019"/>
        </table:table-row>
        <table:table-row table:style-name="ro1">
          <table:table-cell office:value-type="float" office:value="1736.479858">
            <text:p>1736,479858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73648">
            <text:p>0,173648</text:p>
          </table:table-cell>
          <table:table-cell office:value-type="float" office:value="-4.209117">
            <text:p>-4,209117</text:p>
          </table:table-cell>
          <table:table-cell table:number-columns-repeated="1019"/>
        </table:table-row>
        <table:table-row table:style-name="ro1">
          <table:table-cell office:value-type="float" office:value="1767.711426">
            <text:p>1767,711426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176771">
            <text:p>0,176771</text:p>
          </table:table-cell>
          <table:table-cell office:value-type="float" office:value="-4.228529">
            <text:p>-4,228529</text:p>
          </table:table-cell>
          <table:table-cell table:number-columns-repeated="1019"/>
        </table:table-row>
        <table:table-row table:style-name="ro1">
          <table:table-cell office:value-type="float" office:value="1767.711426">
            <text:p>1767,711426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76771">
            <text:p>0,176771</text:p>
          </table:table-cell>
          <table:table-cell office:value-type="float" office:value="-4.228529">
            <text:p>-4,228529</text:p>
          </table:table-cell>
          <table:table-cell table:number-columns-repeated="1019"/>
        </table:table-row>
        <table:table-row table:style-name="ro1">
          <table:table-cell office:value-type="float" office:value="1773.957764">
            <text:p>1773,957764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177396">
            <text:p>0,177396</text:p>
          </table:table-cell>
          <table:table-cell office:value-type="float" office:value="-4.247647">
            <text:p>-4,247647</text:p>
          </table:table-cell>
          <table:table-cell table:number-columns-repeated="1019"/>
        </table:table-row>
        <table:table-row table:style-name="ro1">
          <table:table-cell office:value-type="float" office:value="1773.957764">
            <text:p>1773,957764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177396">
            <text:p>0,177396</text:p>
          </table:table-cell>
          <table:table-cell office:value-type="float" office:value="-4.247647">
            <text:p>-4,247647</text:p>
          </table:table-cell>
          <table:table-cell table:number-columns-repeated="1019"/>
        </table:table-row>
        <table:table-row table:style-name="ro1">
          <table:table-cell office:value-type="float" office:value="1786.450439">
            <text:p>1786,450439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78645">
            <text:p>0,178645</text:p>
          </table:table-cell>
          <table:table-cell office:value-type="float" office:value="-4.266765">
            <text:p>-4,266765</text:p>
          </table:table-cell>
          <table:table-cell table:number-columns-repeated="1019"/>
        </table:table-row>
        <table:table-row table:style-name="ro1">
          <table:table-cell office:value-type="float" office:value="1786.450439">
            <text:p>1786,450439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78645">
            <text:p>0,178645</text:p>
          </table:table-cell>
          <table:table-cell office:value-type="float" office:value="-4.266765">
            <text:p>-4,266765</text:p>
          </table:table-cell>
          <table:table-cell table:number-columns-repeated="1019"/>
        </table:table-row>
        <table:table-row table:style-name="ro1">
          <table:table-cell office:value-type="float" office:value="1792.696777">
            <text:p>1792,696777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7927">
            <text:p>0,17927</text:p>
          </table:table-cell>
          <table:table-cell office:value-type="float" office:value="-4.286177">
            <text:p>-4,286177</text:p>
          </table:table-cell>
          <table:table-cell table:number-columns-repeated="1019"/>
        </table:table-row>
        <table:table-row table:style-name="ro1">
          <table:table-cell office:value-type="float" office:value="1792.696777">
            <text:p>1792,696777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7927">
            <text:p>0,17927</text:p>
          </table:table-cell>
          <table:table-cell office:value-type="float" office:value="-4.286177">
            <text:p>-4,286177</text:p>
          </table:table-cell>
          <table:table-cell table:number-columns-repeated="1019"/>
        </table:table-row>
        <table:table-row table:style-name="ro1">
          <table:table-cell office:value-type="float" office:value="1817.682129">
            <text:p>1817,682129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81768">
            <text:p>0,181768</text:p>
          </table:table-cell>
          <table:table-cell office:value-type="float" office:value="-4.305294">
            <text:p>-4,305294</text:p>
          </table:table-cell>
          <table:table-cell table:number-columns-repeated="1019"/>
        </table:table-row>
        <table:table-row table:style-name="ro1">
          <table:table-cell office:value-type="float" office:value="1817.682129">
            <text:p>1817,682129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81768">
            <text:p>0,181768</text:p>
          </table:table-cell>
          <table:table-cell office:value-type="float" office:value="-4.305294">
            <text:p>-4,305294</text:p>
          </table:table-cell>
          <table:table-cell table:number-columns-repeated="1019"/>
        </table:table-row>
        <table:table-row table:style-name="ro1">
          <table:table-cell office:value-type="float" office:value="1817.682129">
            <text:p>1817,682129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181768">
            <text:p>0,181768</text:p>
          </table:table-cell>
          <table:table-cell office:value-type="float" office:value="-4.324706">
            <text:p>-4,324706</text:p>
          </table:table-cell>
          <table:table-cell table:number-columns-repeated="1019"/>
        </table:table-row>
        <table:table-row table:style-name="ro1">
          <table:table-cell office:value-type="float" office:value="1817.682129">
            <text:p>1817,682129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81768">
            <text:p>0,181768</text:p>
          </table:table-cell>
          <table:table-cell office:value-type="float" office:value="-4.324706">
            <text:p>-4,324706</text:p>
          </table:table-cell>
          <table:table-cell table:number-columns-repeated="1019"/>
        </table:table-row>
        <table:table-row table:style-name="ro1">
          <table:table-cell office:value-type="float" office:value="1817.682129">
            <text:p>1817,682129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181768">
            <text:p>0,181768</text:p>
          </table:table-cell>
          <table:table-cell office:value-type="float" office:value="-4.343529">
            <text:p>-4,343529</text:p>
          </table:table-cell>
          <table:table-cell table:number-columns-repeated="1019"/>
        </table:table-row>
        <table:table-row table:style-name="ro1">
          <table:table-cell office:value-type="float" office:value="1817.682129">
            <text:p>1817,682129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81768">
            <text:p>0,181768</text:p>
          </table:table-cell>
          <table:table-cell office:value-type="float" office:value="-4.343529">
            <text:p>-4,343529</text:p>
          </table:table-cell>
          <table:table-cell table:number-columns-repeated="1019"/>
        </table:table-row>
        <table:table-row table:style-name="ro1">
          <table:table-cell office:value-type="float" office:value="1811.435791">
            <text:p>1811,435791</text:p>
          </table:table-cell>
          <table:table-cell office:value-type="float" office:value="-0.003228">
            <text:p>-0,003228</text:p>
          </table:table-cell>
          <table:table-cell office:value-type="float" office:value="-0.0032">
            <text:p>-0,0032</text:p>
          </table:table-cell>
          <table:table-cell office:value-type="float" office:value="0.181144">
            <text:p>0,181144</text:p>
          </table:table-cell>
          <table:table-cell office:value-type="float" office:value="-4.363235">
            <text:p>-4,363235</text:p>
          </table:table-cell>
          <table:table-cell table:number-columns-repeated="1019"/>
        </table:table-row>
        <table:table-row table:style-name="ro1">
          <table:table-cell office:value-type="float" office:value="1811.435791">
            <text:p>1811,435791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81144">
            <text:p>0,181144</text:p>
          </table:table-cell>
          <table:table-cell office:value-type="float" office:value="-4.363235">
            <text:p>-4,363235</text:p>
          </table:table-cell>
          <table:table-cell table:number-columns-repeated="1019"/>
        </table:table-row>
        <table:table-row table:style-name="ro1">
          <table:table-cell office:value-type="float" office:value="1836.421143">
            <text:p>1836,421143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83642">
            <text:p>0,183642</text:p>
          </table:table-cell>
          <table:table-cell office:value-type="float" office:value="-4.382647">
            <text:p>-4,382647</text:p>
          </table:table-cell>
          <table:table-cell table:number-columns-repeated="1019"/>
        </table:table-row>
        <table:table-row table:style-name="ro1">
          <table:table-cell office:value-type="float" office:value="1836.421143">
            <text:p>1836,421143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83642">
            <text:p>0,183642</text:p>
          </table:table-cell>
          <table:table-cell office:value-type="float" office:value="-4.382647">
            <text:p>-4,382647</text:p>
          </table:table-cell>
          <table:table-cell table:number-columns-repeated="1019"/>
        </table:table-row>
        <table:table-row table:style-name="ro1">
          <table:table-cell office:value-type="float" office:value="1842.66748">
            <text:p>1842,66748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184267">
            <text:p>0,184267</text:p>
          </table:table-cell>
          <table:table-cell office:value-type="float" office:value="-4.402647">
            <text:p>-4,402647</text:p>
          </table:table-cell>
          <table:table-cell table:number-columns-repeated="1019"/>
        </table:table-row>
        <table:table-row table:style-name="ro1">
          <table:table-cell office:value-type="float" office:value="1842.66748">
            <text:p>1842,66748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84267">
            <text:p>0,184267</text:p>
          </table:table-cell>
          <table:table-cell office:value-type="float" office:value="-4.402647">
            <text:p>-4,402647</text:p>
          </table:table-cell>
          <table:table-cell table:number-columns-repeated="1019"/>
        </table:table-row>
        <table:table-row table:style-name="ro1">
          <table:table-cell office:value-type="float" office:value="1861.406372">
            <text:p>1861,406372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86141">
            <text:p>0,186141</text:p>
          </table:table-cell>
          <table:table-cell office:value-type="float" office:value="-4.422941">
            <text:p>-4,422941</text:p>
          </table:table-cell>
          <table:table-cell table:number-columns-repeated="1019"/>
        </table:table-row>
        <table:table-row table:style-name="ro1">
          <table:table-cell office:value-type="float" office:value="1861.406372">
            <text:p>1861,406372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86141">
            <text:p>0,186141</text:p>
          </table:table-cell>
          <table:table-cell office:value-type="float" office:value="-4.422941">
            <text:p>-4,422941</text:p>
          </table:table-cell>
          <table:table-cell table:number-columns-repeated="1019"/>
        </table:table-row>
        <table:table-row table:style-name="ro1">
          <table:table-cell office:value-type="float" office:value="1867.65271">
            <text:p>1867,65271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86765">
            <text:p>0,186765</text:p>
          </table:table-cell>
          <table:table-cell office:value-type="float" office:value="-4.442941">
            <text:p>-4,442941</text:p>
          </table:table-cell>
          <table:table-cell table:number-columns-repeated="1019"/>
        </table:table-row>
        <table:table-row table:style-name="ro1">
          <table:table-cell office:value-type="float" office:value="1867.65271">
            <text:p>1867,65271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86765">
            <text:p>0,186765</text:p>
          </table:table-cell>
          <table:table-cell office:value-type="float" office:value="-4.442941">
            <text:p>-4,442941</text:p>
          </table:table-cell>
          <table:table-cell table:number-columns-repeated="1019"/>
        </table:table-row>
        <table:table-row table:style-name="ro1">
          <table:table-cell office:value-type="float" office:value="1873.899048">
            <text:p>1873,899048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8739">
            <text:p>0,18739</text:p>
          </table:table-cell>
          <table:table-cell office:value-type="float" office:value="-4.462941">
            <text:p>-4,462941</text:p>
          </table:table-cell>
          <table:table-cell table:number-columns-repeated="1019"/>
        </table:table-row>
        <table:table-row table:style-name="ro1">
          <table:table-cell office:value-type="float" office:value="1873.899048">
            <text:p>1873,899048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18739">
            <text:p>0,18739</text:p>
          </table:table-cell>
          <table:table-cell office:value-type="float" office:value="-4.462941">
            <text:p>-4,462941</text:p>
          </table:table-cell>
          <table:table-cell table:number-columns-repeated="1019"/>
        </table:table-row>
        <table:table-row table:style-name="ro1">
          <table:table-cell office:value-type="float" office:value="1880.145386">
            <text:p>1880,145386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88015">
            <text:p>0,188015</text:p>
          </table:table-cell>
          <table:table-cell office:value-type="float" office:value="-4.482941">
            <text:p>-4,482941</text:p>
          </table:table-cell>
          <table:table-cell table:number-columns-repeated="1019"/>
        </table:table-row>
        <table:table-row table:style-name="ro1">
          <table:table-cell office:value-type="float" office:value="1880.145386">
            <text:p>1880,145386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188015">
            <text:p>0,188015</text:p>
          </table:table-cell>
          <table:table-cell office:value-type="float" office:value="-4.482941">
            <text:p>-4,482941</text:p>
          </table:table-cell>
          <table:table-cell table:number-columns-repeated="1019"/>
        </table:table-row>
        <table:table-row table:style-name="ro1">
          <table:table-cell office:value-type="float" office:value="1892.638062">
            <text:p>1892,638062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89264">
            <text:p>0,189264</text:p>
          </table:table-cell>
          <table:table-cell office:value-type="float" office:value="-4.501765">
            <text:p>-4,501765</text:p>
          </table:table-cell>
          <table:table-cell table:number-columns-repeated="1019"/>
        </table:table-row>
        <table:table-row table:style-name="ro1">
          <table:table-cell office:value-type="float" office:value="1892.638062">
            <text:p>1892,638062</text:p>
          </table:table-cell>
          <table:table-cell office:value-type="float" office:value="-0.003228">
            <text:p>-0,003228</text:p>
          </table:table-cell>
          <table:table-cell office:value-type="float" office:value="-0.0032">
            <text:p>-0,0032</text:p>
          </table:table-cell>
          <table:table-cell office:value-type="float" office:value="0.189264">
            <text:p>0,189264</text:p>
          </table:table-cell>
          <table:table-cell office:value-type="float" office:value="-4.501765">
            <text:p>-4,501765</text:p>
          </table:table-cell>
          <table:table-cell table:number-columns-repeated="1019"/>
        </table:table-row>
        <table:table-row table:style-name="ro1">
          <table:table-cell office:value-type="float" office:value="1898.884399">
            <text:p>1898,884399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189888">
            <text:p>0,189888</text:p>
          </table:table-cell>
          <table:table-cell office:value-type="float" office:value="-4.521471">
            <text:p>-4,521471</text:p>
          </table:table-cell>
          <table:table-cell table:number-columns-repeated="1019"/>
        </table:table-row>
        <table:table-row table:style-name="ro1">
          <table:table-cell office:value-type="float" office:value="1898.884399">
            <text:p>1898,884399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189888">
            <text:p>0,189888</text:p>
          </table:table-cell>
          <table:table-cell office:value-type="float" office:value="-4.540294">
            <text:p>-4,540294</text:p>
          </table:table-cell>
          <table:table-cell table:number-columns-repeated="1019"/>
        </table:table-row>
        <table:table-row table:style-name="ro1">
          <table:table-cell office:value-type="float" office:value="1905.130737">
            <text:p>1905,130737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90513">
            <text:p>0,190513</text:p>
          </table:table-cell>
          <table:table-cell office:value-type="float" office:value="-4.540294">
            <text:p>-4,540294</text:p>
          </table:table-cell>
          <table:table-cell table:number-columns-repeated="1019"/>
        </table:table-row>
        <table:table-row table:style-name="ro1">
          <table:table-cell office:value-type="float" office:value="1905.130737">
            <text:p>1905,130737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190513">
            <text:p>0,190513</text:p>
          </table:table-cell>
          <table:table-cell office:value-type="float" office:value="-4.558824">
            <text:p>-4,558824</text:p>
          </table:table-cell>
          <table:table-cell table:number-columns-repeated="1019"/>
        </table:table-row>
        <table:table-row table:style-name="ro1">
          <table:table-cell office:value-type="float" office:value="1923.869751">
            <text:p>1923,869751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192387">
            <text:p>0,192387</text:p>
          </table:table-cell>
          <table:table-cell office:value-type="float" office:value="-4.558824">
            <text:p>-4,558824</text:p>
          </table:table-cell>
          <table:table-cell table:number-columns-repeated="1019"/>
        </table:table-row>
        <table:table-row table:style-name="ro1">
          <table:table-cell office:value-type="float" office:value="1923.869751">
            <text:p>1923,869751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192387">
            <text:p>0,192387</text:p>
          </table:table-cell>
          <table:table-cell office:value-type="float" office:value="-4.578235">
            <text:p>-4,578235</text:p>
          </table:table-cell>
          <table:table-cell table:number-columns-repeated="1019"/>
        </table:table-row>
        <table:table-row table:style-name="ro1">
          <table:table-cell office:value-type="float" office:value="1923.869751">
            <text:p>1923,869751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92387">
            <text:p>0,192387</text:p>
          </table:table-cell>
          <table:table-cell office:value-type="float" office:value="-4.578235">
            <text:p>-4,578235</text:p>
          </table:table-cell>
          <table:table-cell table:number-columns-repeated="1019"/>
        </table:table-row>
        <table:table-row table:style-name="ro1">
          <table:table-cell office:value-type="float" office:value="1930.116089">
            <text:p>1930,116089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93012">
            <text:p>0,193012</text:p>
          </table:table-cell>
          <table:table-cell office:value-type="float" office:value="-4.597647">
            <text:p>-4,597647</text:p>
          </table:table-cell>
          <table:table-cell table:number-columns-repeated="1019"/>
        </table:table-row>
        <table:table-row table:style-name="ro1">
          <table:table-cell office:value-type="float" office:value="1930.116089">
            <text:p>1930,116089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93012">
            <text:p>0,193012</text:p>
          </table:table-cell>
          <table:table-cell office:value-type="float" office:value="-4.597647">
            <text:p>-4,597647</text:p>
          </table:table-cell>
          <table:table-cell table:number-columns-repeated="1019"/>
        </table:table-row>
        <table:table-row table:style-name="ro1">
          <table:table-cell office:value-type="float" office:value="1936.362427">
            <text:p>1936,362427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93636">
            <text:p>0,193636</text:p>
          </table:table-cell>
          <table:table-cell office:value-type="float" office:value="-4.616765">
            <text:p>-4,616765</text:p>
          </table:table-cell>
          <table:table-cell table:number-columns-repeated="1019"/>
        </table:table-row>
        <table:table-row table:style-name="ro1">
          <table:table-cell office:value-type="float" office:value="1936.362427">
            <text:p>1936,362427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193636">
            <text:p>0,193636</text:p>
          </table:table-cell>
          <table:table-cell office:value-type="float" office:value="-4.616765">
            <text:p>-4,616765</text:p>
          </table:table-cell>
          <table:table-cell table:number-columns-repeated="1019"/>
        </table:table-row>
        <table:table-row table:style-name="ro1">
          <table:table-cell office:value-type="float" office:value="1948.855103">
            <text:p>1948,855103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94886">
            <text:p>0,194886</text:p>
          </table:table-cell>
          <table:table-cell office:value-type="float" office:value="-4.635588">
            <text:p>-4,635588</text:p>
          </table:table-cell>
          <table:table-cell table:number-columns-repeated="1019"/>
        </table:table-row>
        <table:table-row table:style-name="ro1">
          <table:table-cell office:value-type="float" office:value="1948.855103">
            <text:p>1948,855103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94886">
            <text:p>0,194886</text:p>
          </table:table-cell>
          <table:table-cell office:value-type="float" office:value="-4.635588">
            <text:p>-4,635588</text:p>
          </table:table-cell>
          <table:table-cell table:number-columns-repeated="1019"/>
        </table:table-row>
        <table:table-row table:style-name="ro1">
          <table:table-cell office:value-type="float" office:value="1961.347656">
            <text:p>1961,347656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196135">
            <text:p>0,196135</text:p>
          </table:table-cell>
          <table:table-cell office:value-type="float" office:value="-4.654706">
            <text:p>-4,654706</text:p>
          </table:table-cell>
          <table:table-cell table:number-columns-repeated="1019"/>
        </table:table-row>
        <table:table-row table:style-name="ro1">
          <table:table-cell office:value-type="float" office:value="1961.347656">
            <text:p>1961,347656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96135">
            <text:p>0,196135</text:p>
          </table:table-cell>
          <table:table-cell office:value-type="float" office:value="-4.654706">
            <text:p>-4,654706</text:p>
          </table:table-cell>
          <table:table-cell table:number-columns-repeated="1019"/>
        </table:table-row>
        <table:table-row table:style-name="ro1">
          <table:table-cell office:value-type="float" office:value="1955.101318">
            <text:p>1955,101318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9551">
            <text:p>0,19551</text:p>
          </table:table-cell>
          <table:table-cell office:value-type="float" office:value="-4.674118">
            <text:p>-4,674118</text:p>
          </table:table-cell>
          <table:table-cell table:number-columns-repeated="1019"/>
        </table:table-row>
        <table:table-row table:style-name="ro1">
          <table:table-cell office:value-type="float" office:value="1955.101318">
            <text:p>1955,101318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9551">
            <text:p>0,19551</text:p>
          </table:table-cell>
          <table:table-cell office:value-type="float" office:value="-4.674118">
            <text:p>-4,674118</text:p>
          </table:table-cell>
          <table:table-cell table:number-columns-repeated="1019"/>
        </table:table-row>
        <table:table-row table:style-name="ro1">
          <table:table-cell office:value-type="float" office:value="1967.593994">
            <text:p>1967,593994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196759">
            <text:p>0,196759</text:p>
          </table:table-cell>
          <table:table-cell office:value-type="float" office:value="-4.693235">
            <text:p>-4,693235</text:p>
          </table:table-cell>
          <table:table-cell table:number-columns-repeated="1019"/>
        </table:table-row>
        <table:table-row table:style-name="ro1">
          <table:table-cell office:value-type="float" office:value="1967.593994">
            <text:p>1967,593994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196759">
            <text:p>0,196759</text:p>
          </table:table-cell>
          <table:table-cell office:value-type="float" office:value="-4.693235">
            <text:p>-4,693235</text:p>
          </table:table-cell>
          <table:table-cell table:number-columns-repeated="1019"/>
        </table:table-row>
        <table:table-row table:style-name="ro1">
          <table:table-cell office:value-type="float" office:value="1980.08667">
            <text:p>1980,08667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98009">
            <text:p>0,198009</text:p>
          </table:table-cell>
          <table:table-cell office:value-type="float" office:value="-4.713235">
            <text:p>-4,713235</text:p>
          </table:table-cell>
          <table:table-cell table:number-columns-repeated="1019"/>
        </table:table-row>
        <table:table-row table:style-name="ro1">
          <table:table-cell office:value-type="float" office:value="1980.08667">
            <text:p>1980,08667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98009">
            <text:p>0,198009</text:p>
          </table:table-cell>
          <table:table-cell office:value-type="float" office:value="-4.713235">
            <text:p>-4,713235</text:p>
          </table:table-cell>
          <table:table-cell table:number-columns-repeated="1019"/>
        </table:table-row>
        <table:table-row table:style-name="ro1">
          <table:table-cell office:value-type="float" office:value="1992.579346">
            <text:p>1992,579346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99258">
            <text:p>0,199258</text:p>
          </table:table-cell>
          <table:table-cell office:value-type="float" office:value="-4.732353">
            <text:p>-4,732353</text:p>
          </table:table-cell>
          <table:table-cell table:number-columns-repeated="1019"/>
        </table:table-row>
        <table:table-row table:style-name="ro1">
          <table:table-cell office:value-type="float" office:value="1992.579346">
            <text:p>1992,579346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99258">
            <text:p>0,199258</text:p>
          </table:table-cell>
          <table:table-cell office:value-type="float" office:value="-4.732353">
            <text:p>-4,732353</text:p>
          </table:table-cell>
          <table:table-cell table:number-columns-repeated="1019"/>
        </table:table-row>
        <table:table-row table:style-name="ro1">
          <table:table-cell office:value-type="float" office:value="2005.072021">
            <text:p>2005,072021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200507">
            <text:p>0,200507</text:p>
          </table:table-cell>
          <table:table-cell office:value-type="float" office:value="-4.752353">
            <text:p>-4,752353</text:p>
          </table:table-cell>
          <table:table-cell table:number-columns-repeated="1019"/>
        </table:table-row>
        <table:table-row table:style-name="ro1">
          <table:table-cell office:value-type="float" office:value="2005.072021">
            <text:p>2005,072021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00507">
            <text:p>0,200507</text:p>
          </table:table-cell>
          <table:table-cell office:value-type="float" office:value="-4.752353">
            <text:p>-4,752353</text:p>
          </table:table-cell>
          <table:table-cell table:number-columns-repeated="1019"/>
        </table:table-row>
        <table:table-row table:style-name="ro1">
          <table:table-cell office:value-type="float" office:value="1998.825684">
            <text:p>1998,825684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199883">
            <text:p>0,199883</text:p>
          </table:table-cell>
          <table:table-cell office:value-type="float" office:value="-4.771176">
            <text:p>-4,771176</text:p>
          </table:table-cell>
          <table:table-cell table:number-columns-repeated="1019"/>
        </table:table-row>
        <table:table-row table:style-name="ro1">
          <table:table-cell office:value-type="float" office:value="1998.825684">
            <text:p>1998,825684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199883">
            <text:p>0,199883</text:p>
          </table:table-cell>
          <table:table-cell office:value-type="float" office:value="-4.79">
            <text:p>-4,79</text:p>
          </table:table-cell>
          <table:table-cell table:number-columns-repeated="1019"/>
        </table:table-row>
        <table:table-row table:style-name="ro1">
          <table:table-cell office:value-type="float" office:value="2005.072021">
            <text:p>2005,072021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200507">
            <text:p>0,200507</text:p>
          </table:table-cell>
          <table:table-cell office:value-type="float" office:value="-4.79">
            <text:p>-4,79</text:p>
          </table:table-cell>
          <table:table-cell table:number-columns-repeated="1019"/>
        </table:table-row>
        <table:table-row table:style-name="ro1">
          <table:table-cell office:value-type="float" office:value="2005.072021">
            <text:p>2005,072021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00507">
            <text:p>0,200507</text:p>
          </table:table-cell>
          <table:table-cell office:value-type="float" office:value="-4.809412">
            <text:p>-4,809412</text:p>
          </table:table-cell>
          <table:table-cell table:number-columns-repeated="1019"/>
        </table:table-row>
        <table:table-row table:style-name="ro1">
          <table:table-cell office:value-type="float" office:value="2017.564697">
            <text:p>2017,564697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01756">
            <text:p>0,201756</text:p>
          </table:table-cell>
          <table:table-cell office:value-type="float" office:value="-4.809412">
            <text:p>-4,809412</text:p>
          </table:table-cell>
          <table:table-cell table:number-columns-repeated="1019"/>
        </table:table-row>
        <table:table-row table:style-name="ro1">
          <table:table-cell office:value-type="float" office:value="2030.057373">
            <text:p>2030,057373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03006">
            <text:p>0,203006</text:p>
          </table:table-cell>
          <table:table-cell office:value-type="float" office:value="-4.828529">
            <text:p>-4,828529</text:p>
          </table:table-cell>
          <table:table-cell table:number-columns-repeated="1019"/>
        </table:table-row>
        <table:table-row table:style-name="ro1">
          <table:table-cell office:value-type="float" office:value="2030.057373">
            <text:p>2030,057373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203006">
            <text:p>0,203006</text:p>
          </table:table-cell>
          <table:table-cell office:value-type="float" office:value="-4.828529">
            <text:p>-4,828529</text:p>
          </table:table-cell>
          <table:table-cell table:number-columns-repeated="1019"/>
        </table:table-row>
        <table:table-row table:style-name="ro1">
          <table:table-cell office:value-type="float" office:value="2042.550049">
            <text:p>2042,550049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04255">
            <text:p>0,204255</text:p>
          </table:table-cell>
          <table:table-cell office:value-type="float" office:value="-4.847353">
            <text:p>-4,847353</text:p>
          </table:table-cell>
          <table:table-cell table:number-columns-repeated="1019"/>
        </table:table-row>
        <table:table-row table:style-name="ro1">
          <table:table-cell office:value-type="float" office:value="2042.550049">
            <text:p>2042,550049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04255">
            <text:p>0,204255</text:p>
          </table:table-cell>
          <table:table-cell office:value-type="float" office:value="-4.847353">
            <text:p>-4,847353</text:p>
          </table:table-cell>
          <table:table-cell table:number-columns-repeated="1019"/>
        </table:table-row>
        <table:table-row table:style-name="ro1">
          <table:table-cell office:value-type="float" office:value="2061.289062">
            <text:p>2061,289062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206129">
            <text:p>0,206129</text:p>
          </table:table-cell>
          <table:table-cell office:value-type="float" office:value="-4.866471">
            <text:p>-4,866471</text:p>
          </table:table-cell>
          <table:table-cell table:number-columns-repeated="1019"/>
        </table:table-row>
        <table:table-row table:style-name="ro1">
          <table:table-cell office:value-type="float" office:value="2061.289062">
            <text:p>2061,289062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06129">
            <text:p>0,206129</text:p>
          </table:table-cell>
          <table:table-cell office:value-type="float" office:value="-4.866471">
            <text:p>-4,866471</text:p>
          </table:table-cell>
          <table:table-cell table:number-columns-repeated="1019"/>
        </table:table-row>
        <table:table-row table:style-name="ro1">
          <table:table-cell office:value-type="float" office:value="2048.796387">
            <text:p>2048,796387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0488">
            <text:p>0,20488</text:p>
          </table:table-cell>
          <table:table-cell office:value-type="float" office:value="-4.885588">
            <text:p>-4,885588</text:p>
          </table:table-cell>
          <table:table-cell table:number-columns-repeated="1019"/>
        </table:table-row>
        <table:table-row table:style-name="ro1">
          <table:table-cell office:value-type="float" office:value="2048.796387">
            <text:p>2048,796387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20488">
            <text:p>0,20488</text:p>
          </table:table-cell>
          <table:table-cell office:value-type="float" office:value="-4.885588">
            <text:p>-4,885588</text:p>
          </table:table-cell>
          <table:table-cell table:number-columns-repeated="1019"/>
        </table:table-row>
        <table:table-row table:style-name="ro1">
          <table:table-cell office:value-type="float" office:value="2061.289062">
            <text:p>2061,289062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06129">
            <text:p>0,206129</text:p>
          </table:table-cell>
          <table:table-cell office:value-type="float" office:value="-4.904412">
            <text:p>-4,904412</text:p>
          </table:table-cell>
          <table:table-cell table:number-columns-repeated="1019"/>
        </table:table-row>
        <table:table-row table:style-name="ro1">
          <table:table-cell office:value-type="float" office:value="2061.289062">
            <text:p>2061,289062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206129">
            <text:p>0,206129</text:p>
          </table:table-cell>
          <table:table-cell office:value-type="float" office:value="-4.904412">
            <text:p>-4,904412</text:p>
          </table:table-cell>
          <table:table-cell table:number-columns-repeated="1019"/>
        </table:table-row>
        <table:table-row table:style-name="ro1">
          <table:table-cell office:value-type="float" office:value="2073.781738">
            <text:p>2073,781738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07378">
            <text:p>0,207378</text:p>
          </table:table-cell>
          <table:table-cell office:value-type="float" office:value="-4.923823">
            <text:p>-4,923823</text:p>
          </table:table-cell>
          <table:table-cell table:number-columns-repeated="1019"/>
        </table:table-row>
        <table:table-row table:style-name="ro1">
          <table:table-cell office:value-type="float" office:value="2073.781738">
            <text:p>2073,781738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07378">
            <text:p>0,207378</text:p>
          </table:table-cell>
          <table:table-cell office:value-type="float" office:value="-4.923823">
            <text:p>-4,923823</text:p>
          </table:table-cell>
          <table:table-cell table:number-columns-repeated="1019"/>
        </table:table-row>
        <table:table-row table:style-name="ro1">
          <table:table-cell office:value-type="float" office:value="2073.781738">
            <text:p>2073,781738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207378">
            <text:p>0,207378</text:p>
          </table:table-cell>
          <table:table-cell office:value-type="float" office:value="-4.942941">
            <text:p>-4,942941</text:p>
          </table:table-cell>
          <table:table-cell table:number-columns-repeated="1019"/>
        </table:table-row>
        <table:table-row table:style-name="ro1">
          <table:table-cell office:value-type="float" office:value="2073.781738">
            <text:p>2073,781738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07378">
            <text:p>0,207378</text:p>
          </table:table-cell>
          <table:table-cell office:value-type="float" office:value="-4.942941">
            <text:p>-4,942941</text:p>
          </table:table-cell>
          <table:table-cell table:number-columns-repeated="1019"/>
        </table:table-row>
        <table:table-row table:style-name="ro1">
          <table:table-cell office:value-type="float" office:value="2086.274414">
            <text:p>2086,274414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08627">
            <text:p>0,208627</text:p>
          </table:table-cell>
          <table:table-cell office:value-type="float" office:value="-4.962647">
            <text:p>-4,962647</text:p>
          </table:table-cell>
          <table:table-cell table:number-columns-repeated="1019"/>
        </table:table-row>
        <table:table-row table:style-name="ro1">
          <table:table-cell office:value-type="float" office:value="2086.274414">
            <text:p>2086,274414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08627">
            <text:p>0,208627</text:p>
          </table:table-cell>
          <table:table-cell office:value-type="float" office:value="-4.962647">
            <text:p>-4,962647</text:p>
          </table:table-cell>
          <table:table-cell table:number-columns-repeated="1019"/>
        </table:table-row>
        <table:table-row table:style-name="ro1">
          <table:table-cell office:value-type="float" office:value="2098.76709">
            <text:p>2098,76709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209877">
            <text:p>0,209877</text:p>
          </table:table-cell>
          <table:table-cell office:value-type="float" office:value="-4.982647">
            <text:p>-4,982647</text:p>
          </table:table-cell>
          <table:table-cell table:number-columns-repeated="1019"/>
        </table:table-row>
        <table:table-row table:style-name="ro1">
          <table:table-cell office:value-type="float" office:value="2098.76709">
            <text:p>2098,76709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209877">
            <text:p>0,209877</text:p>
          </table:table-cell>
          <table:table-cell office:value-type="float" office:value="-4.982647">
            <text:p>-4,982647</text:p>
          </table:table-cell>
          <table:table-cell table:number-columns-repeated="1019"/>
        </table:table-row>
        <table:table-row table:style-name="ro1">
          <table:table-cell office:value-type="float" office:value="2086.274414">
            <text:p>2086,274414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208627">
            <text:p>0,208627</text:p>
          </table:table-cell>
          <table:table-cell office:value-type="float" office:value="-5.002647">
            <text:p>-5,002647</text:p>
          </table:table-cell>
          <table:table-cell table:number-columns-repeated="1019"/>
        </table:table-row>
        <table:table-row table:style-name="ro1">
          <table:table-cell office:value-type="float" office:value="2086.274414">
            <text:p>2086,274414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208627">
            <text:p>0,208627</text:p>
          </table:table-cell>
          <table:table-cell office:value-type="float" office:value="-5.002647">
            <text:p>-5,002647</text:p>
          </table:table-cell>
          <table:table-cell table:number-columns-repeated="1019"/>
        </table:table-row>
        <table:table-row table:style-name="ro1">
          <table:table-cell office:value-type="float" office:value="2098.76709">
            <text:p>2098,76709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209877">
            <text:p>0,209877</text:p>
          </table:table-cell>
          <table:table-cell office:value-type="float" office:value="-5.022353">
            <text:p>-5,022353</text:p>
          </table:table-cell>
          <table:table-cell table:number-columns-repeated="1019"/>
        </table:table-row>
        <table:table-row table:style-name="ro1">
          <table:table-cell office:value-type="float" office:value="2098.76709">
            <text:p>2098,76709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09877">
            <text:p>0,209877</text:p>
          </table:table-cell>
          <table:table-cell office:value-type="float" office:value="-5.022353">
            <text:p>-5,022353</text:p>
          </table:table-cell>
          <table:table-cell table:number-columns-repeated="1019"/>
        </table:table-row>
        <table:table-row table:style-name="ro1">
          <table:table-cell office:value-type="float" office:value="2117.505859">
            <text:p>2117,505859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211751">
            <text:p>0,211751</text:p>
          </table:table-cell>
          <table:table-cell office:value-type="float" office:value="-5.040883">
            <text:p>-5,040883</text:p>
          </table:table-cell>
          <table:table-cell table:number-columns-repeated="1019"/>
        </table:table-row>
        <table:table-row table:style-name="ro1">
          <table:table-cell office:value-type="float" office:value="2117.505859">
            <text:p>2117,505859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11751">
            <text:p>0,211751</text:p>
          </table:table-cell>
          <table:table-cell office:value-type="float" office:value="-5.059706">
            <text:p>-5,059706</text:p>
          </table:table-cell>
          <table:table-cell table:number-columns-repeated="1019"/>
        </table:table-row>
        <table:table-row table:style-name="ro1">
          <table:table-cell office:value-type="float" office:value="2123.752197">
            <text:p>2123,752197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212375">
            <text:p>0,212375</text:p>
          </table:table-cell>
          <table:table-cell office:value-type="float" office:value="-5.059706">
            <text:p>-5,059706</text:p>
          </table:table-cell>
          <table:table-cell table:number-columns-repeated="1019"/>
        </table:table-row>
        <table:table-row table:style-name="ro1">
          <table:table-cell office:value-type="float" office:value="2123.752197">
            <text:p>2123,752197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12375">
            <text:p>0,212375</text:p>
          </table:table-cell>
          <table:table-cell office:value-type="float" office:value="-5.079118">
            <text:p>-5,079118</text:p>
          </table:table-cell>
          <table:table-cell table:number-columns-repeated="1019"/>
        </table:table-row>
        <table:table-row table:style-name="ro1">
          <table:table-cell office:value-type="float" office:value="2136.244873">
            <text:p>2136,244873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213624">
            <text:p>0,213624</text:p>
          </table:table-cell>
          <table:table-cell office:value-type="float" office:value="-5.079118">
            <text:p>-5,079118</text:p>
          </table:table-cell>
          <table:table-cell table:number-columns-repeated="1019"/>
        </table:table-row>
        <table:table-row table:style-name="ro1">
          <table:table-cell office:value-type="float" office:value="2136.244873">
            <text:p>2136,244873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13624">
            <text:p>0,213624</text:p>
          </table:table-cell>
          <table:table-cell office:value-type="float" office:value="-5.097941">
            <text:p>-5,097941</text:p>
          </table:table-cell>
          <table:table-cell table:number-columns-repeated="1019"/>
        </table:table-row>
        <table:table-row table:style-name="ro1">
          <table:table-cell office:value-type="float" office:value="2136.244873">
            <text:p>2136,244873</text:p>
          </table:table-cell>
          <table:table-cell office:value-type="float" office:value="-0.003226">
            <text:p>-0,003226</text:p>
          </table:table-cell>
          <table:table-cell office:value-type="float" office:value="-0.0032">
            <text:p>-0,0032</text:p>
          </table:table-cell>
          <table:table-cell office:value-type="float" office:value="0.213624">
            <text:p>0,213624</text:p>
          </table:table-cell>
          <table:table-cell office:value-type="float" office:value="-5.097941">
            <text:p>-5,097941</text:p>
          </table:table-cell>
          <table:table-cell table:number-columns-repeated="1019"/>
        </table:table-row>
        <table:table-row table:style-name="ro1">
          <table:table-cell office:value-type="float" office:value="2142.491211">
            <text:p>2142,491211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214249">
            <text:p>0,214249</text:p>
          </table:table-cell>
          <table:table-cell office:value-type="float" office:value="-5.117353">
            <text:p>-5,117353</text:p>
          </table:table-cell>
          <table:table-cell table:number-columns-repeated="1019"/>
        </table:table-row>
        <table:table-row table:style-name="ro1">
          <table:table-cell office:value-type="float" office:value="2142.491211">
            <text:p>2142,491211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14249">
            <text:p>0,214249</text:p>
          </table:table-cell>
          <table:table-cell office:value-type="float" office:value="-5.117353">
            <text:p>-5,117353</text:p>
          </table:table-cell>
          <table:table-cell table:number-columns-repeated="1019"/>
        </table:table-row>
        <table:table-row table:style-name="ro1">
          <table:table-cell office:value-type="float" office:value="2154.983887">
            <text:p>2154,983887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15498">
            <text:p>0,215498</text:p>
          </table:table-cell>
          <table:table-cell office:value-type="float" office:value="-5.136471">
            <text:p>-5,136471</text:p>
          </table:table-cell>
          <table:table-cell table:number-columns-repeated="1019"/>
        </table:table-row>
        <table:table-row table:style-name="ro1">
          <table:table-cell office:value-type="float" office:value="2154.983887">
            <text:p>2154,983887</text:p>
          </table:table-cell>
          <table:table-cell office:value-type="float" office:value="-0.003225">
            <text:p>-0,003225</text:p>
          </table:table-cell>
          <table:table-cell office:value-type="float" office:value="-0.003197">
            <text:p>-0,003197</text:p>
          </table:table-cell>
          <table:table-cell office:value-type="float" office:value="0.215498">
            <text:p>0,215498</text:p>
          </table:table-cell>
          <table:table-cell office:value-type="float" office:value="-5.136471">
            <text:p>-5,136471</text:p>
          </table:table-cell>
          <table:table-cell table:number-columns-repeated="1019"/>
        </table:table-row>
        <table:table-row table:style-name="ro1">
          <table:table-cell office:value-type="float" office:value="2167.476562">
            <text:p>2167,476562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216748">
            <text:p>0,216748</text:p>
          </table:table-cell>
          <table:table-cell office:value-type="float" office:value="-5.155882">
            <text:p>-5,155882</text:p>
          </table:table-cell>
          <table:table-cell table:number-columns-repeated="1019"/>
        </table:table-row>
        <table:table-row table:style-name="ro1">
          <table:table-cell office:value-type="float" office:value="2167.476562">
            <text:p>2167,476562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16748">
            <text:p>0,216748</text:p>
          </table:table-cell>
          <table:table-cell office:value-type="float" office:value="-5.155882">
            <text:p>-5,155882</text:p>
          </table:table-cell>
          <table:table-cell table:number-columns-repeated="1019"/>
        </table:table-row>
        <table:table-row table:style-name="ro1">
          <table:table-cell office:value-type="float" office:value="2167.476562">
            <text:p>2167,476562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16748">
            <text:p>0,216748</text:p>
          </table:table-cell>
          <table:table-cell office:value-type="float" office:value="-5.174706">
            <text:p>-5,174706</text:p>
          </table:table-cell>
          <table:table-cell table:number-columns-repeated="1019"/>
        </table:table-row>
        <table:table-row table:style-name="ro1">
          <table:table-cell office:value-type="float" office:value="2167.476562">
            <text:p>2167,476562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16748">
            <text:p>0,216748</text:p>
          </table:table-cell>
          <table:table-cell office:value-type="float" office:value="-5.174706">
            <text:p>-5,174706</text:p>
          </table:table-cell>
          <table:table-cell table:number-columns-repeated="1019"/>
        </table:table-row>
        <table:table-row table:style-name="ro1">
          <table:table-cell office:value-type="float" office:value="2186.215576">
            <text:p>2186,215576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18622">
            <text:p>0,218622</text:p>
          </table:table-cell>
          <table:table-cell office:value-type="float" office:value="-5.193823">
            <text:p>-5,193823</text:p>
          </table:table-cell>
          <table:table-cell table:number-columns-repeated="1019"/>
        </table:table-row>
        <table:table-row table:style-name="ro1">
          <table:table-cell office:value-type="float" office:value="2186.215576">
            <text:p>2186,215576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18622">
            <text:p>0,218622</text:p>
          </table:table-cell>
          <table:table-cell office:value-type="float" office:value="-5.193823">
            <text:p>-5,193823</text:p>
          </table:table-cell>
          <table:table-cell table:number-columns-repeated="1019"/>
        </table:table-row>
        <table:table-row table:style-name="ro1">
          <table:table-cell office:value-type="float" office:value="2192.461914">
            <text:p>2192,461914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219246">
            <text:p>0,219246</text:p>
          </table:table-cell>
          <table:table-cell office:value-type="float" office:value="-5.212353">
            <text:p>-5,212353</text:p>
          </table:table-cell>
          <table:table-cell table:number-columns-repeated="1019"/>
        </table:table-row>
        <table:table-row table:style-name="ro1">
          <table:table-cell office:value-type="float" office:value="2192.461914">
            <text:p>2192,461914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219246">
            <text:p>0,219246</text:p>
          </table:table-cell>
          <table:table-cell office:value-type="float" office:value="-5.212353">
            <text:p>-5,212353</text:p>
          </table:table-cell>
          <table:table-cell table:number-columns-repeated="1019"/>
        </table:table-row>
        <table:table-row table:style-name="ro1">
          <table:table-cell office:value-type="float" office:value="2192.461914">
            <text:p>2192,461914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19246">
            <text:p>0,219246</text:p>
          </table:table-cell>
          <table:table-cell office:value-type="float" office:value="-5.232059">
            <text:p>-5,232059</text:p>
          </table:table-cell>
          <table:table-cell table:number-columns-repeated="1019"/>
        </table:table-row>
        <table:table-row table:style-name="ro1">
          <table:table-cell office:value-type="float" office:value="2192.461914">
            <text:p>2192,461914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19246">
            <text:p>0,219246</text:p>
          </table:table-cell>
          <table:table-cell office:value-type="float" office:value="-5.232059">
            <text:p>-5,232059</text:p>
          </table:table-cell>
          <table:table-cell table:number-columns-repeated="1019"/>
        </table:table-row>
        <table:table-row table:style-name="ro1">
          <table:table-cell office:value-type="float" office:value="2204.95459">
            <text:p>2204,95459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20495">
            <text:p>0,220495</text:p>
          </table:table-cell>
          <table:table-cell office:value-type="float" office:value="-5.250882">
            <text:p>-5,250882</text:p>
          </table:table-cell>
          <table:table-cell table:number-columns-repeated="1019"/>
        </table:table-row>
        <table:table-row table:style-name="ro1">
          <table:table-cell office:value-type="float" office:value="2204.95459">
            <text:p>2204,95459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20495">
            <text:p>0,220495</text:p>
          </table:table-cell>
          <table:table-cell office:value-type="float" office:value="-5.250882">
            <text:p>-5,250882</text:p>
          </table:table-cell>
          <table:table-cell table:number-columns-repeated="1019"/>
        </table:table-row>
        <table:table-row table:style-name="ro1">
          <table:table-cell office:value-type="float" office:value="2198.708252">
            <text:p>2198,708252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219871">
            <text:p>0,219871</text:p>
          </table:table-cell>
          <table:table-cell office:value-type="float" office:value="-5.270882">
            <text:p>-5,270882</text:p>
          </table:table-cell>
          <table:table-cell table:number-columns-repeated="1019"/>
        </table:table-row>
        <table:table-row table:style-name="ro1">
          <table:table-cell office:value-type="float" office:value="2198.708252">
            <text:p>2198,708252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219871">
            <text:p>0,219871</text:p>
          </table:table-cell>
          <table:table-cell office:value-type="float" office:value="-5.289706">
            <text:p>-5,289706</text:p>
          </table:table-cell>
          <table:table-cell table:number-columns-repeated="1019"/>
        </table:table-row>
        <table:table-row table:style-name="ro1">
          <table:table-cell office:value-type="float" office:value="2198.708252">
            <text:p>2198,70825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19871">
            <text:p>0,219871</text:p>
          </table:table-cell>
          <table:table-cell office:value-type="float" office:value="-5.289706">
            <text:p>-5,289706</text:p>
          </table:table-cell>
          <table:table-cell table:number-columns-repeated="1019"/>
        </table:table-row>
        <table:table-row table:style-name="ro1">
          <table:table-cell office:value-type="float" office:value="2198.708252">
            <text:p>2198,70825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19871">
            <text:p>0,219871</text:p>
          </table:table-cell>
          <table:table-cell office:value-type="float" office:value="-5.308824">
            <text:p>-5,308824</text:p>
          </table:table-cell>
          <table:table-cell table:number-columns-repeated="1019"/>
        </table:table-row>
        <table:table-row table:style-name="ro1">
          <table:table-cell office:value-type="float" office:value="2204.95459">
            <text:p>2204,95459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20495">
            <text:p>0,220495</text:p>
          </table:table-cell>
          <table:table-cell office:value-type="float" office:value="-5.308824">
            <text:p>-5,308824</text:p>
          </table:table-cell>
          <table:table-cell table:number-columns-repeated="1019"/>
        </table:table-row>
        <table:table-row table:style-name="ro1">
          <table:table-cell office:value-type="float" office:value="2204.95459">
            <text:p>2204,95459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20495">
            <text:p>0,220495</text:p>
          </table:table-cell>
          <table:table-cell office:value-type="float" office:value="-5.328235">
            <text:p>-5,328235</text:p>
          </table:table-cell>
          <table:table-cell table:number-columns-repeated="1019"/>
        </table:table-row>
        <table:table-row table:style-name="ro1">
          <table:table-cell office:value-type="float" office:value="2236.186279">
            <text:p>2236,186279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23619">
            <text:p>0,223619</text:p>
          </table:table-cell>
          <table:table-cell office:value-type="float" office:value="-5.328235">
            <text:p>-5,328235</text:p>
          </table:table-cell>
          <table:table-cell table:number-columns-repeated="1019"/>
        </table:table-row>
        <table:table-row table:style-name="ro1">
          <table:table-cell office:value-type="float" office:value="2236.186279">
            <text:p>2236,186279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23619">
            <text:p>0,223619</text:p>
          </table:table-cell>
          <table:table-cell office:value-type="float" office:value="-5.347353">
            <text:p>-5,347353</text:p>
          </table:table-cell>
          <table:table-cell table:number-columns-repeated="1019"/>
        </table:table-row>
        <table:table-row table:style-name="ro1">
          <table:table-cell office:value-type="float" office:value="2236.186279">
            <text:p>2236,186279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23619">
            <text:p>0,223619</text:p>
          </table:table-cell>
          <table:table-cell office:value-type="float" office:value="-5.347353">
            <text:p>-5,347353</text:p>
          </table:table-cell>
          <table:table-cell table:number-columns-repeated="1019"/>
        </table:table-row>
        <table:table-row table:style-name="ro1">
          <table:table-cell office:value-type="float" office:value="2242.432617">
            <text:p>2242,432617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24243">
            <text:p>0,224243</text:p>
          </table:table-cell>
          <table:table-cell office:value-type="float" office:value="-5.366471">
            <text:p>-5,366471</text:p>
          </table:table-cell>
          <table:table-cell table:number-columns-repeated="1019"/>
        </table:table-row>
        <table:table-row table:style-name="ro1">
          <table:table-cell office:value-type="float" office:value="2242.432617">
            <text:p>2242,432617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24243">
            <text:p>0,224243</text:p>
          </table:table-cell>
          <table:table-cell office:value-type="float" office:value="-5.366471">
            <text:p>-5,366471</text:p>
          </table:table-cell>
          <table:table-cell table:number-columns-repeated="1019"/>
        </table:table-row>
        <table:table-row table:style-name="ro1">
          <table:table-cell office:value-type="float" office:value="2248.678955">
            <text:p>2248,678955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224868">
            <text:p>0,224868</text:p>
          </table:table-cell>
          <table:table-cell office:value-type="float" office:value="-5.385">
            <text:p>-5,385</text:p>
          </table:table-cell>
          <table:table-cell table:number-columns-repeated="1019"/>
        </table:table-row>
        <table:table-row table:style-name="ro1">
          <table:table-cell office:value-type="float" office:value="2248.678955">
            <text:p>2248,678955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224868">
            <text:p>0,224868</text:p>
          </table:table-cell>
          <table:table-cell office:value-type="float" office:value="-5.385">
            <text:p>-5,385</text:p>
          </table:table-cell>
          <table:table-cell table:number-columns-repeated="1019"/>
        </table:table-row>
        <table:table-row table:style-name="ro1">
          <table:table-cell office:value-type="float" office:value="2242.432617">
            <text:p>2242,432617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24243">
            <text:p>0,224243</text:p>
          </table:table-cell>
          <table:table-cell office:value-type="float" office:value="-5.404412">
            <text:p>-5,404412</text:p>
          </table:table-cell>
          <table:table-cell table:number-columns-repeated="1019"/>
        </table:table-row>
        <table:table-row table:style-name="ro1">
          <table:table-cell office:value-type="float" office:value="2242.432617">
            <text:p>2242,432617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24243">
            <text:p>0,224243</text:p>
          </table:table-cell>
          <table:table-cell office:value-type="float" office:value="-5.404412">
            <text:p>-5,404412</text:p>
          </table:table-cell>
          <table:table-cell table:number-columns-repeated="1019"/>
        </table:table-row>
        <table:table-row table:style-name="ro1">
          <table:table-cell office:value-type="float" office:value="2267.417969">
            <text:p>2267,417969</text:p>
          </table:table-cell>
          <table:table-cell office:value-type="float" office:value="-0.003225">
            <text:p>-0,003225</text:p>
          </table:table-cell>
          <table:table-cell office:value-type="float" office:value="-0.003198">
            <text:p>-0,003198</text:p>
          </table:table-cell>
          <table:table-cell office:value-type="float" office:value="0.226742">
            <text:p>0,226742</text:p>
          </table:table-cell>
          <table:table-cell office:value-type="float" office:value="-5.42353">
            <text:p>-5,42353</text:p>
          </table:table-cell>
          <table:table-cell table:number-columns-repeated="1019"/>
        </table:table-row>
        <table:table-row table:style-name="ro1">
          <table:table-cell office:value-type="float" office:value="2267.417969">
            <text:p>2267,417969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26742">
            <text:p>0,226742</text:p>
          </table:table-cell>
          <table:table-cell office:value-type="float" office:value="-5.42353">
            <text:p>-5,42353</text:p>
          </table:table-cell>
          <table:table-cell table:number-columns-repeated="1019"/>
        </table:table-row>
        <table:table-row table:style-name="ro1">
          <table:table-cell office:value-type="float" office:value="2267.417969">
            <text:p>2267,417969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26742">
            <text:p>0,226742</text:p>
          </table:table-cell>
          <table:table-cell office:value-type="float" office:value="-5.442647">
            <text:p>-5,442647</text:p>
          </table:table-cell>
          <table:table-cell table:number-columns-repeated="1019"/>
        </table:table-row>
        <table:table-row table:style-name="ro1">
          <table:table-cell office:value-type="float" office:value="2267.417969">
            <text:p>2267,417969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26742">
            <text:p>0,226742</text:p>
          </table:table-cell>
          <table:table-cell office:value-type="float" office:value="-5.442647">
            <text:p>-5,442647</text:p>
          </table:table-cell>
          <table:table-cell table:number-columns-repeated="1019"/>
        </table:table-row>
        <table:table-row table:style-name="ro1">
          <table:table-cell office:value-type="float" office:value="2273.664307">
            <text:p>2273,664307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27366">
            <text:p>0,227366</text:p>
          </table:table-cell>
          <table:table-cell office:value-type="float" office:value="-5.462353">
            <text:p>-5,462353</text:p>
          </table:table-cell>
          <table:table-cell table:number-columns-repeated="1019"/>
        </table:table-row>
        <table:table-row table:style-name="ro1">
          <table:table-cell office:value-type="float" office:value="2273.664307">
            <text:p>2273,664307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27366">
            <text:p>0,227366</text:p>
          </table:table-cell>
          <table:table-cell office:value-type="float" office:value="-5.462353">
            <text:p>-5,462353</text:p>
          </table:table-cell>
          <table:table-cell table:number-columns-repeated="1019"/>
        </table:table-row>
        <table:table-row table:style-name="ro1">
          <table:table-cell office:value-type="float" office:value="2273.664307">
            <text:p>2273,664307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227366">
            <text:p>0,227366</text:p>
          </table:table-cell>
          <table:table-cell office:value-type="float" office:value="-5.482353">
            <text:p>-5,482353</text:p>
          </table:table-cell>
          <table:table-cell table:number-columns-repeated="1019"/>
        </table:table-row>
        <table:table-row table:style-name="ro1">
          <table:table-cell office:value-type="float" office:value="2273.664307">
            <text:p>2273,664307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227366">
            <text:p>0,227366</text:p>
          </table:table-cell>
          <table:table-cell office:value-type="float" office:value="-5.482353">
            <text:p>-5,482353</text:p>
          </table:table-cell>
          <table:table-cell table:number-columns-repeated="1019"/>
        </table:table-row>
        <table:table-row table:style-name="ro1">
          <table:table-cell office:value-type="float" office:value="2279.910645">
            <text:p>2279,910645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227991">
            <text:p>0,227991</text:p>
          </table:table-cell>
          <table:table-cell office:value-type="float" office:value="-5.501176">
            <text:p>-5,501176</text:p>
          </table:table-cell>
          <table:table-cell table:number-columns-repeated="1019"/>
        </table:table-row>
        <table:table-row table:style-name="ro1">
          <table:table-cell office:value-type="float" office:value="2279.910645">
            <text:p>2279,910645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227991">
            <text:p>0,227991</text:p>
          </table:table-cell>
          <table:table-cell office:value-type="float" office:value="-5.501176">
            <text:p>-5,501176</text:p>
          </table:table-cell>
          <table:table-cell table:number-columns-repeated="1019"/>
        </table:table-row>
        <table:table-row table:style-name="ro1">
          <table:table-cell office:value-type="float" office:value="2317.388428">
            <text:p>2317,388428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31739">
            <text:p>0,231739</text:p>
          </table:table-cell>
          <table:table-cell office:value-type="float" office:value="-5.520294">
            <text:p>-5,520294</text:p>
          </table:table-cell>
          <table:table-cell table:number-columns-repeated="1019"/>
        </table:table-row>
        <table:table-row table:style-name="ro1">
          <table:table-cell office:value-type="float" office:value="2317.388428">
            <text:p>2317,388428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31739">
            <text:p>0,231739</text:p>
          </table:table-cell>
          <table:table-cell office:value-type="float" office:value="-5.539412">
            <text:p>-5,539412</text:p>
          </table:table-cell>
          <table:table-cell table:number-columns-repeated="1019"/>
        </table:table-row>
        <table:table-row table:style-name="ro1">
          <table:table-cell office:value-type="float" office:value="2304.895752">
            <text:p>2304,895752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3049">
            <text:p>0,23049</text:p>
          </table:table-cell>
          <table:table-cell office:value-type="float" office:value="-5.539412">
            <text:p>-5,539412</text:p>
          </table:table-cell>
          <table:table-cell table:number-columns-repeated="1019"/>
        </table:table-row>
        <table:table-row table:style-name="ro1">
          <table:table-cell office:value-type="float" office:value="2304.895752">
            <text:p>2304,895752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23049">
            <text:p>0,23049</text:p>
          </table:table-cell>
          <table:table-cell office:value-type="float" office:value="-5.558235">
            <text:p>-5,558235</text:p>
          </table:table-cell>
          <table:table-cell table:number-columns-repeated="1019"/>
        </table:table-row>
        <table:table-row table:style-name="ro1">
          <table:table-cell office:value-type="float" office:value="2304.895752">
            <text:p>2304,895752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3049">
            <text:p>0,23049</text:p>
          </table:table-cell>
          <table:table-cell office:value-type="float" office:value="-5.558235">
            <text:p>-5,558235</text:p>
          </table:table-cell>
          <table:table-cell table:number-columns-repeated="1019"/>
        </table:table-row>
        <table:table-row table:style-name="ro1">
          <table:table-cell office:value-type="float" office:value="2323.634766">
            <text:p>2323,634766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232363">
            <text:p>0,232363</text:p>
          </table:table-cell>
          <table:table-cell office:value-type="float" office:value="-5.577353">
            <text:p>-5,577353</text:p>
          </table:table-cell>
          <table:table-cell table:number-columns-repeated="1019"/>
        </table:table-row>
        <table:table-row table:style-name="ro1">
          <table:table-cell office:value-type="float" office:value="2323.634766">
            <text:p>2323,634766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232363">
            <text:p>0,232363</text:p>
          </table:table-cell>
          <table:table-cell office:value-type="float" office:value="-5.577353">
            <text:p>-5,577353</text:p>
          </table:table-cell>
          <table:table-cell table:number-columns-repeated="1019"/>
        </table:table-row>
        <table:table-row table:style-name="ro1">
          <table:table-cell office:value-type="float" office:value="2329.881104">
            <text:p>2329,881104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32988">
            <text:p>0,232988</text:p>
          </table:table-cell>
          <table:table-cell office:value-type="float" office:value="-5.596765">
            <text:p>-5,596765</text:p>
          </table:table-cell>
          <table:table-cell table:number-columns-repeated="1019"/>
        </table:table-row>
        <table:table-row table:style-name="ro1">
          <table:table-cell office:value-type="float" office:value="2329.881104">
            <text:p>2329,881104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32988">
            <text:p>0,232988</text:p>
          </table:table-cell>
          <table:table-cell office:value-type="float" office:value="-5.596765">
            <text:p>-5,596765</text:p>
          </table:table-cell>
          <table:table-cell table:number-columns-repeated="1019"/>
        </table:table-row>
        <table:table-row table:style-name="ro1">
          <table:table-cell office:value-type="float" office:value="2323.634766">
            <text:p>2323,634766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32363">
            <text:p>0,232363</text:p>
          </table:table-cell>
          <table:table-cell office:value-type="float" office:value="-5.616471">
            <text:p>-5,616471</text:p>
          </table:table-cell>
          <table:table-cell table:number-columns-repeated="1019"/>
        </table:table-row>
        <table:table-row table:style-name="ro1">
          <table:table-cell office:value-type="float" office:value="2323.634766">
            <text:p>2323,634766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32363">
            <text:p>0,232363</text:p>
          </table:table-cell>
          <table:table-cell office:value-type="float" office:value="-5.616471">
            <text:p>-5,616471</text:p>
          </table:table-cell>
          <table:table-cell table:number-columns-repeated="1019"/>
        </table:table-row>
        <table:table-row table:style-name="ro1">
          <table:table-cell office:value-type="float" office:value="2336.127441">
            <text:p>2336,127441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33613">
            <text:p>0,233613</text:p>
          </table:table-cell>
          <table:table-cell office:value-type="float" office:value="-5.635">
            <text:p>-5,635</text:p>
          </table:table-cell>
          <table:table-cell table:number-columns-repeated="1019"/>
        </table:table-row>
        <table:table-row table:style-name="ro1">
          <table:table-cell office:value-type="float" office:value="2336.127441">
            <text:p>2336,127441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33613">
            <text:p>0,233613</text:p>
          </table:table-cell>
          <table:table-cell office:value-type="float" office:value="-5.635">
            <text:p>-5,635</text:p>
          </table:table-cell>
          <table:table-cell table:number-columns-repeated="1019"/>
        </table:table-row>
        <table:table-row table:style-name="ro1">
          <table:table-cell office:value-type="float" office:value="2348.620117">
            <text:p>2348,620117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34862">
            <text:p>0,234862</text:p>
          </table:table-cell>
          <table:table-cell office:value-type="float" office:value="-5.654706">
            <text:p>-5,654706</text:p>
          </table:table-cell>
          <table:table-cell table:number-columns-repeated="1019"/>
        </table:table-row>
        <table:table-row table:style-name="ro1">
          <table:table-cell office:value-type="float" office:value="2348.620117">
            <text:p>2348,620117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234862">
            <text:p>0,234862</text:p>
          </table:table-cell>
          <table:table-cell office:value-type="float" office:value="-5.654706">
            <text:p>-5,654706</text:p>
          </table:table-cell>
          <table:table-cell table:number-columns-repeated="1019"/>
        </table:table-row>
        <table:table-row table:style-name="ro1">
          <table:table-cell office:value-type="float" office:value="2354.866455">
            <text:p>2354,866455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235487">
            <text:p>0,235487</text:p>
          </table:table-cell>
          <table:table-cell office:value-type="float" office:value="-5.673823">
            <text:p>-5,673823</text:p>
          </table:table-cell>
          <table:table-cell table:number-columns-repeated="1019"/>
        </table:table-row>
        <table:table-row table:style-name="ro1">
          <table:table-cell office:value-type="float" office:value="2354.866455">
            <text:p>2354,866455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35487">
            <text:p>0,235487</text:p>
          </table:table-cell>
          <table:table-cell office:value-type="float" office:value="-5.673823">
            <text:p>-5,673823</text:p>
          </table:table-cell>
          <table:table-cell table:number-columns-repeated="1019"/>
        </table:table-row>
        <table:table-row table:style-name="ro1">
          <table:table-cell office:value-type="float" office:value="2361.112793">
            <text:p>2361,112793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36111">
            <text:p>0,236111</text:p>
          </table:table-cell>
          <table:table-cell office:value-type="float" office:value="-5.693235">
            <text:p>-5,693235</text:p>
          </table:table-cell>
          <table:table-cell table:number-columns-repeated="1019"/>
        </table:table-row>
        <table:table-row table:style-name="ro1">
          <table:table-cell office:value-type="float" office:value="2361.112793">
            <text:p>2361,112793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236111">
            <text:p>0,236111</text:p>
          </table:table-cell>
          <table:table-cell office:value-type="float" office:value="-5.693235">
            <text:p>-5,693235</text:p>
          </table:table-cell>
          <table:table-cell table:number-columns-repeated="1019"/>
        </table:table-row>
        <table:table-row table:style-name="ro1">
          <table:table-cell office:value-type="float" office:value="2367.359131">
            <text:p>2367,359131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236736">
            <text:p>0,236736</text:p>
          </table:table-cell>
          <table:table-cell office:value-type="float" office:value="-5.712059">
            <text:p>-5,712059</text:p>
          </table:table-cell>
          <table:table-cell table:number-columns-repeated="1019"/>
        </table:table-row>
        <table:table-row table:style-name="ro1">
          <table:table-cell office:value-type="float" office:value="2367.359131">
            <text:p>2367,359131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236736">
            <text:p>0,236736</text:p>
          </table:table-cell>
          <table:table-cell office:value-type="float" office:value="-5.712059">
            <text:p>-5,712059</text:p>
          </table:table-cell>
          <table:table-cell table:number-columns-repeated="1019"/>
        </table:table-row>
        <table:table-row table:style-name="ro1">
          <table:table-cell office:value-type="float" office:value="2386.098145">
            <text:p>2386,098145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23861">
            <text:p>0,23861</text:p>
          </table:table-cell>
          <table:table-cell office:value-type="float" office:value="-5.731765">
            <text:p>-5,731765</text:p>
          </table:table-cell>
          <table:table-cell table:number-columns-repeated="1019"/>
        </table:table-row>
        <table:table-row table:style-name="ro1">
          <table:table-cell office:value-type="float" office:value="2386.098145">
            <text:p>2386,098145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3861">
            <text:p>0,23861</text:p>
          </table:table-cell>
          <table:table-cell office:value-type="float" office:value="-5.731765">
            <text:p>-5,731765</text:p>
          </table:table-cell>
          <table:table-cell table:number-columns-repeated="1019"/>
        </table:table-row>
        <table:table-row table:style-name="ro1">
          <table:table-cell office:value-type="float" office:value="2373.605469">
            <text:p>2373,605469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37361">
            <text:p>0,237361</text:p>
          </table:table-cell>
          <table:table-cell office:value-type="float" office:value="-5.751765">
            <text:p>-5,751765</text:p>
          </table:table-cell>
          <table:table-cell table:number-columns-repeated="1019"/>
        </table:table-row>
        <table:table-row table:style-name="ro1">
          <table:table-cell office:value-type="float" office:value="2373.605469">
            <text:p>2373,605469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37361">
            <text:p>0,237361</text:p>
          </table:table-cell>
          <table:table-cell office:value-type="float" office:value="-5.751765">
            <text:p>-5,751765</text:p>
          </table:table-cell>
          <table:table-cell table:number-columns-repeated="1019"/>
        </table:table-row>
        <table:table-row table:style-name="ro1">
          <table:table-cell office:value-type="float" office:value="2379.851807">
            <text:p>2379,851807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37985">
            <text:p>0,237985</text:p>
          </table:table-cell>
          <table:table-cell office:value-type="float" office:value="-5.772353">
            <text:p>-5,772353</text:p>
          </table:table-cell>
          <table:table-cell table:number-columns-repeated="1019"/>
        </table:table-row>
        <table:table-row table:style-name="ro1">
          <table:table-cell office:value-type="float" office:value="2379.851807">
            <text:p>2379,851807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37985">
            <text:p>0,237985</text:p>
          </table:table-cell>
          <table:table-cell office:value-type="float" office:value="-5.772353">
            <text:p>-5,772353</text:p>
          </table:table-cell>
          <table:table-cell table:number-columns-repeated="1019"/>
        </table:table-row>
        <table:table-row table:style-name="ro1">
          <table:table-cell office:value-type="float" office:value="2392.344482">
            <text:p>2392,34448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39234">
            <text:p>0,239234</text:p>
          </table:table-cell>
          <table:table-cell office:value-type="float" office:value="-5.790883">
            <text:p>-5,790883</text:p>
          </table:table-cell>
          <table:table-cell table:number-columns-repeated="1019"/>
        </table:table-row>
        <table:table-row table:style-name="ro1">
          <table:table-cell office:value-type="float" office:value="2392.344482">
            <text:p>2392,344482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39234">
            <text:p>0,239234</text:p>
          </table:table-cell>
          <table:table-cell office:value-type="float" office:value="-5.790883">
            <text:p>-5,790883</text:p>
          </table:table-cell>
          <table:table-cell table:number-columns-repeated="1019"/>
        </table:table-row>
        <table:table-row table:style-name="ro1">
          <table:table-cell office:value-type="float" office:value="2398.59082">
            <text:p>2398,59082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39859">
            <text:p>0,239859</text:p>
          </table:table-cell>
          <table:table-cell office:value-type="float" office:value="-5.810294">
            <text:p>-5,810294</text:p>
          </table:table-cell>
          <table:table-cell table:number-columns-repeated="1019"/>
        </table:table-row>
        <table:table-row table:style-name="ro1">
          <table:table-cell office:value-type="float" office:value="2398.59082">
            <text:p>2398,59082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39859">
            <text:p>0,239859</text:p>
          </table:table-cell>
          <table:table-cell office:value-type="float" office:value="-5.829118">
            <text:p>-5,829118</text:p>
          </table:table-cell>
          <table:table-cell table:number-columns-repeated="1019"/>
        </table:table-row>
        <table:table-row table:style-name="ro1">
          <table:table-cell office:value-type="float" office:value="2411.083496">
            <text:p>2411,083496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41108">
            <text:p>0,241108</text:p>
          </table:table-cell>
          <table:table-cell office:value-type="float" office:value="-5.829118">
            <text:p>-5,829118</text:p>
          </table:table-cell>
          <table:table-cell table:number-columns-repeated="1019"/>
        </table:table-row>
        <table:table-row table:style-name="ro1">
          <table:table-cell office:value-type="float" office:value="2411.083496">
            <text:p>2411,083496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41108">
            <text:p>0,241108</text:p>
          </table:table-cell>
          <table:table-cell office:value-type="float" office:value="-5.848824">
            <text:p>-5,848824</text:p>
          </table:table-cell>
          <table:table-cell table:number-columns-repeated="1019"/>
        </table:table-row>
        <table:table-row table:style-name="ro1">
          <table:table-cell office:value-type="float" office:value="2417.329834">
            <text:p>2417,329834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41733">
            <text:p>0,241733</text:p>
          </table:table-cell>
          <table:table-cell office:value-type="float" office:value="-5.848824">
            <text:p>-5,848824</text:p>
          </table:table-cell>
          <table:table-cell table:number-columns-repeated="1019"/>
        </table:table-row>
        <table:table-row table:style-name="ro1">
          <table:table-cell office:value-type="float" office:value="2417.329834">
            <text:p>2417,329834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241733">
            <text:p>0,241733</text:p>
          </table:table-cell>
          <table:table-cell office:value-type="float" office:value="-5.867353">
            <text:p>-5,867353</text:p>
          </table:table-cell>
          <table:table-cell table:number-columns-repeated="1019"/>
        </table:table-row>
        <table:table-row table:style-name="ro1">
          <table:table-cell office:value-type="float" office:value="2417.329834">
            <text:p>2417,329834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241733">
            <text:p>0,241733</text:p>
          </table:table-cell>
          <table:table-cell office:value-type="float" office:value="-5.867353">
            <text:p>-5,867353</text:p>
          </table:table-cell>
          <table:table-cell table:number-columns-repeated="1019"/>
        </table:table-row>
        <table:table-row table:style-name="ro1">
          <table:table-cell office:value-type="float" office:value="2436.068848">
            <text:p>2436,068848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43607">
            <text:p>0,243607</text:p>
          </table:table-cell>
          <table:table-cell office:value-type="float" office:value="-5.886177">
            <text:p>-5,886177</text:p>
          </table:table-cell>
          <table:table-cell table:number-columns-repeated="1019"/>
        </table:table-row>
        <table:table-row table:style-name="ro1">
          <table:table-cell office:value-type="float" office:value="2436.068848">
            <text:p>2436,068848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43607">
            <text:p>0,243607</text:p>
          </table:table-cell>
          <table:table-cell office:value-type="float" office:value="-5.886177">
            <text:p>-5,886177</text:p>
          </table:table-cell>
          <table:table-cell table:number-columns-repeated="1019"/>
        </table:table-row>
        <table:table-row table:style-name="ro1">
          <table:table-cell office:value-type="float" office:value="2423.576172">
            <text:p>2423,576172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42358">
            <text:p>0,242358</text:p>
          </table:table-cell>
          <table:table-cell office:value-type="float" office:value="-5.905588">
            <text:p>-5,905588</text:p>
          </table:table-cell>
          <table:table-cell table:number-columns-repeated="1019"/>
        </table:table-row>
        <table:table-row table:style-name="ro1">
          <table:table-cell office:value-type="float" office:value="2423.576172">
            <text:p>2423,576172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242358">
            <text:p>0,242358</text:p>
          </table:table-cell>
          <table:table-cell office:value-type="float" office:value="-5.905588">
            <text:p>-5,905588</text:p>
          </table:table-cell>
          <table:table-cell table:number-columns-repeated="1019"/>
        </table:table-row>
        <table:table-row table:style-name="ro1">
          <table:table-cell office:value-type="float" office:value="2411.083496">
            <text:p>2411,083496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241108">
            <text:p>0,241108</text:p>
          </table:table-cell>
          <table:table-cell office:value-type="float" office:value="-5.925">
            <text:p>-5,925</text:p>
          </table:table-cell>
          <table:table-cell table:number-columns-repeated="1019"/>
        </table:table-row>
        <table:table-row table:style-name="ro1">
          <table:table-cell office:value-type="float" office:value="2411.083496">
            <text:p>2411,083496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41108">
            <text:p>0,241108</text:p>
          </table:table-cell>
          <table:table-cell office:value-type="float" office:value="-5.925">
            <text:p>-5,925</text:p>
          </table:table-cell>
          <table:table-cell table:number-columns-repeated="1019"/>
        </table:table-row>
        <table:table-row table:style-name="ro1">
          <table:table-cell office:value-type="float" office:value="2436.068848">
            <text:p>2436,068848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43607">
            <text:p>0,243607</text:p>
          </table:table-cell>
          <table:table-cell office:value-type="float" office:value="-5.944118">
            <text:p>-5,944118</text:p>
          </table:table-cell>
          <table:table-cell table:number-columns-repeated="1019"/>
        </table:table-row>
        <table:table-row table:style-name="ro1">
          <table:table-cell office:value-type="float" office:value="2436.068848">
            <text:p>2436,068848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243607">
            <text:p>0,243607</text:p>
          </table:table-cell>
          <table:table-cell office:value-type="float" office:value="-5.944118">
            <text:p>-5,944118</text:p>
          </table:table-cell>
          <table:table-cell table:number-columns-repeated="1019"/>
        </table:table-row>
        <table:table-row table:style-name="ro1">
          <table:table-cell office:value-type="float" office:value="2448.561523">
            <text:p>2448,561523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244856">
            <text:p>0,244856</text:p>
          </table:table-cell>
          <table:table-cell office:value-type="float" office:value="-5.962941">
            <text:p>-5,962941</text:p>
          </table:table-cell>
          <table:table-cell table:number-columns-repeated="1019"/>
        </table:table-row>
        <table:table-row table:style-name="ro1">
          <table:table-cell office:value-type="float" office:value="2448.561523">
            <text:p>2448,561523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44856">
            <text:p>0,244856</text:p>
          </table:table-cell>
          <table:table-cell office:value-type="float" office:value="-5.962941">
            <text:p>-5,962941</text:p>
          </table:table-cell>
          <table:table-cell table:number-columns-repeated="1019"/>
        </table:table-row>
        <table:table-row table:style-name="ro1">
          <table:table-cell office:value-type="float" office:value="2442.315186">
            <text:p>2442,315186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44232">
            <text:p>0,244232</text:p>
          </table:table-cell>
          <table:table-cell office:value-type="float" office:value="-5.982353">
            <text:p>-5,982353</text:p>
          </table:table-cell>
          <table:table-cell table:number-columns-repeated="1019"/>
        </table:table-row>
        <table:table-row table:style-name="ro1">
          <table:table-cell office:value-type="float" office:value="2442.315186">
            <text:p>2442,315186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44232">
            <text:p>0,244232</text:p>
          </table:table-cell>
          <table:table-cell office:value-type="float" office:value="-5.982353">
            <text:p>-5,982353</text:p>
          </table:table-cell>
          <table:table-cell table:number-columns-repeated="1019"/>
        </table:table-row>
        <table:table-row table:style-name="ro1">
          <table:table-cell office:value-type="float" office:value="2442.315186">
            <text:p>2442,315186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44232">
            <text:p>0,244232</text:p>
          </table:table-cell>
          <table:table-cell office:value-type="float" office:value="-6.002353">
            <text:p>-6,002353</text:p>
          </table:table-cell>
          <table:table-cell table:number-columns-repeated="1019"/>
        </table:table-row>
        <table:table-row table:style-name="ro1">
          <table:table-cell office:value-type="float" office:value="2442.315186">
            <text:p>2442,315186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44232">
            <text:p>0,244232</text:p>
          </table:table-cell>
          <table:table-cell office:value-type="float" office:value="-6.002353">
            <text:p>-6,002353</text:p>
          </table:table-cell>
          <table:table-cell table:number-columns-repeated="1019"/>
        </table:table-row>
        <table:table-row table:style-name="ro1">
          <table:table-cell office:value-type="float" office:value="2448.561523">
            <text:p>2448,561523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44856">
            <text:p>0,244856</text:p>
          </table:table-cell>
          <table:table-cell office:value-type="float" office:value="-6.020588">
            <text:p>-6,020588</text:p>
          </table:table-cell>
          <table:table-cell table:number-columns-repeated="1019"/>
        </table:table-row>
        <table:table-row table:style-name="ro1">
          <table:table-cell office:value-type="float" office:value="2448.561523">
            <text:p>2448,561523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44856">
            <text:p>0,244856</text:p>
          </table:table-cell>
          <table:table-cell office:value-type="float" office:value="-6.020588">
            <text:p>-6,020588</text:p>
          </table:table-cell>
          <table:table-cell table:number-columns-repeated="1019"/>
        </table:table-row>
        <table:table-row table:style-name="ro1">
          <table:table-cell office:value-type="float" office:value="2448.561523">
            <text:p>2448,561523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44856">
            <text:p>0,244856</text:p>
          </table:table-cell>
          <table:table-cell office:value-type="float" office:value="-6.04">
            <text:p>-6,04</text:p>
          </table:table-cell>
          <table:table-cell table:number-columns-repeated="1019"/>
        </table:table-row>
        <table:table-row table:style-name="ro1">
          <table:table-cell office:value-type="float" office:value="2448.561523">
            <text:p>2448,561523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244856">
            <text:p>0,244856</text:p>
          </table:table-cell>
          <table:table-cell office:value-type="float" office:value="-6.059412">
            <text:p>-6,059412</text:p>
          </table:table-cell>
          <table:table-cell table:number-columns-repeated="1019"/>
        </table:table-row>
        <table:table-row table:style-name="ro1">
          <table:table-cell office:value-type="float" office:value="2467.300537">
            <text:p>2467,300537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24673">
            <text:p>0,24673</text:p>
          </table:table-cell>
          <table:table-cell office:value-type="float" office:value="-6.059412">
            <text:p>-6,059412</text:p>
          </table:table-cell>
          <table:table-cell table:number-columns-repeated="1019"/>
        </table:table-row>
        <table:table-row table:style-name="ro1">
          <table:table-cell office:value-type="float" office:value="2467.300537">
            <text:p>2467,300537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4673">
            <text:p>0,24673</text:p>
          </table:table-cell>
          <table:table-cell office:value-type="float" office:value="-6.078529">
            <text:p>-6,078529</text:p>
          </table:table-cell>
          <table:table-cell table:number-columns-repeated="1019"/>
        </table:table-row>
        <table:table-row table:style-name="ro1">
          <table:table-cell office:value-type="float" office:value="2479.793213">
            <text:p>2479,793213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247979">
            <text:p>0,247979</text:p>
          </table:table-cell>
          <table:table-cell office:value-type="float" office:value="-6.078529">
            <text:p>-6,078529</text:p>
          </table:table-cell>
          <table:table-cell table:number-columns-repeated="1019"/>
        </table:table-row>
        <table:table-row table:style-name="ro1">
          <table:table-cell office:value-type="float" office:value="2479.793213">
            <text:p>2479,793213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47979">
            <text:p>0,247979</text:p>
          </table:table-cell>
          <table:table-cell office:value-type="float" office:value="-6.097353">
            <text:p>-6,097353</text:p>
          </table:table-cell>
          <table:table-cell table:number-columns-repeated="1019"/>
        </table:table-row>
        <table:table-row table:style-name="ro1">
          <table:table-cell office:value-type="float" office:value="2479.793213">
            <text:p>2479,793213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47979">
            <text:p>0,247979</text:p>
          </table:table-cell>
          <table:table-cell office:value-type="float" office:value="-6.097353">
            <text:p>-6,097353</text:p>
          </table:table-cell>
          <table:table-cell table:number-columns-repeated="1019"/>
        </table:table-row>
        <table:table-row table:style-name="ro1">
          <table:table-cell office:value-type="float" office:value="2486.039551">
            <text:p>2486,039551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48604">
            <text:p>0,248604</text:p>
          </table:table-cell>
          <table:table-cell office:value-type="float" office:value="-6.116765">
            <text:p>-6,116765</text:p>
          </table:table-cell>
          <table:table-cell table:number-columns-repeated="1019"/>
        </table:table-row>
        <table:table-row table:style-name="ro1">
          <table:table-cell office:value-type="float" office:value="2486.039551">
            <text:p>2486,039551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48604">
            <text:p>0,248604</text:p>
          </table:table-cell>
          <table:table-cell office:value-type="float" office:value="-6.116765">
            <text:p>-6,116765</text:p>
          </table:table-cell>
          <table:table-cell table:number-columns-repeated="1019"/>
        </table:table-row>
        <table:table-row table:style-name="ro1">
          <table:table-cell office:value-type="float" office:value="2486.039551">
            <text:p>2486,039551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48604">
            <text:p>0,248604</text:p>
          </table:table-cell>
          <table:table-cell office:value-type="float" office:value="-6.135588">
            <text:p>-6,135588</text:p>
          </table:table-cell>
          <table:table-cell table:number-columns-repeated="1019"/>
        </table:table-row>
        <table:table-row table:style-name="ro1">
          <table:table-cell office:value-type="float" office:value="2486.039551">
            <text:p>2486,039551</text:p>
          </table:table-cell>
          <table:table-cell office:value-type="float" office:value="-0.003225">
            <text:p>-0,003225</text:p>
          </table:table-cell>
          <table:table-cell office:value-type="float" office:value="-0.003198">
            <text:p>-0,003198</text:p>
          </table:table-cell>
          <table:table-cell office:value-type="float" office:value="0.248604">
            <text:p>0,248604</text:p>
          </table:table-cell>
          <table:table-cell office:value-type="float" office:value="-6.135588">
            <text:p>-6,135588</text:p>
          </table:table-cell>
          <table:table-cell table:number-columns-repeated="1019"/>
        </table:table-row>
        <table:table-row table:style-name="ro1">
          <table:table-cell office:value-type="float" office:value="2473.546875">
            <text:p>2473,546875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247355">
            <text:p>0,247355</text:p>
          </table:table-cell>
          <table:table-cell office:value-type="float" office:value="-6.154706">
            <text:p>-6,154706</text:p>
          </table:table-cell>
          <table:table-cell table:number-columns-repeated="1019"/>
        </table:table-row>
        <table:table-row table:style-name="ro1">
          <table:table-cell office:value-type="float" office:value="2473.546875">
            <text:p>2473,546875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47355">
            <text:p>0,247355</text:p>
          </table:table-cell>
          <table:table-cell office:value-type="float" office:value="-6.154706">
            <text:p>-6,154706</text:p>
          </table:table-cell>
          <table:table-cell table:number-columns-repeated="1019"/>
        </table:table-row>
        <table:table-row table:style-name="ro1">
          <table:table-cell office:value-type="float" office:value="2498.532227">
            <text:p>2498,532227</text:p>
          </table:table-cell>
          <table:table-cell office:value-type="float" office:value="-0.003224">
            <text:p>-0,003224</text:p>
          </table:table-cell>
          <table:table-cell office:value-type="float" office:value="-0.003197">
            <text:p>-0,003197</text:p>
          </table:table-cell>
          <table:table-cell office:value-type="float" office:value="0.249853">
            <text:p>0,249853</text:p>
          </table:table-cell>
          <table:table-cell office:value-type="float" office:value="-6.174118">
            <text:p>-6,174118</text:p>
          </table:table-cell>
          <table:table-cell table:number-columns-repeated="1019"/>
        </table:table-row>
        <table:table-row table:style-name="ro1">
          <table:table-cell office:value-type="float" office:value="2498.532227">
            <text:p>2498,532227</text:p>
          </table:table-cell>
          <table:table-cell office:value-type="float" office:value="-0.003232">
            <text:p>-0,003232</text:p>
          </table:table-cell>
          <table:table-cell office:value-type="float" office:value="-0.003195">
            <text:p>-0,003195</text:p>
          </table:table-cell>
          <table:table-cell office:value-type="float" office:value="0.249853">
            <text:p>0,249853</text:p>
          </table:table-cell>
          <table:table-cell office:value-type="float" office:value="-6.174118">
            <text:p>-6,174118</text:p>
          </table:table-cell>
          <table:table-cell table:number-columns-repeated="1019"/>
        </table:table-row>
        <table:table-row table:style-name="ro1">
          <table:table-cell office:value-type="float" office:value="2492.285889">
            <text:p>2492,285889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249229">
            <text:p>0,249229</text:p>
          </table:table-cell>
          <table:table-cell office:value-type="float" office:value="-6.19353">
            <text:p>-6,19353</text:p>
          </table:table-cell>
          <table:table-cell table:number-columns-repeated="1019"/>
        </table:table-row>
        <table:table-row table:style-name="ro1">
          <table:table-cell office:value-type="float" office:value="2492.285889">
            <text:p>2492,285889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249229">
            <text:p>0,249229</text:p>
          </table:table-cell>
          <table:table-cell office:value-type="float" office:value="-6.19353">
            <text:p>-6,19353</text:p>
          </table:table-cell>
          <table:table-cell table:number-columns-repeated="1019"/>
        </table:table-row>
        <table:table-row table:style-name="ro1">
          <table:table-cell office:value-type="float" office:value="2498.532227">
            <text:p>2498,532227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49853">
            <text:p>0,249853</text:p>
          </table:table-cell>
          <table:table-cell office:value-type="float" office:value="-6.212059">
            <text:p>-6,212059</text:p>
          </table:table-cell>
          <table:table-cell table:number-columns-repeated="1019"/>
        </table:table-row>
        <table:table-row table:style-name="ro1">
          <table:table-cell office:value-type="float" office:value="2498.532227">
            <text:p>2498,532227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49853">
            <text:p>0,249853</text:p>
          </table:table-cell>
          <table:table-cell office:value-type="float" office:value="-6.212059">
            <text:p>-6,212059</text:p>
          </table:table-cell>
          <table:table-cell table:number-columns-repeated="1019"/>
        </table:table-row>
        <table:table-row table:style-name="ro1">
          <table:table-cell office:value-type="float" office:value="2498.532227">
            <text:p>2498,532227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49853">
            <text:p>0,249853</text:p>
          </table:table-cell>
          <table:table-cell office:value-type="float" office:value="-6.231471">
            <text:p>-6,231471</text:p>
          </table:table-cell>
          <table:table-cell table:number-columns-repeated="1019"/>
        </table:table-row>
        <table:table-row table:style-name="ro1">
          <table:table-cell office:value-type="float" office:value="2498.532227">
            <text:p>2498,532227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249853">
            <text:p>0,249853</text:p>
          </table:table-cell>
          <table:table-cell office:value-type="float" office:value="-6.231471">
            <text:p>-6,231471</text:p>
          </table:table-cell>
          <table:table-cell table:number-columns-repeated="1019"/>
        </table:table-row>
        <table:table-row table:style-name="ro1">
          <table:table-cell office:value-type="float" office:value="2511.024658">
            <text:p>2511,024658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51102">
            <text:p>0,251102</text:p>
          </table:table-cell>
          <table:table-cell office:value-type="float" office:value="-6.251471">
            <text:p>-6,251471</text:p>
          </table:table-cell>
          <table:table-cell table:number-columns-repeated="1019"/>
        </table:table-row>
        <table:table-row table:style-name="ro1">
          <table:table-cell office:value-type="float" office:value="2511.024658">
            <text:p>2511,024658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51102">
            <text:p>0,251102</text:p>
          </table:table-cell>
          <table:table-cell office:value-type="float" office:value="-6.251471">
            <text:p>-6,251471</text:p>
          </table:table-cell>
          <table:table-cell table:number-columns-repeated="1019"/>
        </table:table-row>
        <table:table-row table:style-name="ro1">
          <table:table-cell office:value-type="float" office:value="2517.270996">
            <text:p>2517,270996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51727">
            <text:p>0,251727</text:p>
          </table:table-cell>
          <table:table-cell office:value-type="float" office:value="-6.270294">
            <text:p>-6,270294</text:p>
          </table:table-cell>
          <table:table-cell table:number-columns-repeated="1019"/>
        </table:table-row>
        <table:table-row table:style-name="ro1">
          <table:table-cell office:value-type="float" office:value="2517.270996">
            <text:p>2517,270996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51727">
            <text:p>0,251727</text:p>
          </table:table-cell>
          <table:table-cell office:value-type="float" office:value="-6.289118">
            <text:p>-6,289118</text:p>
          </table:table-cell>
          <table:table-cell table:number-columns-repeated="1019"/>
        </table:table-row>
        <table:table-row table:style-name="ro1">
          <table:table-cell office:value-type="float" office:value="2517.270996">
            <text:p>2517,270996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51727">
            <text:p>0,251727</text:p>
          </table:table-cell>
          <table:table-cell office:value-type="float" office:value="-6.289118">
            <text:p>-6,289118</text:p>
          </table:table-cell>
          <table:table-cell table:number-columns-repeated="1019"/>
        </table:table-row>
        <table:table-row table:style-name="ro1">
          <table:table-cell office:value-type="float" office:value="2517.270996">
            <text:p>2517,270996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251727">
            <text:p>0,251727</text:p>
          </table:table-cell>
          <table:table-cell office:value-type="float" office:value="-6.308529">
            <text:p>-6,308529</text:p>
          </table:table-cell>
          <table:table-cell table:number-columns-repeated="1019"/>
        </table:table-row>
        <table:table-row table:style-name="ro1">
          <table:table-cell office:value-type="float" office:value="2529.763672">
            <text:p>2529,763672</text:p>
          </table:table-cell>
          <table:table-cell office:value-type="float" office:value="-0.003226">
            <text:p>-0,003226</text:p>
          </table:table-cell>
          <table:table-cell office:value-type="float" office:value="-0.003201">
            <text:p>-0,003201</text:p>
          </table:table-cell>
          <table:table-cell office:value-type="float" office:value="0.252976">
            <text:p>0,252976</text:p>
          </table:table-cell>
          <table:table-cell office:value-type="float" office:value="-6.308529">
            <text:p>-6,308529</text:p>
          </table:table-cell>
          <table:table-cell table:number-columns-repeated="1019"/>
        </table:table-row>
        <table:table-row table:style-name="ro1">
          <table:table-cell office:value-type="float" office:value="2529.763672">
            <text:p>2529,763672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252976">
            <text:p>0,252976</text:p>
          </table:table-cell>
          <table:table-cell office:value-type="float" office:value="-6.327353">
            <text:p>-6,327353</text:p>
          </table:table-cell>
          <table:table-cell table:number-columns-repeated="1019"/>
        </table:table-row>
        <table:table-row table:style-name="ro1">
          <table:table-cell office:value-type="float" office:value="2529.763672">
            <text:p>2529,763672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252976">
            <text:p>0,252976</text:p>
          </table:table-cell>
          <table:table-cell office:value-type="float" office:value="-6.327353">
            <text:p>-6,327353</text:p>
          </table:table-cell>
          <table:table-cell table:number-columns-repeated="1019"/>
        </table:table-row>
        <table:table-row table:style-name="ro1">
          <table:table-cell office:value-type="float" office:value="2542.256348">
            <text:p>2542,256348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54226">
            <text:p>0,254226</text:p>
          </table:table-cell>
          <table:table-cell office:value-type="float" office:value="-6.346177">
            <text:p>-6,346177</text:p>
          </table:table-cell>
          <table:table-cell table:number-columns-repeated="1019"/>
        </table:table-row>
        <table:table-row table:style-name="ro1">
          <table:table-cell office:value-type="float" office:value="2542.256348">
            <text:p>2542,256348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254226">
            <text:p>0,254226</text:p>
          </table:table-cell>
          <table:table-cell office:value-type="float" office:value="-6.346177">
            <text:p>-6,346177</text:p>
          </table:table-cell>
          <table:table-cell table:number-columns-repeated="1019"/>
        </table:table-row>
        <table:table-row table:style-name="ro1">
          <table:table-cell office:value-type="float" office:value="2536.01001">
            <text:p>2536,01001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53601">
            <text:p>0,253601</text:p>
          </table:table-cell>
          <table:table-cell office:value-type="float" office:value="-6.365588">
            <text:p>-6,365588</text:p>
          </table:table-cell>
          <table:table-cell table:number-columns-repeated="1019"/>
        </table:table-row>
        <table:table-row table:style-name="ro1">
          <table:table-cell office:value-type="float" office:value="2536.01001">
            <text:p>2536,01001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53601">
            <text:p>0,253601</text:p>
          </table:table-cell>
          <table:table-cell office:value-type="float" office:value="-6.365588">
            <text:p>-6,365588</text:p>
          </table:table-cell>
          <table:table-cell table:number-columns-repeated="1019"/>
        </table:table-row>
        <table:table-row table:style-name="ro1">
          <table:table-cell office:value-type="float" office:value="2542.256348">
            <text:p>2542,256348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54226">
            <text:p>0,254226</text:p>
          </table:table-cell>
          <table:table-cell office:value-type="float" office:value="-6.384706">
            <text:p>-6,384706</text:p>
          </table:table-cell>
          <table:table-cell table:number-columns-repeated="1019"/>
        </table:table-row>
        <table:table-row table:style-name="ro1">
          <table:table-cell office:value-type="float" office:value="2542.256348">
            <text:p>2542,256348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54226">
            <text:p>0,254226</text:p>
          </table:table-cell>
          <table:table-cell office:value-type="float" office:value="-6.384706">
            <text:p>-6,384706</text:p>
          </table:table-cell>
          <table:table-cell table:number-columns-repeated="1019"/>
        </table:table-row>
        <table:table-row table:style-name="ro1">
          <table:table-cell office:value-type="float" office:value="2548.502686">
            <text:p>2548,502686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5485">
            <text:p>0,25485</text:p>
          </table:table-cell>
          <table:table-cell office:value-type="float" office:value="-6.403235">
            <text:p>-6,403235</text:p>
          </table:table-cell>
          <table:table-cell table:number-columns-repeated="1019"/>
        </table:table-row>
        <table:table-row table:style-name="ro1">
          <table:table-cell office:value-type="float" office:value="2548.502686">
            <text:p>2548,502686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5485">
            <text:p>0,25485</text:p>
          </table:table-cell>
          <table:table-cell office:value-type="float" office:value="-6.403235">
            <text:p>-6,403235</text:p>
          </table:table-cell>
          <table:table-cell table:number-columns-repeated="1019"/>
        </table:table-row>
        <table:table-row table:style-name="ro1">
          <table:table-cell office:value-type="float" office:value="2554.749023">
            <text:p>2554,749023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255475">
            <text:p>0,255475</text:p>
          </table:table-cell>
          <table:table-cell office:value-type="float" office:value="-6.422941">
            <text:p>-6,422941</text:p>
          </table:table-cell>
          <table:table-cell table:number-columns-repeated="1019"/>
        </table:table-row>
        <table:table-row table:style-name="ro1">
          <table:table-cell office:value-type="float" office:value="2554.749023">
            <text:p>2554,749023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255475">
            <text:p>0,255475</text:p>
          </table:table-cell>
          <table:table-cell office:value-type="float" office:value="-6.422941">
            <text:p>-6,422941</text:p>
          </table:table-cell>
          <table:table-cell table:number-columns-repeated="1019"/>
        </table:table-row>
        <table:table-row table:style-name="ro1">
          <table:table-cell office:value-type="float" office:value="2560.995361">
            <text:p>2560,995361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561">
            <text:p>0,2561</text:p>
          </table:table-cell>
          <table:table-cell office:value-type="float" office:value="-6.441765">
            <text:p>-6,441765</text:p>
          </table:table-cell>
          <table:table-cell table:number-columns-repeated="1019"/>
        </table:table-row>
        <table:table-row table:style-name="ro1">
          <table:table-cell office:value-type="float" office:value="2560.995361">
            <text:p>2560,995361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561">
            <text:p>0,2561</text:p>
          </table:table-cell>
          <table:table-cell office:value-type="float" office:value="-6.441765">
            <text:p>-6,441765</text:p>
          </table:table-cell>
          <table:table-cell table:number-columns-repeated="1019"/>
        </table:table-row>
        <table:table-row table:style-name="ro1">
          <table:table-cell office:value-type="float" office:value="2554.749023">
            <text:p>2554,749023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255475">
            <text:p>0,255475</text:p>
          </table:table-cell>
          <table:table-cell office:value-type="float" office:value="-6.461471">
            <text:p>-6,461471</text:p>
          </table:table-cell>
          <table:table-cell table:number-columns-repeated="1019"/>
        </table:table-row>
        <table:table-row table:style-name="ro1">
          <table:table-cell office:value-type="float" office:value="2554.749023">
            <text:p>2554,749023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55475">
            <text:p>0,255475</text:p>
          </table:table-cell>
          <table:table-cell office:value-type="float" office:value="-6.461471">
            <text:p>-6,461471</text:p>
          </table:table-cell>
          <table:table-cell table:number-columns-repeated="1019"/>
        </table:table-row>
        <table:table-row table:style-name="ro1">
          <table:table-cell office:value-type="float" office:value="2554.749023">
            <text:p>2554,749023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255475">
            <text:p>0,255475</text:p>
          </table:table-cell>
          <table:table-cell office:value-type="float" office:value="-6.480294">
            <text:p>-6,480294</text:p>
          </table:table-cell>
          <table:table-cell table:number-columns-repeated="1019"/>
        </table:table-row>
        <table:table-row table:style-name="ro1">
          <table:table-cell office:value-type="float" office:value="2554.749023">
            <text:p>2554,749023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55475">
            <text:p>0,255475</text:p>
          </table:table-cell>
          <table:table-cell office:value-type="float" office:value="-6.480294">
            <text:p>-6,480294</text:p>
          </table:table-cell>
          <table:table-cell table:number-columns-repeated="1019"/>
        </table:table-row>
        <table:table-row table:style-name="ro1">
          <table:table-cell office:value-type="float" office:value="2548.502686">
            <text:p>2548,502686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25485">
            <text:p>0,25485</text:p>
          </table:table-cell>
          <table:table-cell office:value-type="float" office:value="-6.5">
            <text:p>-6,5</text:p>
          </table:table-cell>
          <table:table-cell table:number-columns-repeated="1019"/>
        </table:table-row>
        <table:table-row table:style-name="ro1">
          <table:table-cell office:value-type="float" office:value="2548.502686">
            <text:p>2548,502686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5485">
            <text:p>0,25485</text:p>
          </table:table-cell>
          <table:table-cell office:value-type="float" office:value="-6.519412">
            <text:p>-6,519412</text:p>
          </table:table-cell>
          <table:table-cell table:number-columns-repeated="1019"/>
        </table:table-row>
        <table:table-row table:style-name="ro1">
          <table:table-cell office:value-type="float" office:value="2567.241699">
            <text:p>2567,241699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56724">
            <text:p>0,256724</text:p>
          </table:table-cell>
          <table:table-cell office:value-type="float" office:value="-6.519412">
            <text:p>-6,519412</text:p>
          </table:table-cell>
          <table:table-cell table:number-columns-repeated="1019"/>
        </table:table-row>
        <table:table-row table:style-name="ro1">
          <table:table-cell office:value-type="float" office:value="2560.995361">
            <text:p>2560,995361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561">
            <text:p>0,2561</text:p>
          </table:table-cell>
          <table:table-cell office:value-type="float" office:value="-6.537941">
            <text:p>-6,537941</text:p>
          </table:table-cell>
          <table:table-cell table:number-columns-repeated="1019"/>
        </table:table-row>
        <table:table-row table:style-name="ro1">
          <table:table-cell office:value-type="float" office:value="2560.995361">
            <text:p>2560,995361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561">
            <text:p>0,2561</text:p>
          </table:table-cell>
          <table:table-cell office:value-type="float" office:value="-6.537941">
            <text:p>-6,537941</text:p>
          </table:table-cell>
          <table:table-cell table:number-columns-repeated="1019"/>
        </table:table-row>
        <table:table-row table:style-name="ro1">
          <table:table-cell office:value-type="float" office:value="2567.241699">
            <text:p>2567,241699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256724">
            <text:p>0,256724</text:p>
          </table:table-cell>
          <table:table-cell office:value-type="float" office:value="-6.557059">
            <text:p>-6,557059</text:p>
          </table:table-cell>
          <table:table-cell table:number-columns-repeated="1019"/>
        </table:table-row>
        <table:table-row table:style-name="ro1">
          <table:table-cell office:value-type="float" office:value="2567.241699">
            <text:p>2567,241699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56724">
            <text:p>0,256724</text:p>
          </table:table-cell>
          <table:table-cell office:value-type="float" office:value="-6.557059">
            <text:p>-6,557059</text:p>
          </table:table-cell>
          <table:table-cell table:number-columns-repeated="1019"/>
        </table:table-row>
        <table:table-row table:style-name="ro1">
          <table:table-cell office:value-type="float" office:value="2567.241699">
            <text:p>2567,241699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256724">
            <text:p>0,256724</text:p>
          </table:table-cell>
          <table:table-cell office:value-type="float" office:value="-6.576177">
            <text:p>-6,576177</text:p>
          </table:table-cell>
          <table:table-cell table:number-columns-repeated="1019"/>
        </table:table-row>
        <table:table-row table:style-name="ro1">
          <table:table-cell office:value-type="float" office:value="2567.241699">
            <text:p>2567,241699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256724">
            <text:p>0,256724</text:p>
          </table:table-cell>
          <table:table-cell office:value-type="float" office:value="-6.576177">
            <text:p>-6,576177</text:p>
          </table:table-cell>
          <table:table-cell table:number-columns-repeated="1019"/>
        </table:table-row>
        <table:table-row table:style-name="ro1">
          <table:table-cell office:value-type="float" office:value="2573.488037">
            <text:p>2573,488037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57349">
            <text:p>0,257349</text:p>
          </table:table-cell>
          <table:table-cell office:value-type="float" office:value="-6.595">
            <text:p>-6,595</text:p>
          </table:table-cell>
          <table:table-cell table:number-columns-repeated="1019"/>
        </table:table-row>
        <table:table-row table:style-name="ro1">
          <table:table-cell office:value-type="float" office:value="2573.488037">
            <text:p>2573,488037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257349">
            <text:p>0,257349</text:p>
          </table:table-cell>
          <table:table-cell office:value-type="float" office:value="-6.595">
            <text:p>-6,595</text:p>
          </table:table-cell>
          <table:table-cell table:number-columns-repeated="1019"/>
        </table:table-row>
        <table:table-row table:style-name="ro1">
          <table:table-cell office:value-type="float" office:value="2579.734375">
            <text:p>2579,734375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57973">
            <text:p>0,257973</text:p>
          </table:table-cell>
          <table:table-cell office:value-type="float" office:value="-6.614412">
            <text:p>-6,614412</text:p>
          </table:table-cell>
          <table:table-cell table:number-columns-repeated="1019"/>
        </table:table-row>
        <table:table-row table:style-name="ro1">
          <table:table-cell office:value-type="float" office:value="2579.734375">
            <text:p>2579,734375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57973">
            <text:p>0,257973</text:p>
          </table:table-cell>
          <table:table-cell office:value-type="float" office:value="-6.614412">
            <text:p>-6,614412</text:p>
          </table:table-cell>
          <table:table-cell table:number-columns-repeated="1019"/>
        </table:table-row>
        <table:table-row table:style-name="ro1">
          <table:table-cell office:value-type="float" office:value="2579.734375">
            <text:p>2579,734375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57973">
            <text:p>0,257973</text:p>
          </table:table-cell>
          <table:table-cell office:value-type="float" office:value="-6.633823">
            <text:p>-6,633823</text:p>
          </table:table-cell>
          <table:table-cell table:number-columns-repeated="1019"/>
        </table:table-row>
        <table:table-row table:style-name="ro1">
          <table:table-cell office:value-type="float" office:value="2579.734375">
            <text:p>2579,734375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57973">
            <text:p>0,257973</text:p>
          </table:table-cell>
          <table:table-cell office:value-type="float" office:value="-6.633823">
            <text:p>-6,633823</text:p>
          </table:table-cell>
          <table:table-cell table:number-columns-repeated="1019"/>
        </table:table-row>
        <table:table-row table:style-name="ro1">
          <table:table-cell office:value-type="float" office:value="2585.980713">
            <text:p>2585,98071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58598">
            <text:p>0,258598</text:p>
          </table:table-cell>
          <table:table-cell office:value-type="float" office:value="-6.652941">
            <text:p>-6,652941</text:p>
          </table:table-cell>
          <table:table-cell table:number-columns-repeated="1019"/>
        </table:table-row>
        <table:table-row table:style-name="ro1">
          <table:table-cell office:value-type="float" office:value="2585.980713">
            <text:p>2585,980713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58598">
            <text:p>0,258598</text:p>
          </table:table-cell>
          <table:table-cell office:value-type="float" office:value="-6.652941">
            <text:p>-6,652941</text:p>
          </table:table-cell>
          <table:table-cell table:number-columns-repeated="1019"/>
        </table:table-row>
        <table:table-row table:style-name="ro1">
          <table:table-cell office:value-type="float" office:value="2579.734375">
            <text:p>2579,734375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257973">
            <text:p>0,257973</text:p>
          </table:table-cell>
          <table:table-cell office:value-type="float" office:value="-6.671765">
            <text:p>-6,671765</text:p>
          </table:table-cell>
          <table:table-cell table:number-columns-repeated="1019"/>
        </table:table-row>
        <table:table-row table:style-name="ro1">
          <table:table-cell office:value-type="float" office:value="2579.734375">
            <text:p>2579,734375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257973">
            <text:p>0,257973</text:p>
          </table:table-cell>
          <table:table-cell office:value-type="float" office:value="-6.671765">
            <text:p>-6,671765</text:p>
          </table:table-cell>
          <table:table-cell table:number-columns-repeated="1019"/>
        </table:table-row>
        <table:table-row table:style-name="ro1">
          <table:table-cell office:value-type="float" office:value="2573.488037">
            <text:p>2573,488037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57349">
            <text:p>0,257349</text:p>
          </table:table-cell>
          <table:table-cell office:value-type="float" office:value="-6.691471">
            <text:p>-6,691471</text:p>
          </table:table-cell>
          <table:table-cell table:number-columns-repeated="1019"/>
        </table:table-row>
        <table:table-row table:style-name="ro1">
          <table:table-cell office:value-type="float" office:value="2573.488037">
            <text:p>2573,488037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57349">
            <text:p>0,257349</text:p>
          </table:table-cell>
          <table:table-cell office:value-type="float" office:value="-6.691471">
            <text:p>-6,691471</text:p>
          </table:table-cell>
          <table:table-cell table:number-columns-repeated="1019"/>
        </table:table-row>
        <table:table-row table:style-name="ro1">
          <table:table-cell office:value-type="float" office:value="2592.227051">
            <text:p>2592,227051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59223">
            <text:p>0,259223</text:p>
          </table:table-cell>
          <table:table-cell office:value-type="float" office:value="-6.711176">
            <text:p>-6,711176</text:p>
          </table:table-cell>
          <table:table-cell table:number-columns-repeated="1019"/>
        </table:table-row>
        <table:table-row table:style-name="ro1">
          <table:table-cell office:value-type="float" office:value="2592.227051">
            <text:p>2592,227051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59223">
            <text:p>0,259223</text:p>
          </table:table-cell>
          <table:table-cell office:value-type="float" office:value="-6.711176">
            <text:p>-6,711176</text:p>
          </table:table-cell>
          <table:table-cell table:number-columns-repeated="1019"/>
        </table:table-row>
        <table:table-row table:style-name="ro1">
          <table:table-cell office:value-type="float" office:value="2585.980713">
            <text:p>2585,980713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58598">
            <text:p>0,258598</text:p>
          </table:table-cell>
          <table:table-cell office:value-type="float" office:value="-6.73">
            <text:p>-6,73</text:p>
          </table:table-cell>
          <table:table-cell table:number-columns-repeated="1019"/>
        </table:table-row>
        <table:table-row table:style-name="ro1">
          <table:table-cell office:value-type="float" office:value="2585.980713">
            <text:p>2585,980713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258598">
            <text:p>0,258598</text:p>
          </table:table-cell>
          <table:table-cell office:value-type="float" office:value="-6.748824">
            <text:p>-6,748824</text:p>
          </table:table-cell>
          <table:table-cell table:number-columns-repeated="1019"/>
        </table:table-row>
        <table:table-row table:style-name="ro1">
          <table:table-cell office:value-type="float" office:value="2598.473389">
            <text:p>2598,473389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59847">
            <text:p>0,259847</text:p>
          </table:table-cell>
          <table:table-cell office:value-type="float" office:value="-6.748824">
            <text:p>-6,748824</text:p>
          </table:table-cell>
          <table:table-cell table:number-columns-repeated="1019"/>
        </table:table-row>
        <table:table-row table:style-name="ro1">
          <table:table-cell office:value-type="float" office:value="2598.473389">
            <text:p>2598,473389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59847">
            <text:p>0,259847</text:p>
          </table:table-cell>
          <table:table-cell office:value-type="float" office:value="-6.767941">
            <text:p>-6,767941</text:p>
          </table:table-cell>
          <table:table-cell table:number-columns-repeated="1019"/>
        </table:table-row>
        <table:table-row table:style-name="ro1">
          <table:table-cell office:value-type="float" office:value="2592.227051">
            <text:p>2592,227051</text:p>
          </table:table-cell>
          <table:table-cell office:value-type="float" office:value="-0.003228">
            <text:p>-0,003228</text:p>
          </table:table-cell>
          <table:table-cell office:value-type="float" office:value="-0.003201">
            <text:p>-0,003201</text:p>
          </table:table-cell>
          <table:table-cell office:value-type="float" office:value="0.259223">
            <text:p>0,259223</text:p>
          </table:table-cell>
          <table:table-cell office:value-type="float" office:value="-6.767941">
            <text:p>-6,767941</text:p>
          </table:table-cell>
          <table:table-cell table:number-columns-repeated="1019"/>
        </table:table-row>
        <table:table-row table:style-name="ro1">
          <table:table-cell office:value-type="float" office:value="2592.227051">
            <text:p>2592,227051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59223">
            <text:p>0,259223</text:p>
          </table:table-cell>
          <table:table-cell office:value-type="float" office:value="-6.787059">
            <text:p>-6,787059</text:p>
          </table:table-cell>
          <table:table-cell table:number-columns-repeated="1019"/>
        </table:table-row>
        <table:table-row table:style-name="ro1">
          <table:table-cell office:value-type="float" office:value="2592.227051">
            <text:p>2592,227051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259223">
            <text:p>0,259223</text:p>
          </table:table-cell>
          <table:table-cell office:value-type="float" office:value="-6.787059">
            <text:p>-6,787059</text:p>
          </table:table-cell>
          <table:table-cell table:number-columns-repeated="1019"/>
        </table:table-row>
        <table:table-row table:style-name="ro1">
          <table:table-cell office:value-type="float" office:value="2598.473389">
            <text:p>2598,473389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59847">
            <text:p>0,259847</text:p>
          </table:table-cell>
          <table:table-cell office:value-type="float" office:value="-6.80647">
            <text:p>-6,80647</text:p>
          </table:table-cell>
          <table:table-cell table:number-columns-repeated="1019"/>
        </table:table-row>
        <table:table-row table:style-name="ro1">
          <table:table-cell office:value-type="float" office:value="2598.473389">
            <text:p>2598,473389</text:p>
          </table:table-cell>
          <table:table-cell office:value-type="float" office:value="-0.003225">
            <text:p>-0,003225</text:p>
          </table:table-cell>
          <table:table-cell office:value-type="float" office:value="-0.003193">
            <text:p>-0,003193</text:p>
          </table:table-cell>
          <table:table-cell office:value-type="float" office:value="0.259847">
            <text:p>0,259847</text:p>
          </table:table-cell>
          <table:table-cell office:value-type="float" office:value="-6.80647">
            <text:p>-6,80647</text:p>
          </table:table-cell>
          <table:table-cell table:number-columns-repeated="1019"/>
        </table:table-row>
        <table:table-row table:style-name="ro1">
          <table:table-cell office:value-type="float" office:value="2592.227051">
            <text:p>2592,227051</text:p>
          </table:table-cell>
          <table:table-cell office:value-type="float" office:value="-0.003226">
            <text:p>-0,003226</text:p>
          </table:table-cell>
          <table:table-cell office:value-type="float" office:value="-0.0032">
            <text:p>-0,0032</text:p>
          </table:table-cell>
          <table:table-cell office:value-type="float" office:value="0.259223">
            <text:p>0,259223</text:p>
          </table:table-cell>
          <table:table-cell office:value-type="float" office:value="-6.825882">
            <text:p>-6,825882</text:p>
          </table:table-cell>
          <table:table-cell table:number-columns-repeated="1019"/>
        </table:table-row>
        <table:table-row table:style-name="ro1">
          <table:table-cell office:value-type="float" office:value="2592.227051">
            <text:p>2592,227051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59223">
            <text:p>0,259223</text:p>
          </table:table-cell>
          <table:table-cell office:value-type="float" office:value="-6.825882">
            <text:p>-6,825882</text:p>
          </table:table-cell>
          <table:table-cell table:number-columns-repeated="1019"/>
        </table:table-row>
        <table:table-row table:style-name="ro1">
          <table:table-cell office:value-type="float" office:value="2598.473389">
            <text:p>2598,473389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59847">
            <text:p>0,259847</text:p>
          </table:table-cell>
          <table:table-cell office:value-type="float" office:value="-6.845294">
            <text:p>-6,845294</text:p>
          </table:table-cell>
          <table:table-cell table:number-columns-repeated="1019"/>
        </table:table-row>
        <table:table-row table:style-name="ro1">
          <table:table-cell office:value-type="float" office:value="2598.473389">
            <text:p>2598,473389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59847">
            <text:p>0,259847</text:p>
          </table:table-cell>
          <table:table-cell office:value-type="float" office:value="-6.845294">
            <text:p>-6,845294</text:p>
          </table:table-cell>
          <table:table-cell table:number-columns-repeated="1019"/>
        </table:table-row>
        <table:table-row table:style-name="ro1">
          <table:table-cell office:value-type="float" office:value="2610.966064">
            <text:p>2610,966064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261097">
            <text:p>0,261097</text:p>
          </table:table-cell>
          <table:table-cell office:value-type="float" office:value="-6.863823">
            <text:p>-6,863823</text:p>
          </table:table-cell>
          <table:table-cell table:number-columns-repeated="1019"/>
        </table:table-row>
        <table:table-row table:style-name="ro1">
          <table:table-cell office:value-type="float" office:value="2610.966064">
            <text:p>2610,966064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61097">
            <text:p>0,261097</text:p>
          </table:table-cell>
          <table:table-cell office:value-type="float" office:value="-6.863823">
            <text:p>-6,863823</text:p>
          </table:table-cell>
          <table:table-cell table:number-columns-repeated="1019"/>
        </table:table-row>
        <table:table-row table:style-name="ro1">
          <table:table-cell office:value-type="float" office:value="2610.966064">
            <text:p>2610,966064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61097">
            <text:p>0,261097</text:p>
          </table:table-cell>
          <table:table-cell office:value-type="float" office:value="-6.883235">
            <text:p>-6,883235</text:p>
          </table:table-cell>
          <table:table-cell table:number-columns-repeated="1019"/>
        </table:table-row>
        <table:table-row table:style-name="ro1">
          <table:table-cell office:value-type="float" office:value="2610.966064">
            <text:p>2610,966064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61097">
            <text:p>0,261097</text:p>
          </table:table-cell>
          <table:table-cell office:value-type="float" office:value="-6.883235">
            <text:p>-6,883235</text:p>
          </table:table-cell>
          <table:table-cell table:number-columns-repeated="1019"/>
        </table:table-row>
        <table:table-row table:style-name="ro1">
          <table:table-cell office:value-type="float" office:value="2610.966064">
            <text:p>2610,966064</text:p>
          </table:table-cell>
          <table:table-cell office:value-type="float" office:value="-0.00323">
            <text:p>-0,00323</text:p>
          </table:table-cell>
          <table:table-cell office:value-type="float" office:value="-0.003193">
            <text:p>-0,003193</text:p>
          </table:table-cell>
          <table:table-cell office:value-type="float" office:value="0.261097">
            <text:p>0,261097</text:p>
          </table:table-cell>
          <table:table-cell office:value-type="float" office:value="-6.902353">
            <text:p>-6,902353</text:p>
          </table:table-cell>
          <table:table-cell table:number-columns-repeated="1019"/>
        </table:table-row>
        <table:table-row table:style-name="ro1">
          <table:table-cell office:value-type="float" office:value="2610.966064">
            <text:p>2610,966064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61097">
            <text:p>0,261097</text:p>
          </table:table-cell>
          <table:table-cell office:value-type="float" office:value="-6.902353">
            <text:p>-6,902353</text:p>
          </table:table-cell>
          <table:table-cell table:number-columns-repeated="1019"/>
        </table:table-row>
        <table:table-row table:style-name="ro1">
          <table:table-cell office:value-type="float" office:value="2610.966064">
            <text:p>2610,966064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61097">
            <text:p>0,261097</text:p>
          </table:table-cell>
          <table:table-cell office:value-type="float" office:value="-6.921176">
            <text:p>-6,921176</text:p>
          </table:table-cell>
          <table:table-cell table:number-columns-repeated="1019"/>
        </table:table-row>
        <table:table-row table:style-name="ro1">
          <table:table-cell office:value-type="float" office:value="2610.966064">
            <text:p>2610,966064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61097">
            <text:p>0,261097</text:p>
          </table:table-cell>
          <table:table-cell office:value-type="float" office:value="-6.921176">
            <text:p>-6,921176</text:p>
          </table:table-cell>
          <table:table-cell table:number-columns-repeated="1019"/>
        </table:table-row>
        <table:table-row table:style-name="ro1">
          <table:table-cell office:value-type="float" office:value="2629.705078">
            <text:p>2629,705078</text:p>
          </table:table-cell>
          <table:table-cell office:value-type="float" office:value="-0.003225">
            <text:p>-0,003225</text:p>
          </table:table-cell>
          <table:table-cell office:value-type="float" office:value="-0.003197">
            <text:p>-0,003197</text:p>
          </table:table-cell>
          <table:table-cell office:value-type="float" office:value="0.262971">
            <text:p>0,262971</text:p>
          </table:table-cell>
          <table:table-cell office:value-type="float" office:value="-6.941176">
            <text:p>-6,941176</text:p>
          </table:table-cell>
          <table:table-cell table:number-columns-repeated="1019"/>
        </table:table-row>
        <table:table-row table:style-name="ro1">
          <table:table-cell office:value-type="float" office:value="2629.705078">
            <text:p>2629,705078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62971">
            <text:p>0,262971</text:p>
          </table:table-cell>
          <table:table-cell office:value-type="float" office:value="-6.941176">
            <text:p>-6,941176</text:p>
          </table:table-cell>
          <table:table-cell table:number-columns-repeated="1019"/>
        </table:table-row>
        <table:table-row table:style-name="ro1">
          <table:table-cell office:value-type="float" office:value="2623.45874">
            <text:p>2623,45874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262346">
            <text:p>0,262346</text:p>
          </table:table-cell>
          <table:table-cell office:value-type="float" office:value="-6.961176">
            <text:p>-6,961176</text:p>
          </table:table-cell>
          <table:table-cell table:number-columns-repeated="1019"/>
        </table:table-row>
        <table:table-row table:style-name="ro1">
          <table:table-cell office:value-type="float" office:value="2623.45874">
            <text:p>2623,45874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262346">
            <text:p>0,262346</text:p>
          </table:table-cell>
          <table:table-cell office:value-type="float" office:value="-6.961176">
            <text:p>-6,961176</text:p>
          </table:table-cell>
          <table:table-cell table:number-columns-repeated="1019"/>
        </table:table-row>
        <table:table-row table:style-name="ro1">
          <table:table-cell office:value-type="float" office:value="2629.705078">
            <text:p>2629,705078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262971">
            <text:p>0,262971</text:p>
          </table:table-cell>
          <table:table-cell office:value-type="float" office:value="-6.981471">
            <text:p>-6,981471</text:p>
          </table:table-cell>
          <table:table-cell table:number-columns-repeated="1019"/>
        </table:table-row>
        <table:table-row table:style-name="ro1">
          <table:table-cell office:value-type="float" office:value="2629.705078">
            <text:p>2629,705078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62971">
            <text:p>0,262971</text:p>
          </table:table-cell>
          <table:table-cell office:value-type="float" office:value="-6.981471">
            <text:p>-6,981471</text:p>
          </table:table-cell>
          <table:table-cell table:number-columns-repeated="1019"/>
        </table:table-row>
        <table:table-row table:style-name="ro1">
          <table:table-cell office:value-type="float" office:value="2623.45874">
            <text:p>2623,45874</text:p>
          </table:table-cell>
          <table:table-cell office:value-type="float" office:value="-0.003226">
            <text:p>-0,003226</text:p>
          </table:table-cell>
          <table:table-cell office:value-type="float" office:value="-0.0032">
            <text:p>-0,0032</text:p>
          </table:table-cell>
          <table:table-cell office:value-type="float" office:value="0.262346">
            <text:p>0,262346</text:p>
          </table:table-cell>
          <table:table-cell office:value-type="float" office:value="-7.001765">
            <text:p>-7,001765</text:p>
          </table:table-cell>
          <table:table-cell table:number-columns-repeated="1019"/>
        </table:table-row>
        <table:table-row table:style-name="ro1">
          <table:table-cell office:value-type="float" office:value="2623.45874">
            <text:p>2623,45874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62346">
            <text:p>0,262346</text:p>
          </table:table-cell>
          <table:table-cell office:value-type="float" office:value="-7.001765">
            <text:p>-7,001765</text:p>
          </table:table-cell>
          <table:table-cell table:number-columns-repeated="1019"/>
        </table:table-row>
        <table:table-row table:style-name="ro1">
          <table:table-cell office:value-type="float" office:value="2629.705078">
            <text:p>2629,705078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62971">
            <text:p>0,262971</text:p>
          </table:table-cell>
          <table:table-cell office:value-type="float" office:value="-7.02">
            <text:p>-7,02</text:p>
          </table:table-cell>
          <table:table-cell table:number-columns-repeated="1019"/>
        </table:table-row>
        <table:table-row table:style-name="ro1">
          <table:table-cell office:value-type="float" office:value="2629.705078">
            <text:p>2629,705078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262971">
            <text:p>0,262971</text:p>
          </table:table-cell>
          <table:table-cell office:value-type="float" office:value="-7.038529">
            <text:p>-7,038529</text:p>
          </table:table-cell>
          <table:table-cell table:number-columns-repeated="1019"/>
        </table:table-row>
        <table:table-row table:style-name="ro1">
          <table:table-cell office:value-type="float" office:value="2623.45874">
            <text:p>2623,45874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62346">
            <text:p>0,262346</text:p>
          </table:table-cell>
          <table:table-cell office:value-type="float" office:value="-7.038529">
            <text:p>-7,038529</text:p>
          </table:table-cell>
          <table:table-cell table:number-columns-repeated="1019"/>
        </table:table-row>
        <table:table-row table:style-name="ro1">
          <table:table-cell office:value-type="float" office:value="2623.45874">
            <text:p>2623,45874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262346">
            <text:p>0,262346</text:p>
          </table:table-cell>
          <table:table-cell office:value-type="float" office:value="-7.057647">
            <text:p>-7,057647</text:p>
          </table:table-cell>
          <table:table-cell table:number-columns-repeated="1019"/>
        </table:table-row>
        <table:table-row table:style-name="ro1">
          <table:table-cell office:value-type="float" office:value="2629.705078">
            <text:p>2629,705078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62971">
            <text:p>0,262971</text:p>
          </table:table-cell>
          <table:table-cell office:value-type="float" office:value="-7.057647">
            <text:p>-7,057647</text:p>
          </table:table-cell>
          <table:table-cell table:number-columns-repeated="1019"/>
        </table:table-row>
        <table:table-row table:style-name="ro1">
          <table:table-cell office:value-type="float" office:value="2629.705078">
            <text:p>2629,705078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262971">
            <text:p>0,262971</text:p>
          </table:table-cell>
          <table:table-cell office:value-type="float" office:value="-7.076765">
            <text:p>-7,076765</text:p>
          </table:table-cell>
          <table:table-cell table:number-columns-repeated="1019"/>
        </table:table-row>
        <table:table-row table:style-name="ro1">
          <table:table-cell office:value-type="float" office:value="2629.705078">
            <text:p>2629,705078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262971">
            <text:p>0,262971</text:p>
          </table:table-cell>
          <table:table-cell office:value-type="float" office:value="-7.076765">
            <text:p>-7,076765</text:p>
          </table:table-cell>
          <table:table-cell table:number-columns-repeated="1019"/>
        </table:table-row>
        <table:table-row table:style-name="ro1">
          <table:table-cell office:value-type="float" office:value="2623.45874">
            <text:p>2623,45874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262346">
            <text:p>0,262346</text:p>
          </table:table-cell>
          <table:table-cell office:value-type="float" office:value="-7.095588">
            <text:p>-7,095588</text:p>
          </table:table-cell>
          <table:table-cell table:number-columns-repeated="1019"/>
        </table:table-row>
        <table:table-row table:style-name="ro1">
          <table:table-cell office:value-type="float" office:value="2623.45874">
            <text:p>2623,45874</text:p>
          </table:table-cell>
          <table:table-cell office:value-type="float" office:value="-0.003232">
            <text:p>-0,003232</text:p>
          </table:table-cell>
          <table:table-cell office:value-type="float" office:value="-0.003195">
            <text:p>-0,003195</text:p>
          </table:table-cell>
          <table:table-cell office:value-type="float" office:value="0.262346">
            <text:p>0,262346</text:p>
          </table:table-cell>
          <table:table-cell office:value-type="float" office:value="-7.095588">
            <text:p>-7,095588</text:p>
          </table:table-cell>
          <table:table-cell table:number-columns-repeated="1019"/>
        </table:table-row>
        <table:table-row table:style-name="ro1">
          <table:table-cell office:value-type="float" office:value="2629.705078">
            <text:p>2629,705078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62971">
            <text:p>0,262971</text:p>
          </table:table-cell>
          <table:table-cell office:value-type="float" office:value="-7.115">
            <text:p>-7,115</text:p>
          </table:table-cell>
          <table:table-cell table:number-columns-repeated="1019"/>
        </table:table-row>
        <table:table-row table:style-name="ro1">
          <table:table-cell office:value-type="float" office:value="2629.705078">
            <text:p>2629,705078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62971">
            <text:p>0,262971</text:p>
          </table:table-cell>
          <table:table-cell office:value-type="float" office:value="-7.115">
            <text:p>-7,115</text:p>
          </table:table-cell>
          <table:table-cell table:number-columns-repeated="1019"/>
        </table:table-row>
        <table:table-row table:style-name="ro1">
          <table:table-cell office:value-type="float" office:value="2629.705078">
            <text:p>2629,705078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262971">
            <text:p>0,262971</text:p>
          </table:table-cell>
          <table:table-cell office:value-type="float" office:value="-7.134412">
            <text:p>-7,134412</text:p>
          </table:table-cell>
          <table:table-cell table:number-columns-repeated="1019"/>
        </table:table-row>
        <table:table-row table:style-name="ro1">
          <table:table-cell office:value-type="float" office:value="2629.705078">
            <text:p>2629,705078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262971">
            <text:p>0,262971</text:p>
          </table:table-cell>
          <table:table-cell office:value-type="float" office:value="-7.134412">
            <text:p>-7,134412</text:p>
          </table:table-cell>
          <table:table-cell table:number-columns-repeated="1019"/>
        </table:table-row>
        <table:table-row table:style-name="ro1">
          <table:table-cell office:value-type="float" office:value="2617.212402">
            <text:p>2617,212402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261721">
            <text:p>0,261721</text:p>
          </table:table-cell>
          <table:table-cell office:value-type="float" office:value="-7.153235">
            <text:p>-7,153235</text:p>
          </table:table-cell>
          <table:table-cell table:number-columns-repeated="1019"/>
        </table:table-row>
        <table:table-row table:style-name="ro1">
          <table:table-cell office:value-type="float" office:value="2617.212402">
            <text:p>2617,212402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61721">
            <text:p>0,261721</text:p>
          </table:table-cell>
          <table:table-cell office:value-type="float" office:value="-7.153235">
            <text:p>-7,153235</text:p>
          </table:table-cell>
          <table:table-cell table:number-columns-repeated="1019"/>
        </table:table-row>
        <table:table-row table:style-name="ro1">
          <table:table-cell office:value-type="float" office:value="2629.705078">
            <text:p>2629,705078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62971">
            <text:p>0,262971</text:p>
          </table:table-cell>
          <table:table-cell office:value-type="float" office:value="-7.172353">
            <text:p>-7,172353</text:p>
          </table:table-cell>
          <table:table-cell table:number-columns-repeated="1019"/>
        </table:table-row>
        <table:table-row table:style-name="ro1">
          <table:table-cell office:value-type="float" office:value="2629.705078">
            <text:p>2629,705078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62971">
            <text:p>0,262971</text:p>
          </table:table-cell>
          <table:table-cell office:value-type="float" office:value="-7.172353">
            <text:p>-7,172353</text:p>
          </table:table-cell>
          <table:table-cell table:number-columns-repeated="1019"/>
        </table:table-row>
        <table:table-row table:style-name="ro1">
          <table:table-cell office:value-type="float" office:value="2635.951416">
            <text:p>2635,951416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263595">
            <text:p>0,263595</text:p>
          </table:table-cell>
          <table:table-cell office:value-type="float" office:value="-7.192059">
            <text:p>-7,192059</text:p>
          </table:table-cell>
          <table:table-cell table:number-columns-repeated="1019"/>
        </table:table-row>
        <table:table-row table:style-name="ro1">
          <table:table-cell office:value-type="float" office:value="2635.951416">
            <text:p>2635,951416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63595">
            <text:p>0,263595</text:p>
          </table:table-cell>
          <table:table-cell office:value-type="float" office:value="-7.192059">
            <text:p>-7,192059</text:p>
          </table:table-cell>
          <table:table-cell table:number-columns-repeated="1019"/>
        </table:table-row>
        <table:table-row table:style-name="ro1">
          <table:table-cell office:value-type="float" office:value="2642.197754">
            <text:p>2642,197754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6422">
            <text:p>0,26422</text:p>
          </table:table-cell>
          <table:table-cell office:value-type="float" office:value="-7.211176">
            <text:p>-7,211176</text:p>
          </table:table-cell>
          <table:table-cell table:number-columns-repeated="1019"/>
        </table:table-row>
        <table:table-row table:style-name="ro1">
          <table:table-cell office:value-type="float" office:value="2642.197754">
            <text:p>2642,197754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6422">
            <text:p>0,26422</text:p>
          </table:table-cell>
          <table:table-cell office:value-type="float" office:value="-7.211176">
            <text:p>-7,211176</text:p>
          </table:table-cell>
          <table:table-cell table:number-columns-repeated="1019"/>
        </table:table-row>
        <table:table-row table:style-name="ro1">
          <table:table-cell office:value-type="float" office:value="2635.951416">
            <text:p>2635,951416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263595">
            <text:p>0,263595</text:p>
          </table:table-cell>
          <table:table-cell office:value-type="float" office:value="-7.231176">
            <text:p>-7,231176</text:p>
          </table:table-cell>
          <table:table-cell table:number-columns-repeated="1019"/>
        </table:table-row>
        <table:table-row table:style-name="ro1">
          <table:table-cell office:value-type="float" office:value="2635.951416">
            <text:p>2635,951416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263595">
            <text:p>0,263595</text:p>
          </table:table-cell>
          <table:table-cell office:value-type="float" office:value="-7.231176">
            <text:p>-7,231176</text:p>
          </table:table-cell>
          <table:table-cell table:number-columns-repeated="1019"/>
        </table:table-row>
        <table:table-row table:style-name="ro1">
          <table:table-cell office:value-type="float" office:value="2623.45874">
            <text:p>2623,45874</text:p>
          </table:table-cell>
          <table:table-cell office:value-type="float" office:value="-0.003224">
            <text:p>-0,003224</text:p>
          </table:table-cell>
          <table:table-cell office:value-type="float" office:value="-0.003197">
            <text:p>-0,003197</text:p>
          </table:table-cell>
          <table:table-cell office:value-type="float" office:value="0.262346">
            <text:p>0,262346</text:p>
          </table:table-cell>
          <table:table-cell office:value-type="float" office:value="-7.249412">
            <text:p>-7,249412</text:p>
          </table:table-cell>
          <table:table-cell table:number-columns-repeated="1019"/>
        </table:table-row>
        <table:table-row table:style-name="ro1">
          <table:table-cell office:value-type="float" office:value="2623.45874">
            <text:p>2623,45874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62346">
            <text:p>0,262346</text:p>
          </table:table-cell>
          <table:table-cell office:value-type="float" office:value="-7.268235">
            <text:p>-7,268235</text:p>
          </table:table-cell>
          <table:table-cell table:number-columns-repeated="1019"/>
        </table:table-row>
        <table:table-row table:style-name="ro1">
          <table:table-cell office:value-type="float" office:value="2635.951416">
            <text:p>2635,951416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63595">
            <text:p>0,263595</text:p>
          </table:table-cell>
          <table:table-cell office:value-type="float" office:value="-7.268235">
            <text:p>-7,268235</text:p>
          </table:table-cell>
          <table:table-cell table:number-columns-repeated="1019"/>
        </table:table-row>
        <table:table-row table:style-name="ro1">
          <table:table-cell office:value-type="float" office:value="2635.951416">
            <text:p>2635,951416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263595">
            <text:p>0,263595</text:p>
          </table:table-cell>
          <table:table-cell office:value-type="float" office:value="-7.287941">
            <text:p>-7,287941</text:p>
          </table:table-cell>
          <table:table-cell table:number-columns-repeated="1019"/>
        </table:table-row>
        <table:table-row table:style-name="ro1">
          <table:table-cell office:value-type="float" office:value="2642.197754">
            <text:p>2642,197754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26422">
            <text:p>0,26422</text:p>
          </table:table-cell>
          <table:table-cell office:value-type="float" office:value="-7.287941">
            <text:p>-7,287941</text:p>
          </table:table-cell>
          <table:table-cell table:number-columns-repeated="1019"/>
        </table:table-row>
        <table:table-row table:style-name="ro1">
          <table:table-cell office:value-type="float" office:value="2642.197754">
            <text:p>2642,197754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26422">
            <text:p>0,26422</text:p>
          </table:table-cell>
          <table:table-cell office:value-type="float" office:value="-7.307059">
            <text:p>-7,307059</text:p>
          </table:table-cell>
          <table:table-cell table:number-columns-repeated="1019"/>
        </table:table-row>
        <table:table-row table:style-name="ro1">
          <table:table-cell office:value-type="float" office:value="2642.197754">
            <text:p>2642,197754</text:p>
          </table:table-cell>
          <table:table-cell office:value-type="float" office:value="-0.003231">
            <text:p>-0,003231</text:p>
          </table:table-cell>
          <table:table-cell office:value-type="float" office:value="-0.003194">
            <text:p>-0,003194</text:p>
          </table:table-cell>
          <table:table-cell office:value-type="float" office:value="0.26422">
            <text:p>0,26422</text:p>
          </table:table-cell>
          <table:table-cell office:value-type="float" office:value="-7.307059">
            <text:p>-7,307059</text:p>
          </table:table-cell>
          <table:table-cell table:number-columns-repeated="1019"/>
        </table:table-row>
        <table:table-row table:style-name="ro1">
          <table:table-cell office:value-type="float" office:value="2635.951416">
            <text:p>2635,951416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63595">
            <text:p>0,263595</text:p>
          </table:table-cell>
          <table:table-cell office:value-type="float" office:value="-7.325882">
            <text:p>-7,325882</text:p>
          </table:table-cell>
          <table:table-cell table:number-columns-repeated="1019"/>
        </table:table-row>
        <table:table-row table:style-name="ro1">
          <table:table-cell office:value-type="float" office:value="2635.951416">
            <text:p>2635,951416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63595">
            <text:p>0,263595</text:p>
          </table:table-cell>
          <table:table-cell office:value-type="float" office:value="-7.325882">
            <text:p>-7,325882</text:p>
          </table:table-cell>
          <table:table-cell table:number-columns-repeated="1019"/>
        </table:table-row>
        <table:table-row table:style-name="ro1">
          <table:table-cell office:value-type="float" office:value="2635.951416">
            <text:p>2635,951416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63595">
            <text:p>0,263595</text:p>
          </table:table-cell>
          <table:table-cell office:value-type="float" office:value="-7.345294">
            <text:p>-7,345294</text:p>
          </table:table-cell>
          <table:table-cell table:number-columns-repeated="1019"/>
        </table:table-row>
        <table:table-row table:style-name="ro1">
          <table:table-cell office:value-type="float" office:value="2635.951416">
            <text:p>2635,951416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263595">
            <text:p>0,263595</text:p>
          </table:table-cell>
          <table:table-cell office:value-type="float" office:value="-7.345294">
            <text:p>-7,345294</text:p>
          </table:table-cell>
          <table:table-cell table:number-columns-repeated="1019"/>
        </table:table-row>
        <table:table-row table:style-name="ro1">
          <table:table-cell office:value-type="float" office:value="2635.951416">
            <text:p>2635,951416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263595">
            <text:p>0,263595</text:p>
          </table:table-cell>
          <table:table-cell office:value-type="float" office:value="-7.364412">
            <text:p>-7,364412</text:p>
          </table:table-cell>
          <table:table-cell table:number-columns-repeated="1019"/>
        </table:table-row>
        <table:table-row table:style-name="ro1">
          <table:table-cell office:value-type="float" office:value="2635.951416">
            <text:p>2635,951416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63595">
            <text:p>0,263595</text:p>
          </table:table-cell>
          <table:table-cell office:value-type="float" office:value="-7.364412">
            <text:p>-7,364412</text:p>
          </table:table-cell>
          <table:table-cell table:number-columns-repeated="1019"/>
        </table:table-row>
        <table:table-row table:style-name="ro1">
          <table:table-cell office:value-type="float" office:value="2648.444092">
            <text:p>2648,444092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264844">
            <text:p>0,264844</text:p>
          </table:table-cell>
          <table:table-cell office:value-type="float" office:value="-7.383235">
            <text:p>-7,383235</text:p>
          </table:table-cell>
          <table:table-cell table:number-columns-repeated="1019"/>
        </table:table-row>
        <table:table-row table:style-name="ro1">
          <table:table-cell office:value-type="float" office:value="2648.444092">
            <text:p>2648,444092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64844">
            <text:p>0,264844</text:p>
          </table:table-cell>
          <table:table-cell office:value-type="float" office:value="-7.383235">
            <text:p>-7,383235</text:p>
          </table:table-cell>
          <table:table-cell table:number-columns-repeated="1019"/>
        </table:table-row>
        <table:table-row table:style-name="ro1">
          <table:table-cell office:value-type="float" office:value="2642.197754">
            <text:p>2642,197754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26422">
            <text:p>0,26422</text:p>
          </table:table-cell>
          <table:table-cell office:value-type="float" office:value="-7.402353">
            <text:p>-7,402353</text:p>
          </table:table-cell>
          <table:table-cell table:number-columns-repeated="1019"/>
        </table:table-row>
        <table:table-row table:style-name="ro1">
          <table:table-cell office:value-type="float" office:value="2642.197754">
            <text:p>2642,197754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6422">
            <text:p>0,26422</text:p>
          </table:table-cell>
          <table:table-cell office:value-type="float" office:value="-7.402353">
            <text:p>-7,402353</text:p>
          </table:table-cell>
          <table:table-cell table:number-columns-repeated="1019"/>
        </table:table-row>
        <table:table-row table:style-name="ro1">
          <table:table-cell office:value-type="float" office:value="2648.444092">
            <text:p>2648,444092</text:p>
          </table:table-cell>
          <table:table-cell office:value-type="float" office:value="-0.003232">
            <text:p>-0,003232</text:p>
          </table:table-cell>
          <table:table-cell office:value-type="float" office:value="-0.003195">
            <text:p>-0,003195</text:p>
          </table:table-cell>
          <table:table-cell office:value-type="float" office:value="0.264844">
            <text:p>0,264844</text:p>
          </table:table-cell>
          <table:table-cell office:value-type="float" office:value="-7.421471">
            <text:p>-7,421471</text:p>
          </table:table-cell>
          <table:table-cell table:number-columns-repeated="1019"/>
        </table:table-row>
        <table:table-row table:style-name="ro1">
          <table:table-cell office:value-type="float" office:value="2648.444092">
            <text:p>2648,444092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64844">
            <text:p>0,264844</text:p>
          </table:table-cell>
          <table:table-cell office:value-type="float" office:value="-7.421471">
            <text:p>-7,421471</text:p>
          </table:table-cell>
          <table:table-cell table:number-columns-repeated="1019"/>
        </table:table-row>
        <table:table-row table:style-name="ro1">
          <table:table-cell office:value-type="float" office:value="2642.197754">
            <text:p>2642,197754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6422">
            <text:p>0,26422</text:p>
          </table:table-cell>
          <table:table-cell office:value-type="float" office:value="-7.440882">
            <text:p>-7,440882</text:p>
          </table:table-cell>
          <table:table-cell table:number-columns-repeated="1019"/>
        </table:table-row>
        <table:table-row table:style-name="ro1">
          <table:table-cell office:value-type="float" office:value="2642.197754">
            <text:p>2642,197754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6422">
            <text:p>0,26422</text:p>
          </table:table-cell>
          <table:table-cell office:value-type="float" office:value="-7.440882">
            <text:p>-7,440882</text:p>
          </table:table-cell>
          <table:table-cell table:number-columns-repeated="1019"/>
        </table:table-row>
        <table:table-row table:style-name="ro1">
          <table:table-cell office:value-type="float" office:value="2654.69043">
            <text:p>2654,69043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65469">
            <text:p>0,265469</text:p>
          </table:table-cell>
          <table:table-cell office:value-type="float" office:value="-7.460882">
            <text:p>-7,460882</text:p>
          </table:table-cell>
          <table:table-cell table:number-columns-repeated="1019"/>
        </table:table-row>
        <table:table-row table:style-name="ro1">
          <table:table-cell office:value-type="float" office:value="2654.69043">
            <text:p>2654,6904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65469">
            <text:p>0,265469</text:p>
          </table:table-cell>
          <table:table-cell office:value-type="float" office:value="-7.460882">
            <text:p>-7,460882</text:p>
          </table:table-cell>
          <table:table-cell table:number-columns-repeated="1019"/>
        </table:table-row>
        <table:table-row table:style-name="ro1">
          <table:table-cell office:value-type="float" office:value="2648.444092">
            <text:p>2648,444092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64844">
            <text:p>0,264844</text:p>
          </table:table-cell>
          <table:table-cell office:value-type="float" office:value="-7.480882">
            <text:p>-7,480882</text:p>
          </table:table-cell>
          <table:table-cell table:number-columns-repeated="1019"/>
        </table:table-row>
        <table:table-row table:style-name="ro1">
          <table:table-cell office:value-type="float" office:value="2648.444092">
            <text:p>2648,44409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64844">
            <text:p>0,264844</text:p>
          </table:table-cell>
          <table:table-cell office:value-type="float" office:value="-7.480882">
            <text:p>-7,480882</text:p>
          </table:table-cell>
          <table:table-cell table:number-columns-repeated="1019"/>
        </table:table-row>
        <table:table-row table:style-name="ro1">
          <table:table-cell office:value-type="float" office:value="2654.69043">
            <text:p>2654,69043</text:p>
          </table:table-cell>
          <table:table-cell office:value-type="float" office:value="-0.003232">
            <text:p>-0,003232</text:p>
          </table:table-cell>
          <table:table-cell office:value-type="float" office:value="-0.003195">
            <text:p>-0,003195</text:p>
          </table:table-cell>
          <table:table-cell office:value-type="float" office:value="0.265469">
            <text:p>0,265469</text:p>
          </table:table-cell>
          <table:table-cell office:value-type="float" office:value="-7.501176">
            <text:p>-7,501176</text:p>
          </table:table-cell>
          <table:table-cell table:number-columns-repeated="1019"/>
        </table:table-row>
        <table:table-row table:style-name="ro1">
          <table:table-cell office:value-type="float" office:value="2654.69043">
            <text:p>2654,69043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65469">
            <text:p>0,265469</text:p>
          </table:table-cell>
          <table:table-cell office:value-type="float" office:value="-7.501176">
            <text:p>-7,501176</text:p>
          </table:table-cell>
          <table:table-cell table:number-columns-repeated="1019"/>
        </table:table-row>
        <table:table-row table:style-name="ro1">
          <table:table-cell office:value-type="float" office:value="2642.197754">
            <text:p>2642,197754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6422">
            <text:p>0,26422</text:p>
          </table:table-cell>
          <table:table-cell office:value-type="float" office:value="-7.520882">
            <text:p>-7,520882</text:p>
          </table:table-cell>
          <table:table-cell table:number-columns-repeated="1019"/>
        </table:table-row>
        <table:table-row table:style-name="ro1">
          <table:table-cell office:value-type="float" office:value="2642.197754">
            <text:p>2642,197754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26422">
            <text:p>0,26422</text:p>
          </table:table-cell>
          <table:table-cell office:value-type="float" office:value="-7.520882">
            <text:p>-7,520882</text:p>
          </table:table-cell>
          <table:table-cell table:number-columns-repeated="1019"/>
        </table:table-row>
        <table:table-row table:style-name="ro1">
          <table:table-cell office:value-type="float" office:value="2642.197754">
            <text:p>2642,197754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26422">
            <text:p>0,26422</text:p>
          </table:table-cell>
          <table:table-cell office:value-type="float" office:value="-7.540588">
            <text:p>-7,540588</text:p>
          </table:table-cell>
          <table:table-cell table:number-columns-repeated="1019"/>
        </table:table-row>
        <table:table-row table:style-name="ro1">
          <table:table-cell office:value-type="float" office:value="2642.197754">
            <text:p>2642,197754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6422">
            <text:p>0,26422</text:p>
          </table:table-cell>
          <table:table-cell office:value-type="float" office:value="-7.540588">
            <text:p>-7,540588</text:p>
          </table:table-cell>
          <table:table-cell table:number-columns-repeated="1019"/>
        </table:table-row>
        <table:table-row table:style-name="ro1">
          <table:table-cell office:value-type="float" office:value="2648.444092">
            <text:p>2648,444092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64844">
            <text:p>0,264844</text:p>
          </table:table-cell>
          <table:table-cell office:value-type="float" office:value="-7.560588">
            <text:p>-7,560588</text:p>
          </table:table-cell>
          <table:table-cell table:number-columns-repeated="1019"/>
        </table:table-row>
        <table:table-row table:style-name="ro1">
          <table:table-cell office:value-type="float" office:value="2648.444092">
            <text:p>2648,444092</text:p>
          </table:table-cell>
          <table:table-cell office:value-type="float" office:value="-0.003225">
            <text:p>-0,003225</text:p>
          </table:table-cell>
          <table:table-cell office:value-type="float" office:value="-0.003194">
            <text:p>-0,003194</text:p>
          </table:table-cell>
          <table:table-cell office:value-type="float" office:value="0.264844">
            <text:p>0,264844</text:p>
          </table:table-cell>
          <table:table-cell office:value-type="float" office:value="-7.560588">
            <text:p>-7,560588</text:p>
          </table:table-cell>
          <table:table-cell table:number-columns-repeated="1019"/>
        </table:table-row>
        <table:table-row table:style-name="ro1">
          <table:table-cell office:value-type="float" office:value="2648.444092">
            <text:p>2648,444092</text:p>
          </table:table-cell>
          <table:table-cell office:value-type="float" office:value="-0.003235">
            <text:p>-0,003235</text:p>
          </table:table-cell>
          <table:table-cell office:value-type="float" office:value="-0.003196">
            <text:p>-0,003196</text:p>
          </table:table-cell>
          <table:table-cell office:value-type="float" office:value="0.264844">
            <text:p>0,264844</text:p>
          </table:table-cell>
          <table:table-cell office:value-type="float" office:value="-7.580883">
            <text:p>-7,580883</text:p>
          </table:table-cell>
          <table:table-cell table:number-columns-repeated="1019"/>
        </table:table-row>
        <table:table-row table:style-name="ro1">
          <table:table-cell office:value-type="float" office:value="2648.444092">
            <text:p>2648,444092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64844">
            <text:p>0,264844</text:p>
          </table:table-cell>
          <table:table-cell office:value-type="float" office:value="-7.580883">
            <text:p>-7,580883</text:p>
          </table:table-cell>
          <table:table-cell table:number-columns-repeated="1019"/>
        </table:table-row>
        <table:table-row table:style-name="ro1">
          <table:table-cell office:value-type="float" office:value="2648.444092">
            <text:p>2648,444092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64844">
            <text:p>0,264844</text:p>
          </table:table-cell>
          <table:table-cell office:value-type="float" office:value="-7.601176">
            <text:p>-7,601176</text:p>
          </table:table-cell>
          <table:table-cell table:number-columns-repeated="1019"/>
        </table:table-row>
        <table:table-row table:style-name="ro1">
          <table:table-cell office:value-type="float" office:value="2648.444092">
            <text:p>2648,444092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64844">
            <text:p>0,264844</text:p>
          </table:table-cell>
          <table:table-cell office:value-type="float" office:value="-7.601176">
            <text:p>-7,601176</text:p>
          </table:table-cell>
          <table:table-cell table:number-columns-repeated="1019"/>
        </table:table-row>
        <table:table-row table:style-name="ro1">
          <table:table-cell office:value-type="float" office:value="2642.197754">
            <text:p>2642,197754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6422">
            <text:p>0,26422</text:p>
          </table:table-cell>
          <table:table-cell office:value-type="float" office:value="-7.621176">
            <text:p>-7,621176</text:p>
          </table:table-cell>
          <table:table-cell table:number-columns-repeated="1019"/>
        </table:table-row>
        <table:table-row table:style-name="ro1">
          <table:table-cell office:value-type="float" office:value="2642.197754">
            <text:p>2642,197754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26422">
            <text:p>0,26422</text:p>
          </table:table-cell>
          <table:table-cell office:value-type="float" office:value="-7.621176">
            <text:p>-7,621176</text:p>
          </table:table-cell>
          <table:table-cell table:number-columns-repeated="1019"/>
        </table:table-row>
        <table:table-row table:style-name="ro1">
          <table:table-cell office:value-type="float" office:value="2660.936768">
            <text:p>2660,936768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266094">
            <text:p>0,266094</text:p>
          </table:table-cell>
          <table:table-cell office:value-type="float" office:value="-7.640882">
            <text:p>-7,640882</text:p>
          </table:table-cell>
          <table:table-cell table:number-columns-repeated="1019"/>
        </table:table-row>
        <table:table-row table:style-name="ro1">
          <table:table-cell office:value-type="float" office:value="2660.936768">
            <text:p>2660,936768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266094">
            <text:p>0,266094</text:p>
          </table:table-cell>
          <table:table-cell office:value-type="float" office:value="-7.640882">
            <text:p>-7,640882</text:p>
          </table:table-cell>
          <table:table-cell table:number-columns-repeated="1019"/>
        </table:table-row>
        <table:table-row table:style-name="ro1">
          <table:table-cell office:value-type="float" office:value="2660.936768">
            <text:p>2660,936768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66094">
            <text:p>0,266094</text:p>
          </table:table-cell>
          <table:table-cell office:value-type="float" office:value="-7.660882">
            <text:p>-7,660882</text:p>
          </table:table-cell>
          <table:table-cell table:number-columns-repeated="1019"/>
        </table:table-row>
        <table:table-row table:style-name="ro1">
          <table:table-cell office:value-type="float" office:value="2660.936768">
            <text:p>2660,936768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266094">
            <text:p>0,266094</text:p>
          </table:table-cell>
          <table:table-cell office:value-type="float" office:value="-7.660882">
            <text:p>-7,660882</text:p>
          </table:table-cell>
          <table:table-cell table:number-columns-repeated="1019"/>
        </table:table-row>
        <table:table-row table:style-name="ro1">
          <table:table-cell office:value-type="float" office:value="2654.69043">
            <text:p>2654,69043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65469">
            <text:p>0,265469</text:p>
          </table:table-cell>
          <table:table-cell office:value-type="float" office:value="-7.679706">
            <text:p>-7,679706</text:p>
          </table:table-cell>
          <table:table-cell table:number-columns-repeated="1019"/>
        </table:table-row>
        <table:table-row table:style-name="ro1">
          <table:table-cell office:value-type="float" office:value="2654.69043">
            <text:p>2654,69043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65469">
            <text:p>0,265469</text:p>
          </table:table-cell>
          <table:table-cell office:value-type="float" office:value="-7.679706">
            <text:p>-7,679706</text:p>
          </table:table-cell>
          <table:table-cell table:number-columns-repeated="1019"/>
        </table:table-row>
        <table:table-row table:style-name="ro1">
          <table:table-cell office:value-type="float" office:value="2654.69043">
            <text:p>2654,69043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65469">
            <text:p>0,265469</text:p>
          </table:table-cell>
          <table:table-cell office:value-type="float" office:value="-7.698823">
            <text:p>-7,698823</text:p>
          </table:table-cell>
          <table:table-cell table:number-columns-repeated="1019"/>
        </table:table-row>
        <table:table-row table:style-name="ro1">
          <table:table-cell office:value-type="float" office:value="2654.69043">
            <text:p>2654,69043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65469">
            <text:p>0,265469</text:p>
          </table:table-cell>
          <table:table-cell office:value-type="float" office:value="-7.717941">
            <text:p>-7,717941</text:p>
          </table:table-cell>
          <table:table-cell table:number-columns-repeated="1019"/>
        </table:table-row>
        <table:table-row table:style-name="ro1">
          <table:table-cell office:value-type="float" office:value="2648.444092">
            <text:p>2648,44409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64844">
            <text:p>0,264844</text:p>
          </table:table-cell>
          <table:table-cell office:value-type="float" office:value="-7.717941">
            <text:p>-7,717941</text:p>
          </table:table-cell>
          <table:table-cell table:number-columns-repeated="1019"/>
        </table:table-row>
        <table:table-row table:style-name="ro1">
          <table:table-cell office:value-type="float" office:value="2648.444092">
            <text:p>2648,444092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64844">
            <text:p>0,264844</text:p>
          </table:table-cell>
          <table:table-cell office:value-type="float" office:value="-7.737059">
            <text:p>-7,737059</text:p>
          </table:table-cell>
          <table:table-cell table:number-columns-repeated="1019"/>
        </table:table-row>
        <table:table-row table:style-name="ro1">
          <table:table-cell office:value-type="float" office:value="2648.444092">
            <text:p>2648,444092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64844">
            <text:p>0,264844</text:p>
          </table:table-cell>
          <table:table-cell office:value-type="float" office:value="-7.737059">
            <text:p>-7,737059</text:p>
          </table:table-cell>
          <table:table-cell table:number-columns-repeated="1019"/>
        </table:table-row>
        <table:table-row table:style-name="ro1">
          <table:table-cell office:value-type="float" office:value="2648.444092">
            <text:p>2648,444092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64844">
            <text:p>0,264844</text:p>
          </table:table-cell>
          <table:table-cell office:value-type="float" office:value="-7.756176">
            <text:p>-7,756176</text:p>
          </table:table-cell>
          <table:table-cell table:number-columns-repeated="1019"/>
        </table:table-row>
        <table:table-row table:style-name="ro1">
          <table:table-cell office:value-type="float" office:value="2654.69043">
            <text:p>2654,69043</text:p>
          </table:table-cell>
          <table:table-cell office:value-type="float" office:value="-0.003225">
            <text:p>-0,003225</text:p>
          </table:table-cell>
          <table:table-cell office:value-type="float" office:value="-0.003194">
            <text:p>-0,003194</text:p>
          </table:table-cell>
          <table:table-cell office:value-type="float" office:value="0.265469">
            <text:p>0,265469</text:p>
          </table:table-cell>
          <table:table-cell office:value-type="float" office:value="-7.756176">
            <text:p>-7,756176</text:p>
          </table:table-cell>
          <table:table-cell table:number-columns-repeated="1019"/>
        </table:table-row>
        <table:table-row table:style-name="ro1">
          <table:table-cell office:value-type="float" office:value="2660.936768">
            <text:p>2660,936768</text:p>
          </table:table-cell>
          <table:table-cell office:value-type="float" office:value="-0.003225">
            <text:p>-0,003225</text:p>
          </table:table-cell>
          <table:table-cell office:value-type="float" office:value="-0.003194">
            <text:p>-0,003194</text:p>
          </table:table-cell>
          <table:table-cell office:value-type="float" office:value="0.266094">
            <text:p>0,266094</text:p>
          </table:table-cell>
          <table:table-cell office:value-type="float" office:value="-7.774706">
            <text:p>-7,774706</text:p>
          </table:table-cell>
          <table:table-cell table:number-columns-repeated="1019"/>
        </table:table-row>
        <table:table-row table:style-name="ro1">
          <table:table-cell office:value-type="float" office:value="2660.936768">
            <text:p>2660,936768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266094">
            <text:p>0,266094</text:p>
          </table:table-cell>
          <table:table-cell office:value-type="float" office:value="-7.774706">
            <text:p>-7,774706</text:p>
          </table:table-cell>
          <table:table-cell table:number-columns-repeated="1019"/>
        </table:table-row>
        <table:table-row table:style-name="ro1">
          <table:table-cell office:value-type="float" office:value="2635.951416">
            <text:p>2635,951416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263595">
            <text:p>0,263595</text:p>
          </table:table-cell>
          <table:table-cell office:value-type="float" office:value="-7.794412">
            <text:p>-7,794412</text:p>
          </table:table-cell>
          <table:table-cell table:number-columns-repeated="1019"/>
        </table:table-row>
        <table:table-row table:style-name="ro1">
          <table:table-cell office:value-type="float" office:value="2635.951416">
            <text:p>2635,951416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263595">
            <text:p>0,263595</text:p>
          </table:table-cell>
          <table:table-cell office:value-type="float" office:value="-7.794412">
            <text:p>-7,794412</text:p>
          </table:table-cell>
          <table:table-cell table:number-columns-repeated="1019"/>
        </table:table-row>
        <table:table-row table:style-name="ro1">
          <table:table-cell office:value-type="float" office:value="2660.936768">
            <text:p>2660,936768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266094">
            <text:p>0,266094</text:p>
          </table:table-cell>
          <table:table-cell office:value-type="float" office:value="-7.813824">
            <text:p>-7,813824</text:p>
          </table:table-cell>
          <table:table-cell table:number-columns-repeated="1019"/>
        </table:table-row>
        <table:table-row table:style-name="ro1">
          <table:table-cell office:value-type="float" office:value="2660.936768">
            <text:p>2660,936768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266094">
            <text:p>0,266094</text:p>
          </table:table-cell>
          <table:table-cell office:value-type="float" office:value="-7.813824">
            <text:p>-7,813824</text:p>
          </table:table-cell>
          <table:table-cell table:number-columns-repeated="1019"/>
        </table:table-row>
        <table:table-row table:style-name="ro1">
          <table:table-cell office:value-type="float" office:value="2648.444092">
            <text:p>2648,44409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64844">
            <text:p>0,264844</text:p>
          </table:table-cell>
          <table:table-cell office:value-type="float" office:value="-7.833235">
            <text:p>-7,833235</text:p>
          </table:table-cell>
          <table:table-cell table:number-columns-repeated="1019"/>
        </table:table-row>
        <table:table-row table:style-name="ro1">
          <table:table-cell office:value-type="float" office:value="2648.444092">
            <text:p>2648,444092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64844">
            <text:p>0,264844</text:p>
          </table:table-cell>
          <table:table-cell office:value-type="float" office:value="-7.833235">
            <text:p>-7,833235</text:p>
          </table:table-cell>
          <table:table-cell table:number-columns-repeated="1019"/>
        </table:table-row>
        <table:table-row table:style-name="ro1">
          <table:table-cell office:value-type="float" office:value="2648.444092">
            <text:p>2648,444092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64844">
            <text:p>0,264844</text:p>
          </table:table-cell>
          <table:table-cell office:value-type="float" office:value="-7.852353">
            <text:p>-7,852353</text:p>
          </table:table-cell>
          <table:table-cell table:number-columns-repeated="1019"/>
        </table:table-row>
        <table:table-row table:style-name="ro1">
          <table:table-cell office:value-type="float" office:value="2648.444092">
            <text:p>2648,444092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64844">
            <text:p>0,264844</text:p>
          </table:table-cell>
          <table:table-cell office:value-type="float" office:value="-7.852353">
            <text:p>-7,852353</text:p>
          </table:table-cell>
          <table:table-cell table:number-columns-repeated="1019"/>
        </table:table-row>
        <table:table-row table:style-name="ro1">
          <table:table-cell office:value-type="float" office:value="2654.69043">
            <text:p>2654,69043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65469">
            <text:p>0,265469</text:p>
          </table:table-cell>
          <table:table-cell office:value-type="float" office:value="-7.870883">
            <text:p>-7,870883</text:p>
          </table:table-cell>
          <table:table-cell table:number-columns-repeated="1019"/>
        </table:table-row>
        <table:table-row table:style-name="ro1">
          <table:table-cell office:value-type="float" office:value="2654.69043">
            <text:p>2654,69043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65469">
            <text:p>0,265469</text:p>
          </table:table-cell>
          <table:table-cell office:value-type="float" office:value="-7.870883">
            <text:p>-7,870883</text:p>
          </table:table-cell>
          <table:table-cell table:number-columns-repeated="1019"/>
        </table:table-row>
        <table:table-row table:style-name="ro1">
          <table:table-cell office:value-type="float" office:value="2648.444092">
            <text:p>2648,444092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64844">
            <text:p>0,264844</text:p>
          </table:table-cell>
          <table:table-cell office:value-type="float" office:value="-7.890588">
            <text:p>-7,890588</text:p>
          </table:table-cell>
          <table:table-cell table:number-columns-repeated="1019"/>
        </table:table-row>
        <table:table-row table:style-name="ro1">
          <table:table-cell office:value-type="float" office:value="2648.444092">
            <text:p>2648,444092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64844">
            <text:p>0,264844</text:p>
          </table:table-cell>
          <table:table-cell office:value-type="float" office:value="-7.890588">
            <text:p>-7,890588</text:p>
          </table:table-cell>
          <table:table-cell table:number-columns-repeated="1019"/>
        </table:table-row>
        <table:table-row table:style-name="ro1">
          <table:table-cell office:value-type="float" office:value="2660.936768">
            <text:p>2660,936768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66094">
            <text:p>0,266094</text:p>
          </table:table-cell>
          <table:table-cell office:value-type="float" office:value="-7.910294">
            <text:p>-7,910294</text:p>
          </table:table-cell>
          <table:table-cell table:number-columns-repeated="1019"/>
        </table:table-row>
        <table:table-row table:style-name="ro1">
          <table:table-cell office:value-type="float" office:value="2660.936768">
            <text:p>2660,936768</text:p>
          </table:table-cell>
          <table:table-cell office:value-type="float" office:value="-0.003229">
            <text:p>-0,003229</text:p>
          </table:table-cell>
          <table:table-cell office:value-type="float" office:value="-0.003191">
            <text:p>-0,003191</text:p>
          </table:table-cell>
          <table:table-cell office:value-type="float" office:value="0.266094">
            <text:p>0,266094</text:p>
          </table:table-cell>
          <table:table-cell office:value-type="float" office:value="-7.910294">
            <text:p>-7,910294</text:p>
          </table:table-cell>
          <table:table-cell table:number-columns-repeated="1019"/>
        </table:table-row>
        <table:table-row table:style-name="ro1">
          <table:table-cell office:value-type="float" office:value="2673.429443">
            <text:p>2673,429443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267343">
            <text:p>0,267343</text:p>
          </table:table-cell>
          <table:table-cell office:value-type="float" office:value="-7.928823">
            <text:p>-7,928823</text:p>
          </table:table-cell>
          <table:table-cell table:number-columns-repeated="1019"/>
        </table:table-row>
        <table:table-row table:style-name="ro1">
          <table:table-cell office:value-type="float" office:value="2673.429443">
            <text:p>2673,429443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267343">
            <text:p>0,267343</text:p>
          </table:table-cell>
          <table:table-cell office:value-type="float" office:value="-7.928823">
            <text:p>-7,928823</text:p>
          </table:table-cell>
          <table:table-cell table:number-columns-repeated="1019"/>
        </table:table-row>
        <table:table-row table:style-name="ro1">
          <table:table-cell office:value-type="float" office:value="2648.444092">
            <text:p>2648,444092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264844">
            <text:p>0,264844</text:p>
          </table:table-cell>
          <table:table-cell office:value-type="float" office:value="-7.948823">
            <text:p>-7,948823</text:p>
          </table:table-cell>
          <table:table-cell table:number-columns-repeated="1019"/>
        </table:table-row>
        <table:table-row table:style-name="ro1">
          <table:table-cell office:value-type="float" office:value="2648.444092">
            <text:p>2648,444092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64844">
            <text:p>0,264844</text:p>
          </table:table-cell>
          <table:table-cell office:value-type="float" office:value="-7.967941">
            <text:p>-7,967941</text:p>
          </table:table-cell>
          <table:table-cell table:number-columns-repeated="1019"/>
        </table:table-row>
        <table:table-row table:style-name="ro1">
          <table:table-cell office:value-type="float" office:value="2667.183105">
            <text:p>2667,183105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66718">
            <text:p>0,266718</text:p>
          </table:table-cell>
          <table:table-cell office:value-type="float" office:value="-7.967941">
            <text:p>-7,967941</text:p>
          </table:table-cell>
          <table:table-cell table:number-columns-repeated="1019"/>
        </table:table-row>
        <table:table-row table:style-name="ro1">
          <table:table-cell office:value-type="float" office:value="2667.183105">
            <text:p>2667,183105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66718">
            <text:p>0,266718</text:p>
          </table:table-cell>
          <table:table-cell office:value-type="float" office:value="-7.987059">
            <text:p>-7,987059</text:p>
          </table:table-cell>
          <table:table-cell table:number-columns-repeated="1019"/>
        </table:table-row>
        <table:table-row table:style-name="ro1">
          <table:table-cell office:value-type="float" office:value="2660.936768">
            <text:p>2660,936768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66094">
            <text:p>0,266094</text:p>
          </table:table-cell>
          <table:table-cell office:value-type="float" office:value="-7.987059">
            <text:p>-7,987059</text:p>
          </table:table-cell>
          <table:table-cell table:number-columns-repeated="1019"/>
        </table:table-row>
        <table:table-row table:style-name="ro1">
          <table:table-cell office:value-type="float" office:value="2660.936768">
            <text:p>2660,936768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266094">
            <text:p>0,266094</text:p>
          </table:table-cell>
          <table:table-cell office:value-type="float" office:value="-8.006471">
            <text:p>-8,006471</text:p>
          </table:table-cell>
          <table:table-cell table:number-columns-repeated="1019"/>
        </table:table-row>
        <table:table-row table:style-name="ro1">
          <table:table-cell office:value-type="float" office:value="2673.429443">
            <text:p>2673,429443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67343">
            <text:p>0,267343</text:p>
          </table:table-cell>
          <table:table-cell office:value-type="float" office:value="-8.006471">
            <text:p>-8,006471</text:p>
          </table:table-cell>
          <table:table-cell table:number-columns-repeated="1019"/>
        </table:table-row>
        <table:table-row table:style-name="ro1">
          <table:table-cell office:value-type="float" office:value="2654.69043">
            <text:p>2654,69043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65469">
            <text:p>0,265469</text:p>
          </table:table-cell>
          <table:table-cell office:value-type="float" office:value="-8.025">
            <text:p>-8,025</text:p>
          </table:table-cell>
          <table:table-cell table:number-columns-repeated="1019"/>
        </table:table-row>
        <table:table-row table:style-name="ro1">
          <table:table-cell office:value-type="float" office:value="2654.69043">
            <text:p>2654,69043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65469">
            <text:p>0,265469</text:p>
          </table:table-cell>
          <table:table-cell office:value-type="float" office:value="-8.025">
            <text:p>-8,025</text:p>
          </table:table-cell>
          <table:table-cell table:number-columns-repeated="1019"/>
        </table:table-row>
        <table:table-row table:style-name="ro1">
          <table:table-cell office:value-type="float" office:value="2667.183105">
            <text:p>2667,183105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66718">
            <text:p>0,266718</text:p>
          </table:table-cell>
          <table:table-cell office:value-type="float" office:value="-8.044118">
            <text:p>-8,044118</text:p>
          </table:table-cell>
          <table:table-cell table:number-columns-repeated="1019"/>
        </table:table-row>
        <table:table-row table:style-name="ro1">
          <table:table-cell office:value-type="float" office:value="2667.183105">
            <text:p>2667,183105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66718">
            <text:p>0,266718</text:p>
          </table:table-cell>
          <table:table-cell office:value-type="float" office:value="-8.044118">
            <text:p>-8,044118</text:p>
          </table:table-cell>
          <table:table-cell table:number-columns-repeated="1019"/>
        </table:table-row>
        <table:table-row table:style-name="ro1">
          <table:table-cell office:value-type="float" office:value="2660.936768">
            <text:p>2660,936768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66094">
            <text:p>0,266094</text:p>
          </table:table-cell>
          <table:table-cell office:value-type="float" office:value="-8.063235">
            <text:p>-8,063235</text:p>
          </table:table-cell>
          <table:table-cell table:number-columns-repeated="1019"/>
        </table:table-row>
        <table:table-row table:style-name="ro1">
          <table:table-cell office:value-type="float" office:value="2660.936768">
            <text:p>2660,936768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66094">
            <text:p>0,266094</text:p>
          </table:table-cell>
          <table:table-cell office:value-type="float" office:value="-8.063235">
            <text:p>-8,063235</text:p>
          </table:table-cell>
          <table:table-cell table:number-columns-repeated="1019"/>
        </table:table-row>
        <table:table-row table:style-name="ro1">
          <table:table-cell office:value-type="float" office:value="2648.444092">
            <text:p>2648,444092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64844">
            <text:p>0,264844</text:p>
          </table:table-cell>
          <table:table-cell office:value-type="float" office:value="-8.082353">
            <text:p>-8,082353</text:p>
          </table:table-cell>
          <table:table-cell table:number-columns-repeated="1019"/>
        </table:table-row>
        <table:table-row table:style-name="ro1">
          <table:table-cell office:value-type="float" office:value="2648.444092">
            <text:p>2648,444092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264844">
            <text:p>0,264844</text:p>
          </table:table-cell>
          <table:table-cell office:value-type="float" office:value="-8.082353">
            <text:p>-8,082353</text:p>
          </table:table-cell>
          <table:table-cell table:number-columns-repeated="1019"/>
        </table:table-row>
        <table:table-row table:style-name="ro1">
          <table:table-cell office:value-type="float" office:value="2673.429443">
            <text:p>2673,429443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67343">
            <text:p>0,267343</text:p>
          </table:table-cell>
          <table:table-cell office:value-type="float" office:value="-8.101765">
            <text:p>-8,101765</text:p>
          </table:table-cell>
          <table:table-cell table:number-columns-repeated="1019"/>
        </table:table-row>
        <table:table-row table:style-name="ro1">
          <table:table-cell office:value-type="float" office:value="2673.429443">
            <text:p>2673,429443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267343">
            <text:p>0,267343</text:p>
          </table:table-cell>
          <table:table-cell office:value-type="float" office:value="-8.101765">
            <text:p>-8,101765</text:p>
          </table:table-cell>
          <table:table-cell table:number-columns-repeated="1019"/>
        </table:table-row>
        <table:table-row table:style-name="ro1">
          <table:table-cell office:value-type="float" office:value="2673.429443">
            <text:p>2673,429443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267343">
            <text:p>0,267343</text:p>
          </table:table-cell>
          <table:table-cell office:value-type="float" office:value="-8.120588">
            <text:p>-8,120588</text:p>
          </table:table-cell>
          <table:table-cell table:number-columns-repeated="1019"/>
        </table:table-row>
        <table:table-row table:style-name="ro1">
          <table:table-cell office:value-type="float" office:value="2673.429443">
            <text:p>2673,429443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267343">
            <text:p>0,267343</text:p>
          </table:table-cell>
          <table:table-cell office:value-type="float" office:value="-8.120588">
            <text:p>-8,120588</text:p>
          </table:table-cell>
          <table:table-cell table:number-columns-repeated="1019"/>
        </table:table-row>
        <table:table-row table:style-name="ro1">
          <table:table-cell office:value-type="float" office:value="2660.936768">
            <text:p>2660,936768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266094">
            <text:p>0,266094</text:p>
          </table:table-cell>
          <table:table-cell office:value-type="float" office:value="-8.140294">
            <text:p>-8,140294</text:p>
          </table:table-cell>
          <table:table-cell table:number-columns-repeated="1019"/>
        </table:table-row>
        <table:table-row table:style-name="ro1">
          <table:table-cell office:value-type="float" office:value="2660.936768">
            <text:p>2660,936768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66094">
            <text:p>0,266094</text:p>
          </table:table-cell>
          <table:table-cell office:value-type="float" office:value="-8.140294">
            <text:p>-8,140294</text:p>
          </table:table-cell>
          <table:table-cell table:number-columns-repeated="1019"/>
        </table:table-row>
        <table:table-row table:style-name="ro1">
          <table:table-cell office:value-type="float" office:value="2667.183105">
            <text:p>2667,183105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66718">
            <text:p>0,266718</text:p>
          </table:table-cell>
          <table:table-cell office:value-type="float" office:value="-8.161177">
            <text:p>-8,161177</text:p>
          </table:table-cell>
          <table:table-cell table:number-columns-repeated="1019"/>
        </table:table-row>
        <table:table-row table:style-name="ro1">
          <table:table-cell office:value-type="float" office:value="2667.183105">
            <text:p>2667,183105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266718">
            <text:p>0,266718</text:p>
          </table:table-cell>
          <table:table-cell office:value-type="float" office:value="-8.161177">
            <text:p>-8,161177</text:p>
          </table:table-cell>
          <table:table-cell table:number-columns-repeated="1019"/>
        </table:table-row>
        <table:table-row table:style-name="ro1">
          <table:table-cell office:value-type="float" office:value="2667.183105">
            <text:p>2667,183105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66718">
            <text:p>0,266718</text:p>
          </table:table-cell>
          <table:table-cell office:value-type="float" office:value="-8.180588">
            <text:p>-8,180588</text:p>
          </table:table-cell>
          <table:table-cell table:number-columns-repeated="1019"/>
        </table:table-row>
        <table:table-row table:style-name="ro1">
          <table:table-cell office:value-type="float" office:value="2667.183105">
            <text:p>2667,183105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266718">
            <text:p>0,266718</text:p>
          </table:table-cell>
          <table:table-cell office:value-type="float" office:value="-8.180588">
            <text:p>-8,180588</text:p>
          </table:table-cell>
          <table:table-cell table:number-columns-repeated="1019"/>
        </table:table-row>
        <table:table-row table:style-name="ro1">
          <table:table-cell office:value-type="float" office:value="2673.429443">
            <text:p>2673,42944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67343">
            <text:p>0,267343</text:p>
          </table:table-cell>
          <table:table-cell office:value-type="float" office:value="-8.199411">
            <text:p>-8,199411</text:p>
          </table:table-cell>
          <table:table-cell table:number-columns-repeated="1019"/>
        </table:table-row>
        <table:table-row table:style-name="ro1">
          <table:table-cell office:value-type="float" office:value="2673.429443">
            <text:p>2673,429443</text:p>
          </table:table-cell>
          <table:table-cell office:value-type="float" office:value="-0.003233">
            <text:p>-0,003233</text:p>
          </table:table-cell>
          <table:table-cell office:value-type="float" office:value="-0.003196">
            <text:p>-0,003196</text:p>
          </table:table-cell>
          <table:table-cell office:value-type="float" office:value="0.267343">
            <text:p>0,267343</text:p>
          </table:table-cell>
          <table:table-cell office:value-type="float" office:value="-8.199411">
            <text:p>-8,199411</text:p>
          </table:table-cell>
          <table:table-cell table:number-columns-repeated="1019"/>
        </table:table-row>
        <table:table-row table:style-name="ro1">
          <table:table-cell office:value-type="float" office:value="2667.183105">
            <text:p>2667,183105</text:p>
          </table:table-cell>
          <table:table-cell office:value-type="float" office:value="-0.003233">
            <text:p>-0,003233</text:p>
          </table:table-cell>
          <table:table-cell office:value-type="float" office:value="-0.003196">
            <text:p>-0,003196</text:p>
          </table:table-cell>
          <table:table-cell office:value-type="float" office:value="0.266718">
            <text:p>0,266718</text:p>
          </table:table-cell>
          <table:table-cell office:value-type="float" office:value="-8.218823">
            <text:p>-8,218823</text:p>
          </table:table-cell>
          <table:table-cell table:number-columns-repeated="1019"/>
        </table:table-row>
        <table:table-row table:style-name="ro1">
          <table:table-cell office:value-type="float" office:value="2667.183105">
            <text:p>2667,183105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66718">
            <text:p>0,266718</text:p>
          </table:table-cell>
          <table:table-cell office:value-type="float" office:value="-8.237941">
            <text:p>-8,237941</text:p>
          </table:table-cell>
          <table:table-cell table:number-columns-repeated="1019"/>
        </table:table-row>
        <table:table-row table:style-name="ro1">
          <table:table-cell office:value-type="float" office:value="2673.429443">
            <text:p>2673,429443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67343">
            <text:p>0,267343</text:p>
          </table:table-cell>
          <table:table-cell office:value-type="float" office:value="-8.237941">
            <text:p>-8,237941</text:p>
          </table:table-cell>
          <table:table-cell table:number-columns-repeated="1019"/>
        </table:table-row>
        <table:table-row table:style-name="ro1">
          <table:table-cell office:value-type="float" office:value="2673.429443">
            <text:p>2673,429443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67343">
            <text:p>0,267343</text:p>
          </table:table-cell>
          <table:table-cell office:value-type="float" office:value="-8.257059">
            <text:p>-8,257059</text:p>
          </table:table-cell>
          <table:table-cell table:number-columns-repeated="1019"/>
        </table:table-row>
        <table:table-row table:style-name="ro1">
          <table:table-cell office:value-type="float" office:value="2667.183105">
            <text:p>2667,183105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66718">
            <text:p>0,266718</text:p>
          </table:table-cell>
          <table:table-cell office:value-type="float" office:value="-8.257059">
            <text:p>-8,257059</text:p>
          </table:table-cell>
          <table:table-cell table:number-columns-repeated="1019"/>
        </table:table-row>
        <table:table-row table:style-name="ro1">
          <table:table-cell office:value-type="float" office:value="2667.183105">
            <text:p>2667,183105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66718">
            <text:p>0,266718</text:p>
          </table:table-cell>
          <table:table-cell office:value-type="float" office:value="-8.27647">
            <text:p>-8,27647</text:p>
          </table:table-cell>
          <table:table-cell table:number-columns-repeated="1019"/>
        </table:table-row>
        <table:table-row table:style-name="ro1">
          <table:table-cell office:value-type="float" office:value="2660.936768">
            <text:p>2660,936768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66094">
            <text:p>0,266094</text:p>
          </table:table-cell>
          <table:table-cell office:value-type="float" office:value="-8.27647">
            <text:p>-8,27647</text:p>
          </table:table-cell>
          <table:table-cell table:number-columns-repeated="1019"/>
        </table:table-row>
        <table:table-row table:style-name="ro1">
          <table:table-cell office:value-type="float" office:value="2679.675781">
            <text:p>2679,675781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67968">
            <text:p>0,267968</text:p>
          </table:table-cell>
          <table:table-cell office:value-type="float" office:value="-8.295">
            <text:p>-8,295</text:p>
          </table:table-cell>
          <table:table-cell table:number-columns-repeated="1019"/>
        </table:table-row>
        <table:table-row table:style-name="ro1">
          <table:table-cell office:value-type="float" office:value="2679.675781">
            <text:p>2679,675781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67968">
            <text:p>0,267968</text:p>
          </table:table-cell>
          <table:table-cell office:value-type="float" office:value="-8.295">
            <text:p>-8,295</text:p>
          </table:table-cell>
          <table:table-cell table:number-columns-repeated="1019"/>
        </table:table-row>
        <table:table-row table:style-name="ro1">
          <table:table-cell office:value-type="float" office:value="2679.675781">
            <text:p>2679,675781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67968">
            <text:p>0,267968</text:p>
          </table:table-cell>
          <table:table-cell office:value-type="float" office:value="-8.314412">
            <text:p>-8,314412</text:p>
          </table:table-cell>
          <table:table-cell table:number-columns-repeated="1019"/>
        </table:table-row>
        <table:table-row table:style-name="ro1">
          <table:table-cell office:value-type="float" office:value="2679.675781">
            <text:p>2679,675781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67968">
            <text:p>0,267968</text:p>
          </table:table-cell>
          <table:table-cell office:value-type="float" office:value="-8.314412">
            <text:p>-8,314412</text:p>
          </table:table-cell>
          <table:table-cell table:number-columns-repeated="1019"/>
        </table:table-row>
        <table:table-row table:style-name="ro1">
          <table:table-cell office:value-type="float" office:value="2679.675781">
            <text:p>2679,675781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267968">
            <text:p>0,267968</text:p>
          </table:table-cell>
          <table:table-cell office:value-type="float" office:value="-8.333823">
            <text:p>-8,333823</text:p>
          </table:table-cell>
          <table:table-cell table:number-columns-repeated="1019"/>
        </table:table-row>
        <table:table-row table:style-name="ro1">
          <table:table-cell office:value-type="float" office:value="2679.675781">
            <text:p>2679,675781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267968">
            <text:p>0,267968</text:p>
          </table:table-cell>
          <table:table-cell office:value-type="float" office:value="-8.333823">
            <text:p>-8,333823</text:p>
          </table:table-cell>
          <table:table-cell table:number-columns-repeated="1019"/>
        </table:table-row>
        <table:table-row table:style-name="ro1">
          <table:table-cell office:value-type="float" office:value="2673.429443">
            <text:p>2673,429443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267343">
            <text:p>0,267343</text:p>
          </table:table-cell>
          <table:table-cell office:value-type="float" office:value="-8.352647">
            <text:p>-8,352647</text:p>
          </table:table-cell>
          <table:table-cell table:number-columns-repeated="1019"/>
        </table:table-row>
        <table:table-row table:style-name="ro1">
          <table:table-cell office:value-type="float" office:value="2673.429443">
            <text:p>2673,429443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267343">
            <text:p>0,267343</text:p>
          </table:table-cell>
          <table:table-cell office:value-type="float" office:value="-8.352647">
            <text:p>-8,352647</text:p>
          </table:table-cell>
          <table:table-cell table:number-columns-repeated="1019"/>
        </table:table-row>
        <table:table-row table:style-name="ro1">
          <table:table-cell office:value-type="float" office:value="2667.183105">
            <text:p>2667,183105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266718">
            <text:p>0,266718</text:p>
          </table:table-cell>
          <table:table-cell office:value-type="float" office:value="-8.372059">
            <text:p>-8,372059</text:p>
          </table:table-cell>
          <table:table-cell table:number-columns-repeated="1019"/>
        </table:table-row>
        <table:table-row table:style-name="ro1">
          <table:table-cell office:value-type="float" office:value="2667.183105">
            <text:p>2667,183105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66718">
            <text:p>0,266718</text:p>
          </table:table-cell>
          <table:table-cell office:value-type="float" office:value="-8.372059">
            <text:p>-8,372059</text:p>
          </table:table-cell>
          <table:table-cell table:number-columns-repeated="1019"/>
        </table:table-row>
        <table:table-row table:style-name="ro1">
          <table:table-cell office:value-type="float" office:value="2673.429443">
            <text:p>2673,429443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67343">
            <text:p>0,267343</text:p>
          </table:table-cell>
          <table:table-cell office:value-type="float" office:value="-8.390882">
            <text:p>-8,390882</text:p>
          </table:table-cell>
          <table:table-cell table:number-columns-repeated="1019"/>
        </table:table-row>
        <table:table-row table:style-name="ro1">
          <table:table-cell office:value-type="float" office:value="2673.429443">
            <text:p>2673,42944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67343">
            <text:p>0,267343</text:p>
          </table:table-cell>
          <table:table-cell office:value-type="float" office:value="-8.390882">
            <text:p>-8,390882</text:p>
          </table:table-cell>
          <table:table-cell table:number-columns-repeated="1019"/>
        </table:table-row>
        <table:table-row table:style-name="ro1">
          <table:table-cell office:value-type="float" office:value="2660.936768">
            <text:p>2660,936768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66094">
            <text:p>0,266094</text:p>
          </table:table-cell>
          <table:table-cell office:value-type="float" office:value="-8.41">
            <text:p>-8,41</text:p>
          </table:table-cell>
          <table:table-cell table:number-columns-repeated="1019"/>
        </table:table-row>
        <table:table-row table:style-name="ro1">
          <table:table-cell office:value-type="float" office:value="2660.936768">
            <text:p>2660,936768</text:p>
          </table:table-cell>
          <table:table-cell office:value-type="float" office:value="-0.00323">
            <text:p>-0,00323</text:p>
          </table:table-cell>
          <table:table-cell office:value-type="float" office:value="-0.003193">
            <text:p>-0,003193</text:p>
          </table:table-cell>
          <table:table-cell office:value-type="float" office:value="0.266094">
            <text:p>0,266094</text:p>
          </table:table-cell>
          <table:table-cell office:value-type="float" office:value="-8.41">
            <text:p>-8,41</text:p>
          </table:table-cell>
          <table:table-cell table:number-columns-repeated="1019"/>
        </table:table-row>
        <table:table-row table:style-name="ro1">
          <table:table-cell office:value-type="float" office:value="2667.183105">
            <text:p>2667,183105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66718">
            <text:p>0,266718</text:p>
          </table:table-cell>
          <table:table-cell office:value-type="float" office:value="-8.429117">
            <text:p>-8,429117</text:p>
          </table:table-cell>
          <table:table-cell table:number-columns-repeated="1019"/>
        </table:table-row>
        <table:table-row table:style-name="ro1">
          <table:table-cell office:value-type="float" office:value="2667.183105">
            <text:p>2667,183105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266718">
            <text:p>0,266718</text:p>
          </table:table-cell>
          <table:table-cell office:value-type="float" office:value="-8.429117">
            <text:p>-8,429117</text:p>
          </table:table-cell>
          <table:table-cell table:number-columns-repeated="1019"/>
        </table:table-row>
        <table:table-row table:style-name="ro1">
          <table:table-cell office:value-type="float" office:value="2667.183105">
            <text:p>2667,183105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266718">
            <text:p>0,266718</text:p>
          </table:table-cell>
          <table:table-cell office:value-type="float" office:value="-8.448824">
            <text:p>-8,448824</text:p>
          </table:table-cell>
          <table:table-cell table:number-columns-repeated="1019"/>
        </table:table-row>
        <table:table-row table:style-name="ro1">
          <table:table-cell office:value-type="float" office:value="2667.183105">
            <text:p>2667,183105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266718">
            <text:p>0,266718</text:p>
          </table:table-cell>
          <table:table-cell office:value-type="float" office:value="-8.467941">
            <text:p>-8,467941</text:p>
          </table:table-cell>
          <table:table-cell table:number-columns-repeated="1019"/>
        </table:table-row>
        <table:table-row table:style-name="ro1">
          <table:table-cell office:value-type="float" office:value="399.765137">
            <text:p>399,765137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39977">
            <text:p>0,039977</text:p>
          </table:table-cell>
          <table:table-cell office:value-type="float" office:value="-8.467941">
            <text:p>-8,467941</text:p>
          </table:table-cell>
          <table:table-cell table:number-columns-repeated="1019"/>
        </table:table-row>
        <table:table-row table:style-name="ro1">
          <table:table-cell office:value-type="float" office:value="399.765137">
            <text:p>399,765137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39977">
            <text:p>0,039977</text:p>
          </table:table-cell>
          <table:table-cell office:value-type="float" office:value="-8.487059">
            <text:p>-8,487059</text:p>
          </table:table-cell>
          <table:table-cell table:number-columns-repeated="1019"/>
        </table:table-row>
        <table:table-row table:style-name="ro1">
          <table:table-cell office:value-type="float" office:value="68.709633">
            <text:p>68,709633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06871">
            <text:p>0,006871</text:p>
          </table:table-cell>
          <table:table-cell office:value-type="float" office:value="-8.487059">
            <text:p>-8,487059</text:p>
          </table:table-cell>
          <table:table-cell table:number-columns-repeated="1019"/>
        </table:table-row>
        <table:table-row table:style-name="ro1">
          <table:table-cell office:value-type="float" office:value="68.709633">
            <text:p>68,709633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06871">
            <text:p>0,006871</text:p>
          </table:table-cell>
          <table:table-cell office:value-type="float" office:value="-8.506471">
            <text:p>-8,506471</text:p>
          </table:table-cell>
          <table:table-cell table:number-columns-repeated="1019"/>
        </table:table-row>
        <table:table-row table:style-name="ro1">
          <table:table-cell office:value-type="float" office:value="37.477982">
            <text:p>37,477982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03748">
            <text:p>0,003748</text:p>
          </table:table-cell>
          <table:table-cell office:value-type="float" office:value="-8.506471">
            <text:p>-8,506471</text:p>
          </table:table-cell>
          <table:table-cell table:number-columns-repeated="1019"/>
        </table:table-row>
        <table:table-row table:style-name="ro1">
          <table:table-cell office:value-type="float" office:value="24.985321">
            <text:p>24,985321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02499">
            <text:p>0,002499</text:p>
          </table:table-cell>
          <table:table-cell office:value-type="float" office:value="-8.525294">
            <text:p>-8,525294</text:p>
          </table:table-cell>
          <table:table-cell table:number-columns-repeated="1019"/>
        </table:table-row>
        <table:table-row table:style-name="ro1">
          <table:table-cell office:value-type="float" office:value="24.985321">
            <text:p>24,985321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02499">
            <text:p>0,002499</text:p>
          </table:table-cell>
          <table:table-cell office:value-type="float" office:value="-8.525294">
            <text:p>-8,525294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01249">
            <text:p>0,001249</text:p>
          </table:table-cell>
          <table:table-cell office:value-type="float" office:value="-8.544118">
            <text:p>-8,544118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3">
            <text:p>-0,00323</text:p>
          </table:table-cell>
          <table:table-cell office:value-type="float" office:value="-0.003191">
            <text:p>-0,003191</text:p>
          </table:table-cell>
          <table:table-cell office:value-type="float" office:value="0.001249">
            <text:p>0,001249</text:p>
          </table:table-cell>
          <table:table-cell office:value-type="float" office:value="-8.544118">
            <text:p>-8,544118</text:p>
          </table:table-cell>
          <table:table-cell table:number-columns-repeated="1019"/>
        </table:table-row>
        <table:table-row table:style-name="ro1">
          <table:table-cell office:value-type="float" office:value="24.985321">
            <text:p>24,985321</text:p>
          </table:table-cell>
          <table:table-cell office:value-type="float" office:value="-0.003231">
            <text:p>-0,003231</text:p>
          </table:table-cell>
          <table:table-cell office:value-type="float" office:value="-0.003194">
            <text:p>-0,003194</text:p>
          </table:table-cell>
          <table:table-cell office:value-type="float" office:value="0.002499">
            <text:p>0,002499</text:p>
          </table:table-cell>
          <table:table-cell office:value-type="float" office:value="-8.563824">
            <text:p>-8,563824</text:p>
          </table:table-cell>
          <table:table-cell table:number-columns-repeated="1019"/>
        </table:table-row>
        <table:table-row table:style-name="ro1">
          <table:table-cell office:value-type="float" office:value="24.985321">
            <text:p>24,985321</text:p>
          </table:table-cell>
          <table:table-cell office:value-type="float" office:value="-0.003231">
            <text:p>-0,003231</text:p>
          </table:table-cell>
          <table:table-cell office:value-type="float" office:value="-0.003194">
            <text:p>-0,003194</text:p>
          </table:table-cell>
          <table:table-cell office:value-type="float" office:value="0.002499">
            <text:p>0,002499</text:p>
          </table:table-cell>
          <table:table-cell office:value-type="float" office:value="-8.563824">
            <text:p>-8,563824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01249">
            <text:p>0,001249</text:p>
          </table:table-cell>
          <table:table-cell office:value-type="float" office:value="-8.582647">
            <text:p>-8,582647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01249">
            <text:p>0,001249</text:p>
          </table:table-cell>
          <table:table-cell office:value-type="float" office:value="-8.582647">
            <text:p>-8,582647</text:p>
          </table:table-cell>
          <table:table-cell table:number-columns-repeated="1019"/>
        </table:table-row>
        <table:table-row table:style-name="ro1">
          <table:table-cell office:value-type="float" office:value="18.738991">
            <text:p>18,738991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01874">
            <text:p>0,001874</text:p>
          </table:table-cell>
          <table:table-cell office:value-type="float" office:value="-8.601765">
            <text:p>-8,601765</text:p>
          </table:table-cell>
          <table:table-cell table:number-columns-repeated="1019"/>
        </table:table-row>
        <table:table-row table:style-name="ro1">
          <table:table-cell office:value-type="float" office:value="18.738991">
            <text:p>18,738991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01874">
            <text:p>0,001874</text:p>
          </table:table-cell>
          <table:table-cell office:value-type="float" office:value="-8.601765">
            <text:p>-8,601765</text:p>
          </table:table-cell>
          <table:table-cell table:number-columns-repeated="1019"/>
        </table:table-row>
        <table:table-row table:style-name="ro1">
          <table:table-cell office:value-type="float" office:value="18.738991">
            <text:p>18,738991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01874">
            <text:p>0,001874</text:p>
          </table:table-cell>
          <table:table-cell office:value-type="float" office:value="-8.620588">
            <text:p>-8,620588</text:p>
          </table:table-cell>
          <table:table-cell table:number-columns-repeated="1019"/>
        </table:table-row>
        <table:table-row table:style-name="ro1">
          <table:table-cell office:value-type="float" office:value="18.738991">
            <text:p>18,738991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01874">
            <text:p>0,001874</text:p>
          </table:table-cell>
          <table:table-cell office:value-type="float" office:value="-8.620588">
            <text:p>-8,620588</text:p>
          </table:table-cell>
          <table:table-cell table:number-columns-repeated="1019"/>
        </table:table-row>
        <table:table-row table:style-name="ro1">
          <table:table-cell office:value-type="float" office:value="18.738991">
            <text:p>18,738991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01874">
            <text:p>0,001874</text:p>
          </table:table-cell>
          <table:table-cell office:value-type="float" office:value="-8.640294">
            <text:p>-8,640294</text:p>
          </table:table-cell>
          <table:table-cell table:number-columns-repeated="1019"/>
        </table:table-row>
        <table:table-row table:style-name="ro1">
          <table:table-cell office:value-type="float" office:value="18.738991">
            <text:p>18,738991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01874">
            <text:p>0,001874</text:p>
          </table:table-cell>
          <table:table-cell office:value-type="float" office:value="-8.640294">
            <text:p>-8,640294</text:p>
          </table:table-cell>
          <table:table-cell table:number-columns-repeated="1019"/>
        </table:table-row>
        <table:table-row table:style-name="ro1">
          <table:table-cell office:value-type="float" office:value="18.738991">
            <text:p>18,738991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001874">
            <text:p>0,001874</text:p>
          </table:table-cell>
          <table:table-cell office:value-type="float" office:value="-8.660295">
            <text:p>-8,660295</text:p>
          </table:table-cell>
          <table:table-cell table:number-columns-repeated="1019"/>
        </table:table-row>
        <table:table-row table:style-name="ro1">
          <table:table-cell office:value-type="float" office:value="18.738991">
            <text:p>18,738991</text:p>
          </table:table-cell>
          <table:table-cell office:value-type="float" office:value="-0.003231">
            <text:p>-0,003231</text:p>
          </table:table-cell>
          <table:table-cell office:value-type="float" office:value="-0.003194">
            <text:p>-0,003194</text:p>
          </table:table-cell>
          <table:table-cell office:value-type="float" office:value="0.001874">
            <text:p>0,001874</text:p>
          </table:table-cell>
          <table:table-cell office:value-type="float" office:value="-8.660295">
            <text:p>-8,660295</text:p>
          </table:table-cell>
          <table:table-cell table:number-columns-repeated="1019"/>
        </table:table-row>
        <table:table-row table:style-name="ro1">
          <table:table-cell office:value-type="float" office:value="18.738991">
            <text:p>18,738991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01874">
            <text:p>0,001874</text:p>
          </table:table-cell>
          <table:table-cell office:value-type="float" office:value="-8.68">
            <text:p>-8,68</text:p>
          </table:table-cell>
          <table:table-cell table:number-columns-repeated="1019"/>
        </table:table-row>
        <table:table-row table:style-name="ro1">
          <table:table-cell office:value-type="float" office:value="18.738991">
            <text:p>18,738991</text:p>
          </table:table-cell>
          <table:table-cell office:value-type="float" office:value="-0.00323">
            <text:p>-0,00323</text:p>
          </table:table-cell>
          <table:table-cell office:value-type="float" office:value="-0.00319">
            <text:p>-0,00319</text:p>
          </table:table-cell>
          <table:table-cell office:value-type="float" office:value="0.001874">
            <text:p>0,001874</text:p>
          </table:table-cell>
          <table:table-cell office:value-type="float" office:value="-8.68">
            <text:p>-8,68</text:p>
          </table:table-cell>
          <table:table-cell table:number-columns-repeated="1019"/>
        </table:table-row>
        <table:table-row table:style-name="ro1">
          <table:table-cell office:value-type="float" office:value="31.231651">
            <text:p>31,231651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03123">
            <text:p>0,003123</text:p>
          </table:table-cell>
          <table:table-cell office:value-type="float" office:value="-8.698529">
            <text:p>-8,698529</text:p>
          </table:table-cell>
          <table:table-cell table:number-columns-repeated="1019"/>
        </table:table-row>
        <table:table-row table:style-name="ro1">
          <table:table-cell office:value-type="float" office:value="31.231651">
            <text:p>31,231651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03123">
            <text:p>0,003123</text:p>
          </table:table-cell>
          <table:table-cell office:value-type="float" office:value="-8.717941">
            <text:p>-8,717941</text:p>
          </table:table-cell>
          <table:table-cell table:number-columns-repeated="1019"/>
        </table:table-row>
        <table:table-row table:style-name="ro1">
          <table:table-cell office:value-type="float" office:value="24.985321">
            <text:p>24,985321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002499">
            <text:p>0,002499</text:p>
          </table:table-cell>
          <table:table-cell office:value-type="float" office:value="-8.717941">
            <text:p>-8,717941</text:p>
          </table:table-cell>
          <table:table-cell table:number-columns-repeated="1019"/>
        </table:table-row>
        <table:table-row table:style-name="ro1">
          <table:table-cell office:value-type="float" office:value="24.985321">
            <text:p>24,985321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02499">
            <text:p>0,002499</text:p>
          </table:table-cell>
          <table:table-cell office:value-type="float" office:value="-8.73647">
            <text:p>-8,73647</text:p>
          </table:table-cell>
          <table:table-cell table:number-columns-repeated="1019"/>
        </table:table-row>
        <table:table-row table:style-name="ro1">
          <table:table-cell office:value-type="float" office:value="18.738991">
            <text:p>18,738991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01874">
            <text:p>0,001874</text:p>
          </table:table-cell>
          <table:table-cell office:value-type="float" office:value="-8.73647">
            <text:p>-8,73647</text:p>
          </table:table-cell>
          <table:table-cell table:number-columns-repeated="1019"/>
        </table:table-row>
        <table:table-row table:style-name="ro1">
          <table:table-cell office:value-type="float" office:value="18.738991">
            <text:p>18,738991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01874">
            <text:p>0,001874</text:p>
          </table:table-cell>
          <table:table-cell office:value-type="float" office:value="-8.755589">
            <text:p>-8,755589</text:p>
          </table:table-cell>
          <table:table-cell table:number-columns-repeated="1019"/>
        </table:table-row>
        <table:table-row table:style-name="ro1">
          <table:table-cell office:value-type="float" office:value="18.738991">
            <text:p>18,738991</text:p>
          </table:table-cell>
          <table:table-cell office:value-type="float" office:value="-0.003231">
            <text:p>-0,003231</text:p>
          </table:table-cell>
          <table:table-cell office:value-type="float" office:value="-0.003194">
            <text:p>-0,003194</text:p>
          </table:table-cell>
          <table:table-cell office:value-type="float" office:value="0.001874">
            <text:p>0,001874</text:p>
          </table:table-cell>
          <table:table-cell office:value-type="float" office:value="-8.755589">
            <text:p>-8,755589</text:p>
          </table:table-cell>
          <table:table-cell table:number-columns-repeated="1019"/>
        </table:table-row>
        <table:table-row table:style-name="ro1">
          <table:table-cell office:value-type="float" office:value="24.985321">
            <text:p>24,985321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02499">
            <text:p>0,002499</text:p>
          </table:table-cell>
          <table:table-cell office:value-type="float" office:value="-8.774706">
            <text:p>-8,774706</text:p>
          </table:table-cell>
          <table:table-cell table:number-columns-repeated="1019"/>
        </table:table-row>
        <table:table-row table:style-name="ro1">
          <table:table-cell office:value-type="float" office:value="24.985321">
            <text:p>24,985321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02499">
            <text:p>0,002499</text:p>
          </table:table-cell>
          <table:table-cell office:value-type="float" office:value="-8.774706">
            <text:p>-8,774706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01249">
            <text:p>0,001249</text:p>
          </table:table-cell>
          <table:table-cell office:value-type="float" office:value="-8.794118">
            <text:p>-8,794118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25">
            <text:p>-0,003225</text:p>
          </table:table-cell>
          <table:table-cell office:value-type="float" office:value="-0.003193">
            <text:p>-0,003193</text:p>
          </table:table-cell>
          <table:table-cell office:value-type="float" office:value="0.001249">
            <text:p>0,001249</text:p>
          </table:table-cell>
          <table:table-cell office:value-type="float" office:value="-8.794118">
            <text:p>-8,794118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01249">
            <text:p>0,001249</text:p>
          </table:table-cell>
          <table:table-cell office:value-type="float" office:value="-8.813235">
            <text:p>-8,813235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001249">
            <text:p>0,001249</text:p>
          </table:table-cell>
          <table:table-cell office:value-type="float" office:value="-8.813235">
            <text:p>-8,813235</text:p>
          </table:table-cell>
          <table:table-cell table:number-columns-repeated="1019"/>
        </table:table-row>
        <table:table-row table:style-name="ro1">
          <table:table-cell office:value-type="float" office:value="6.24633">
            <text:p>6,24633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00625">
            <text:p>0,000625</text:p>
          </table:table-cell>
          <table:table-cell office:value-type="float" office:value="-8.832647">
            <text:p>-8,832647</text:p>
          </table:table-cell>
          <table:table-cell table:number-columns-repeated="1019"/>
        </table:table-row>
        <table:table-row table:style-name="ro1">
          <table:table-cell office:value-type="float" office:value="6.24633">
            <text:p>6,24633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000625">
            <text:p>0,000625</text:p>
          </table:table-cell>
          <table:table-cell office:value-type="float" office:value="-8.832647">
            <text:p>-8,832647</text:p>
          </table:table-cell>
          <table:table-cell table:number-columns-repeated="1019"/>
        </table:table-row>
        <table:table-row table:style-name="ro1">
          <table:table-cell office:value-type="float" office:value="18.738991">
            <text:p>18,738991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01874">
            <text:p>0,001874</text:p>
          </table:table-cell>
          <table:table-cell office:value-type="float" office:value="-8.852058">
            <text:p>-8,852058</text:p>
          </table:table-cell>
          <table:table-cell table:number-columns-repeated="1019"/>
        </table:table-row>
        <table:table-row table:style-name="ro1">
          <table:table-cell office:value-type="float" office:value="18.738991">
            <text:p>18,738991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01874">
            <text:p>0,001874</text:p>
          </table:table-cell>
          <table:table-cell office:value-type="float" office:value="-8.852058">
            <text:p>-8,852058</text:p>
          </table:table-cell>
          <table:table-cell table:number-columns-repeated="1019"/>
        </table:table-row>
        <table:table-row table:style-name="ro1">
          <table:table-cell office:value-type="float" office:value="24.985321">
            <text:p>24,985321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02499">
            <text:p>0,002499</text:p>
          </table:table-cell>
          <table:table-cell office:value-type="float" office:value="-8.875588">
            <text:p>-8,875588</text:p>
          </table:table-cell>
          <table:table-cell table:number-columns-repeated="1019"/>
        </table:table-row>
        <table:table-row table:style-name="ro1">
          <table:table-cell office:value-type="float" office:value="24.985321">
            <text:p>24,985321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02499">
            <text:p>0,002499</text:p>
          </table:table-cell>
          <table:table-cell office:value-type="float" office:value="-8.875588">
            <text:p>-8,875588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01249">
            <text:p>0,001249</text:p>
          </table:table-cell>
          <table:table-cell office:value-type="float" office:value="-8.894706">
            <text:p>-8,894706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001249">
            <text:p>0,001249</text:p>
          </table:table-cell>
          <table:table-cell office:value-type="float" office:value="-8.894706">
            <text:p>-8,894706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01249">
            <text:p>0,001249</text:p>
          </table:table-cell>
          <table:table-cell office:value-type="float" office:value="-8.913529">
            <text:p>-8,913529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01249">
            <text:p>0,001249</text:p>
          </table:table-cell>
          <table:table-cell office:value-type="float" office:value="-8.913529">
            <text:p>-8,913529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01249">
            <text:p>0,001249</text:p>
          </table:table-cell>
          <table:table-cell office:value-type="float" office:value="-8.932353">
            <text:p>-8,932353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01249">
            <text:p>0,001249</text:p>
          </table:table-cell>
          <table:table-cell office:value-type="float" office:value="-8.932353">
            <text:p>-8,932353</text:p>
          </table:table-cell>
          <table:table-cell table:number-columns-repeated="1019"/>
        </table:table-row>
        <table:table-row table:style-name="ro1">
          <table:table-cell office:value-type="float" office:value="6.24633">
            <text:p>6,24633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00625">
            <text:p>0,000625</text:p>
          </table:table-cell>
          <table:table-cell office:value-type="float" office:value="-8.951765">
            <text:p>-8,951765</text:p>
          </table:table-cell>
          <table:table-cell table:number-columns-repeated="1019"/>
        </table:table-row>
        <table:table-row table:style-name="ro1">
          <table:table-cell office:value-type="float" office:value="6.24633">
            <text:p>6,24633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00625">
            <text:p>0,000625</text:p>
          </table:table-cell>
          <table:table-cell office:value-type="float" office:value="-8.951765">
            <text:p>-8,951765</text:p>
          </table:table-cell>
          <table:table-cell table:number-columns-repeated="1019"/>
        </table:table-row>
        <table:table-row table:style-name="ro1">
          <table:table-cell office:value-type="float" office:value="6.24633">
            <text:p>6,24633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00625">
            <text:p>0,000625</text:p>
          </table:table-cell>
          <table:table-cell office:value-type="float" office:value="-8.970882">
            <text:p>-8,970882</text:p>
          </table:table-cell>
          <table:table-cell table:number-columns-repeated="1019"/>
        </table:table-row>
        <table:table-row table:style-name="ro1">
          <table:table-cell office:value-type="float" office:value="6.24633">
            <text:p>6,24633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00625">
            <text:p>0,000625</text:p>
          </table:table-cell>
          <table:table-cell office:value-type="float" office:value="-8.970882">
            <text:p>-8,970882</text:p>
          </table:table-cell>
          <table:table-cell table:number-columns-repeated="1019"/>
        </table:table-row>
        <table:table-row table:style-name="ro1">
          <table:table-cell office:value-type="float" office:value="6.24633">
            <text:p>6,24633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00625">
            <text:p>0,000625</text:p>
          </table:table-cell>
          <table:table-cell office:value-type="float" office:value="-8.970589">
            <text:p>-8,970589</text:p>
          </table:table-cell>
          <table:table-cell table:number-columns-repeated="1019"/>
        </table:table-row>
        <table:table-row table:style-name="ro1">
          <table:table-cell office:value-type="float" office:value="6.24633">
            <text:p>6,24633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00625">
            <text:p>0,000625</text:p>
          </table:table-cell>
          <table:table-cell office:value-type="float" office:value="-8.970589">
            <text:p>-8,970589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01249">
            <text:p>0,001249</text:p>
          </table:table-cell>
          <table:table-cell office:value-type="float" office:value="-8.970294">
            <text:p>-8,970294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01249">
            <text:p>0,001249</text:p>
          </table:table-cell>
          <table:table-cell office:value-type="float" office:value="-8.970294">
            <text:p>-8,970294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01249">
            <text:p>0,001249</text:p>
          </table:table-cell>
          <table:table-cell office:value-type="float" office:value="-8.970294">
            <text:p>-8,970294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01249">
            <text:p>0,001249</text:p>
          </table:table-cell>
          <table:table-cell office:value-type="float" office:value="-8.970294">
            <text:p>-8,970294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">
            <text:p>0</text:p>
          </table:table-cell>
          <table:table-cell office:value-type="float" office:value="-8.970294">
            <text:p>-8,970294</text:p>
          </table:table-cell>
          <table:table-cell table:number-columns-repeated="1019"/>
        </table:table-row>
        <table:table-row table:style-name="ro1" table:number-rows-repeated="10476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31T23:24:23.21</dc:date>
    <meta:document-statistic meta:table-count="1" meta:cell-count="4662" meta:object-count="0"/>
    <meta:generator>LibreOffice/4.0.4.2$Windows_x86 LibreOffice_project/9e9821abd0ffdbc09cd8c52eaa574fa09eb08f2</meta:generator>
  </office:meta>
</office:document-meta>
</file>